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Pictures/20000007000041A2000018E9C71AB013.svm"/>
  <manifest:file-entry manifest:media-type="" manifest:full-path="Pictures/2000000700003FAB000020F9C1FF4D4C.svm"/>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8.934cm" fo:margin-left="3.159cm" fo:margin-right="3.828cm" table:align="margins"/>
    </style:style>
    <style:style style:name="Table1.A" style:family="table-column">
      <style:table-column-properties style:column-width="2.605cm" style:rel-column-width="19110*"/>
    </style:style>
    <style:style style:name="Table1.B" style:family="table-column">
      <style:table-column-properties style:column-width="3.704cm" style:rel-column-width="27171*"/>
    </style:style>
    <style:style style:name="Table1.C" style:family="table-column">
      <style:table-column-properties style:column-width="2.625cm" style:rel-column-width="1925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2" style:family="table">
      <style:table-properties style:width="15.921cm" table:align="margins"/>
    </style:style>
    <style:style style:name="Table2.A" style:family="table-column">
      <style:table-column-properties style:column-width="2.014cm" style:rel-column-width="8291*"/>
    </style:style>
    <style:style style:name="Table2.B" style:family="table-column">
      <style:table-column-properties style:column-width="1.933cm" style:rel-column-width="7957*"/>
    </style:style>
    <style:style style:name="Table2.C" style:family="table-column">
      <style:table-column-properties style:column-width="2.402cm" style:rel-column-width="9889*"/>
    </style:style>
    <style:style style:name="Table2.D" style:family="table-column">
      <style:table-column-properties style:column-width="2.3cm" style:rel-column-width="9467*"/>
    </style:style>
    <style:style style:name="Table2.E" style:family="table-column">
      <style:table-column-properties style:column-width="2.055cm" style:rel-column-width="8458*"/>
    </style:style>
    <style:style style:name="Table2.F" style:family="table-column">
      <style:table-column-properties style:column-width="2.138cm" style:rel-column-width="8799*"/>
    </style:style>
    <style:style style:name="Table2.G" style:family="table-column">
      <style:table-column-properties style:column-width="3.08cm" style:rel-column-width="12674*"/>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data-style-name="N0">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13.229cm" fo:margin-left="1.693cm" fo:margin-right="0.998cm" table:align="margins"/>
    </style:style>
    <style:style style:name="Table3.A" style:family="table-column">
      <style:table-column-properties style:column-width="2.26cm" style:rel-column-width="11193*"/>
    </style:style>
    <style:style style:name="Table3.B" style:family="table-column">
      <style:table-column-properties style:column-width="2.401cm" style:rel-column-width="11892*"/>
    </style:style>
    <style:style style:name="Table3.C" style:family="table-column">
      <style:table-column-properties style:column-width="2.3cm" style:rel-column-width="11394*"/>
    </style:style>
    <style:style style:name="Table3.D" style:family="table-column">
      <style:table-column-properties style:column-width="2.057cm" style:rel-column-width="10188*"/>
    </style:style>
    <style:style style:name="Table3.E" style:family="table-column">
      <style:table-column-properties style:column-width="2.136cm" style:rel-column-width="10581*"/>
    </style:style>
    <style:style style:name="Table3.F" style:family="table-column">
      <style:table-column-properties style:column-width="2.076cm" style:rel-column-width="10287*"/>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762cm" fo:margin-right="0cm" fo:text-indent="0.767cm" style:auto-text-indent="false"/>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TimesNewRomanPSMT" fo:font-size="14pt" style:font-name-asian="TimesNewRomanPSMT" style:font-size-asian="14pt" style:font-name-complex="TimesNewRomanPSMT" style:font-size-complex="14pt"/>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style:font-name="Calibri3" fo:font-size="14pt" fo:font-weight="bold" style:font-name-asian="TimesNewRomanPSMT" style:font-size-asian="14pt" style:font-weight-asian="bold" style:font-name-complex="TimesNewRomanPSMT" style:font-size-complex="14pt" style:font-weight-complex="bold"/>
    </style:style>
    <style:style style:name="P9" style:family="paragraph" style:parent-style-name="Standard">
      <style:paragraph-properties fo:text-align="center" style:justify-single-word="false" style:text-autospace="none"/>
      <style:text-properties style:font-name="Calibri3" fo:font-size="14pt" style:font-name-asian="TimesNewRomanPSMT" style:font-size-asian="14pt" style:font-name-complex="TimesNewRomanPSMT" style:font-size-complex="14pt"/>
    </style:style>
    <style:style style:name="P10" style:family="paragraph" style:parent-style-name="Standard">
      <style:paragraph-properties fo:text-align="end" style:justify-single-word="false"/>
      <style:text-properties style:font-name="Calibri3"/>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Text_20_body">
      <style:paragraph-properties fo:margin-left="0cm" fo:margin-right="0cm" fo:text-align="justify" style:justify-single-word="false" fo:text-indent="0.979cm" style:auto-text-indent="false"/>
    </style:style>
    <style:style style:name="P14" style:family="paragraph" style:parent-style-name="Text_20_body">
      <style:paragraph-properties fo:margin-left="0cm" fo:margin-right="0cm" fo:text-align="justify" style:justify-single-word="false" fo:text-indent="0.979cm" style:auto-text-indent="false">
        <style:tab-stops/>
      </style:paragraph-properties>
    </style:style>
    <style:style style:name="P15" style:family="paragraph" style:parent-style-name="Text_20_body">
      <style:paragraph-properties fo:margin-left="0cm" fo:margin-right="0cm" fo:text-align="justify" style:justify-single-word="false" fo:text-indent="0.979cm" style:auto-text-indent="false">
        <style:tab-stops/>
      </style:paragraph-properties>
      <style:text-properties style:text-position="0% 100%"/>
    </style:style>
    <style:style style:name="P16" style:family="paragraph" style:parent-style-name="Text_20_body">
      <style:paragraph-properties fo:margin-left="0cm" fo:margin-right="0cm" fo:line-height="100%" fo:text-align="justify" style:justify-single-word="false" fo:text-indent="0.979cm" style:auto-text-indent="false">
        <style:tab-stops/>
      </style:paragraph-properties>
      <style:text-properties style:text-position="0% 100%"/>
    </style:style>
    <style:style style:name="P17" style:family="paragraph" style:parent-style-name="Text_20_body">
      <style:paragraph-properties fo:margin-left="0cm" fo:margin-right="0cm" fo:text-align="justify" style:justify-single-word="false" fo:text-indent="0.979cm" style:auto-text-indent="false">
        <style:tab-stops/>
      </style:paragraph-properties>
      <style:text-propertie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979cm" style:auto-text-indent="false" fo:break-before="pag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align="center" style:justify-single-word="false" fo:text-indent="0cm" style:auto-text-indent="false">
        <style:tab-stops/>
      </style:paragraph-properties>
      <style:text-properties style:text-position="0% 100%"/>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style:text-position="0% 100%"/>
    </style:style>
    <style:style style:name="P22" style:family="paragraph" style:parent-style-name="Text_20_body">
      <style:paragraph-properties fo:margin-left="0cm" fo:margin-right="0cm" fo:line-height="100%" fo:text-align="justify" style:justify-single-word="false" fo:text-indent="0cm" style:auto-text-indent="false">
        <style:tab-stops/>
      </style:paragraph-properties>
      <style:text-properties style:text-position="0% 100%"/>
    </style:style>
    <style:style style:name="P23" style:family="paragraph" style:parent-style-name="Text_20_body">
      <style:paragraph-properties fo:margin-left="0cm" fo:margin-right="0cm" fo:line-height="100%" fo:text-align="justify" style:justify-single-word="false" fo:text-indent="0cm" style:auto-text-indent="false">
        <style:tab-stops/>
      </style:paragraph-properties>
    </style:style>
    <style:style style:name="P24" style:family="paragraph" style:parent-style-name="Text_20_body">
      <style:paragraph-properties fo:margin-left="0cm" fo:margin-right="0cm" fo:text-align="end" style:justify-single-word="false" fo:text-indent="0cm"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margin-left="0cm" fo:margin-right="0cm" fo:text-align="center"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6" style:family="paragraph" style:parent-style-name="Text_20_body">
      <style:paragraph-properties fo:margin-left="0cm" fo:margin-right="0cm" fo:margin-top="0cm" fo:margin-bottom="0cm" fo:text-indent="0cm" style:auto-text-indent="false"/>
    </style:style>
    <style:style style:name="P27"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28" style:family="paragraph" style:parent-style-name="Text_20_body">
      <style:paragraph-properties fo:margin-left="0cm" fo:margin-right="0cm" fo:text-align="center" style:justify-single-word="false" fo:text-indent="0.026cm" style:auto-text-indent="false"/>
    </style:style>
    <style:style style:name="P29" style:family="paragraph" style:parent-style-name="Text_20_body">
      <style:paragraph-properties fo:margin-left="0cm" fo:margin-right="0cm" fo:text-align="center" style:justify-single-word="false" fo:text-indent="0.026cm" style:auto-text-indent="false"/>
      <style:text-properties fo:font-size="10pt" style:font-size-asian="10pt" style:font-size-complex="10pt"/>
    </style:style>
    <style:style style:name="P30" style:family="paragraph" style:parent-style-name="Text_20_body">
      <style:paragraph-properties fo:margin-left="0cm" fo:margin-right="0cm" fo:text-align="justify" style:justify-single-word="false" fo:text-indent="1.005cm" style:auto-text-indent="false"/>
    </style:style>
    <style:style style:name="P31" style:family="paragraph" style:parent-style-name="Text_20_body">
      <style:paragraph-properties fo:margin-left="0cm" fo:margin-right="0cm" fo:text-align="center" style:justify-single-word="false" fo:text-indent="-0.026cm" style:auto-text-indent="false">
        <style:tab-stops/>
      </style:paragraph-properties>
    </style:style>
    <style:style style:name="P32" style:family="paragraph" style:parent-style-name="Text_20_body">
      <style:paragraph-properties fo:margin-left="0cm" fo:margin-right="0cm" fo:text-align="start" style:justify-single-word="false" fo:text-indent="0.926cm" style:auto-text-indent="false">
        <style:tab-stops/>
      </style:paragraph-properties>
    </style:style>
    <style:style style:name="P33" style:family="paragraph" style:parent-style-name="Text_20_body">
      <style:paragraph-properties fo:margin-left="0cm" fo:margin-right="0cm" fo:text-align="justify" style:justify-single-word="false" fo:text-indent="0.926cm" style:auto-text-indent="false">
        <style:tab-stops/>
      </style:paragraph-properties>
    </style:style>
    <style:style style:name="P34" style:family="paragraph" style:parent-style-name="Text_20_body">
      <style:paragraph-properties fo:margin-left="0cm" fo:margin-right="0cm" fo:text-align="start" style:justify-single-word="false" fo:text-indent="0.926cm" style:auto-text-indent="false">
        <style:tab-stops/>
      </style:paragraph-properties>
      <style:text-properties style:text-position="0% 100%"/>
    </style:style>
    <style:style style:name="P35" style:family="paragraph" style:parent-style-name="Text_20_body">
      <style:paragraph-properties fo:margin-left="0cm" fo:margin-right="0cm" fo:text-align="justify" style:justify-single-word="false" fo:text-indent="0.926cm" style:auto-text-indent="false">
        <style:tab-stops/>
      </style:paragraph-properties>
      <style:text-properties style:text-position="0% 100%"/>
    </style:style>
    <style:style style:name="P36" style:family="paragraph" style:parent-style-name="Text_20_body">
      <style:paragraph-properties fo:margin-left="0cm" fo:margin-right="0cm" fo:text-align="justify" style:justify-single-word="false" fo:text-indent="0.953cm" style:auto-text-indent="false"/>
    </style:style>
    <style:style style:name="P37" style:family="paragraph" style:parent-style-name="Text_20_body">
      <style:paragraph-properties fo:margin-left="0cm" fo:margin-right="0cm" fo:line-height="100%" fo:text-align="justify" style:justify-single-word="false" fo:text-indent="0.773cm" style:auto-text-indent="false">
        <style:tab-stops/>
      </style:paragraph-properties>
    </style:style>
    <style:style style:name="P38" style:family="paragraph" style:parent-style-name="Text_20_body">
      <style:paragraph-properties fo:margin-left="0cm" fo:margin-right="0cm" fo:line-height="100%" fo:text-align="start" style:justify-single-word="false" fo:text-indent="0.773cm" style:auto-text-indent="false">
        <style:tab-stops/>
      </style:paragraph-properties>
    </style:style>
    <style:style style:name="P39"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style:style>
    <style:style style:name="P40" style:family="paragraph" style:parent-style-name="Text_20_body">
      <style:paragraph-properties fo:margin-left="0cm" fo:margin-right="0cm" fo:text-align="justify" style:justify-single-word="false" fo:text-indent="0.773cm" style:auto-text-indent="false">
        <style:tab-stops/>
      </style:paragraph-properties>
      <style:text-properties style:text-position="0% 100%"/>
    </style:style>
    <style:style style:name="P41"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italic" style:font-style-asian="italic" style:font-style-complex="italic"/>
    </style:style>
    <style:style style:name="P42" style:family="paragraph" style:parent-style-name="Text_20_body">
      <style:paragraph-properties fo:margin-left="0cm" fo:margin-right="0cm" fo:line-height="100%" fo:text-align="justify" style:justify-single-word="false" fo:text-indent="0.773cm" style:auto-text-indent="false">
        <style:tab-stops/>
      </style:paragraph-properties>
      <style:text-properties style:text-position="0% 100%"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977cm" style:auto-text-indent="false">
        <style:tab-stops/>
      </style:paragraph-properties>
    </style:style>
    <style:style style:name="P44" style:family="paragraph" style:parent-style-name="Text_20_body">
      <style:paragraph-properties fo:margin-left="0cm" fo:margin-right="0cm" fo:text-align="justify" style:justify-single-word="false" fo:text-indent="0.977cm" style:auto-text-indent="false">
        <style:tab-stops/>
      </style:paragraph-properties>
      <style:text-properties style:text-position="0% 100%"/>
    </style:style>
    <style:style style:name="P45" style:family="paragraph" style:parent-style-name="Text_20_body">
      <style:paragraph-properties fo:margin-left="0cm" fo:margin-right="0cm" fo:line-height="100%" fo:text-align="justify" style:justify-single-word="false" fo:text-indent="0.977cm" style:auto-text-indent="false">
        <style:tab-stops/>
      </style:paragraph-properties>
      <style:text-properties style:text-position="0% 100%"/>
    </style:style>
    <style:style style:name="P46" style:family="paragraph" style:parent-style-name="Text_20_body">
      <style:paragraph-properties fo:margin-left="0cm" fo:margin-right="0cm" fo:line-height="100%" fo:text-align="justify" style:justify-single-word="false" fo:text-indent="0.977cm" style:auto-text-indent="false">
        <style:tab-stops/>
      </style:paragraph-properties>
    </style:style>
    <style:style style:name="P47" style:family="paragraph" style:parent-style-name="Text_20_body">
      <style:paragraph-properties fo:margin-left="0cm" fo:margin-right="0cm" fo:text-align="center" style:justify-single-word="false" fo:text-indent="-0.021cm" style:auto-text-indent="false">
        <style:tab-stops/>
      </style:paragraph-properties>
      <style:text-properties style:text-position="0% 100%"/>
    </style:style>
    <style:style style:name="P48" style:family="paragraph" style:parent-style-name="Text_20_body">
      <style:paragraph-properties fo:margin-left="0cm" fo:margin-right="0cm" fo:line-height="100%" fo:text-align="center" style:justify-single-word="false" fo:text-indent="-0.021cm" style:auto-text-indent="false">
        <style:tab-stops/>
      </style:paragraph-properties>
      <style:text-properties style:text-position="0% 100%"/>
    </style:style>
    <style:style style:name="P49" style:family="paragraph" style:parent-style-name="Text_20_body">
      <style:paragraph-properties fo:margin-left="0cm" fo:margin-right="0cm" fo:text-align="center" style:justify-single-word="false" fo:text-indent="-0.021cm" style:auto-text-indent="false">
        <style:tab-stops/>
      </style:paragraph-properties>
      <style:text-properties fo:font-size="12pt" style:font-size-asian="12pt" style:font-size-complex="12pt"/>
    </style:style>
    <style:style style:name="P50" style:family="paragraph" style:parent-style-name="Text_20_body">
      <style:paragraph-properties fo:margin-left="1.016cm" fo:margin-right="0cm" fo:text-indent="0.467cm" style:auto-text-indent="false"/>
    </style:style>
    <style:style style:name="P51"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52"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53"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54"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fo:font-style="italic" style:font-style-asian="italic" style:font-style-complex="italic"/>
    </style:style>
    <style:style style:name="P55" style:family="paragraph" style:parent-style-name="Text_20_body">
      <style:paragraph-properties fo:margin-left="0cm" fo:margin-right="0cm" fo:line-height="100%" fo:text-align="justify" style:justify-single-word="false" fo:text-indent="0.753cm" style:auto-text-indent="false">
        <style:tab-stops/>
      </style:paragraph-properties>
    </style:style>
    <style:style style:name="P56" style:family="paragraph" style:parent-style-name="Text_20_body">
      <style:paragraph-properties fo:margin-left="0.762cm" fo:margin-right="0cm" fo:text-indent="0.714cm" style:auto-text-indent="false"/>
    </style:style>
    <style:style style:name="P57" style:family="paragraph" style:parent-style-name="Text_20_body">
      <style:paragraph-properties fo:margin-left="0cm" fo:margin-right="0cm" fo:line-height="100%" fo:text-align="start" style:justify-single-word="false" fo:text-indent="0.997cm" style:auto-text-indent="false">
        <style:tab-stops/>
      </style:paragraph-properties>
      <style:text-properties style:text-position="0% 100%"/>
    </style:style>
    <style:style style:name="P58"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59"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60" style:family="paragraph" style:parent-style-name="Text_20_body">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61" style:family="paragraph" style:parent-style-name="Text_20_body">
      <style:paragraph-properties fo:margin-left="0cm" fo:margin-right="0cm" fo:line-height="100%" fo:text-align="justify" style:justify-single-word="false" fo:text-indent="0.937cm" style:auto-text-indent="false">
        <style:tab-stops/>
      </style:paragraph-properties>
    </style:style>
    <style:style style:name="P62" style:family="paragraph" style:parent-style-name="Coordonator">
      <style:paragraph-properties fo:text-align="start" style:justify-single-word="false"/>
      <style:text-properties fo:font-size="14pt" fo:font-weight="normal" style:font-size-asian="14pt" style:font-weight-asian="normal" style:font-size-complex="14pt" style:font-weight-complex="normal"/>
    </style:style>
    <style:style style:name="P63"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64" style:family="paragraph" style:parent-style-name="Text_20_body">
      <style:paragraph-properties fo:margin-left="0cm" fo:margin-right="0cm" fo:line-height="100%" fo:text-align="justify" style:justify-single-word="false" fo:text-indent="0.915cm" style:auto-text-indent="false">
        <style:tab-stops/>
      </style:paragraph-properties>
      <style:text-properties style:text-position="0% 100%"/>
    </style:style>
    <style:style style:name="P65" style:family="paragraph" style:parent-style-name="Text_20_body">
      <style:paragraph-properties fo:margin-left="0.713cm" fo:margin-right="0cm" fo:text-indent="-0.732cm" style:auto-text-indent="false">
        <style:tab-stops>
          <style:tab-stop style:position="0.367cm"/>
        </style:tab-stops>
      </style:paragraph-properties>
    </style:style>
    <style:style style:name="P66" style:family="paragraph" style:parent-style-name="Table_20_Contents">
      <style:paragraph-properties fo:text-align="center" style:justify-single-word="false"/>
      <style:text-properties style:font-name="Calibri" fo:font-size="10pt" style:font-size-asian="10pt" style:font-size-complex="10pt"/>
    </style:style>
    <style:style style:name="P67" style:family="paragraph" style:parent-style-name="Table_20_Contents">
      <style:paragraph-properties fo:text-align="justify" style:justify-single-word="false"/>
      <style:text-properties style:font-name="Calibri" fo:font-size="10pt" style:font-size-asian="10pt" style:font-size-complex="10pt"/>
    </style:style>
    <style:style style:name="P68" style:family="paragraph" style:parent-style-name="Standard">
      <style:paragraph-properties fo:text-align="center" style:justify-single-word="false" fo:break-before="page"/>
      <style:text-properties fo:font-size="10pt" fo:font-weight="bold" style:font-size-asian="10pt" style:font-weight-asian="bold" style:font-size-complex="10pt" style:font-weight-complex="bold"/>
    </style:style>
    <style:style style:name="P69" style:family="paragraph" style:parent-style-name="Text_20_body">
      <style:paragraph-properties fo:margin-left="0cm" fo:margin-right="0cm" fo:text-align="center" style:justify-single-word="false" fo:text-indent="0.021cm" style:auto-text-indent="false">
        <style:tab-stops/>
      </style:paragraph-properties>
      <style:text-properties fo:font-size="10pt" fo:font-weight="bold" style:font-size-asian="10pt" style:font-weight-asian="bold" style:font-size-complex="10pt" style:font-weight-complex="bold"/>
    </style:style>
    <style:style style:name="P70" style:family="paragraph" style:parent-style-name="Figure">
      <style:paragraph-properties fo:text-align="start" style:justify-single-word="false"/>
    </style:style>
    <style:style style:name="P71" style:family="paragraph" style:parent-style-name="Figure">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Text_20_body" style:list-style-name="L1">
      <style:paragraph-properties fo:margin-left="0cm" fo:margin-right="0cm" fo:text-align="justify" style:justify-single-word="false" fo:text-indent="0.979cm" style:auto-text-indent="false"/>
    </style:style>
    <style:style style:name="P74" style:family="paragraph" style:parent-style-name="Text_20_body" style:list-style-name="L2">
      <style:paragraph-properties fo:margin-left="0cm" fo:margin-right="0cm" fo:text-align="justify" style:justify-single-word="false" fo:text-indent="1.005cm" style:auto-text-indent="false"/>
    </style:style>
    <style:style style:name="P75" style:family="paragraph" style:parent-style-name="Text_20_body" style:list-style-name="L2">
      <style:paragraph-properties fo:margin-left="0cm" fo:margin-right="0cm" fo:text-align="justify" style:justify-single-word="false" fo:text-indent="0cm" style:auto-text-indent="false"/>
    </style:style>
    <style:style style:name="P76" style:family="paragraph" style:parent-style-name="Text_20_body">
      <style:paragraph-properties fo:margin-left="0cm" fo:margin-right="0cm" fo:margin-top="0cm" fo:margin-bottom="0cm" fo:text-align="justify" style:justify-single-word="false" fo:text-indent="0cm" style:auto-text-indent="false"/>
      <style:text-properties style:font-name="Calibri" fo:font-size="10pt" style:font-size-asian="10pt" style:font-size-complex="10pt"/>
    </style:style>
    <style:style style:name="P77"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78" style:family="paragraph" style:parent-style-name="Text_20_body" style:list-style-name="L3">
      <style:paragraph-properties fo:margin-left="0cm" fo:margin-right="0cm" fo:line-height="100%" fo:text-align="justify" style:justify-single-word="false" fo:text-indent="0.937cm" style:auto-text-indent="false">
        <style:tab-stops/>
      </style:paragraph-properties>
    </style:style>
    <style:style style:name="P79" style:family="paragraph" style:parent-style-name="Text_20_body">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80" style:family="paragraph" style:parent-style-name="Text_20_body" style:list-style-name="L4">
      <style:paragraph-properties fo:margin-left="0cm" fo:margin-right="0cm" fo:line-height="100%" fo:text-align="justify" style:justify-single-word="false" fo:text-indent="0.997cm" style:auto-text-indent="false">
        <style:tab-stops/>
      </style:paragraph-properties>
      <style:text-properties style:text-position="0% 100%"/>
    </style:style>
    <style:style style:name="P81"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style>
    <style:style style:name="P82" style:family="paragraph" style:parent-style-name="Text_20_body">
      <style:paragraph-properties fo:margin-left="0cm" fo:margin-right="0cm" fo:line-height="100%" fo:text-align="justify" style:justify-single-word="false" fo:text-indent="0.753cm" style:auto-text-indent="false">
        <style:tab-stops/>
      </style:paragraph-properties>
      <style:text-properties style:text-position="0% 100%" style:font-name="Arial narrow"/>
    </style:style>
    <style:style style:name="P83" style:family="paragraph" style:parent-style-name="Text_20_body">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84" style:family="paragraph" style:parent-style-name="Text_20_body">
      <style:paragraph-properties fo:margin-left="0cm" fo:margin-right="0cm" fo:line-height="100%" fo:text-align="justify" style:justify-single-word="false" fo:text-indent="0.956cm" style:auto-text-indent="false">
        <style:tab-stops/>
      </style:paragraph-properties>
      <style:text-properties style:text-position="0% 100%"/>
    </style:style>
    <style:style style:name="P85" style:family="paragraph" style:parent-style-name="Standard" style:master-page-name="First_20_Page">
      <style:paragraph-properties style:page-number="auto"/>
    </style:style>
    <style:style style:name="P86" style:family="paragraph" style:parent-style-name="Standard" style:master-page-name="Standard">
      <style:paragraph-properties fo:text-align="justify" style:justify-single-word="false" style:page-number="1"/>
      <style:text-properties fo:font-size="10pt" fo:font-weight="bold" style:font-size-asian="10pt" style:font-weight-asian="bold" style:font-size-complex="10pt" style:font-weight-complex="bold"/>
    </style:style>
    <style:style style:name="P87" style:family="paragraph" style:parent-style-name="Heading_20_1">
      <style:paragraph-properties fo:margin-left="0.762cm" fo:margin-right="0cm" fo:text-indent="0.714cm" style:auto-text-indent="fals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fo:font-size="14pt" style:font-size-asian="14pt" style:font-size-complex="14pt"/>
    </style:style>
    <style:style style:name="P90" style:family="paragraph" style:parent-style-name="Heading_20_1">
      <style:paragraph-properties fo:margin-left="0.762cm" fo:margin-right="0cm" fo:text-indent="0.753cm" style:auto-text-indent="false"/>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Heading_20_2">
      <style:paragraph-properties fo:margin-left="1.016cm" fo:margin-right="0cm" fo:text-indent="0.386cm" style:auto-text-indent="false">
        <style:tab-stops/>
      </style:paragraph-properties>
    </style:style>
    <style:style style:name="P93" style:family="paragraph" style:parent-style-name="Heading_20_2">
      <style:paragraph-properties fo:margin-left="1.016cm" fo:margin-right="0cm" fo:text-indent="0.467cm" style:auto-text-indent="false"/>
    </style:style>
    <style:style style:name="P94" style:family="paragraph" style:parent-style-name="Heading_20_2">
      <style:paragraph-properties fo:margin-left="1.016cm" fo:margin-right="0cm" fo:line-height="100%" fo:text-align="justify" style:justify-single-word="false" fo:text-indent="0.467cm" style:auto-text-indent="false">
        <style:tab-stops/>
      </style:paragraph-properties>
      <style:text-properties style:text-position="0% 100%"/>
    </style:style>
    <style:style style:name="P95" style:family="paragraph" style:parent-style-name="Heading_20_2">
      <style:paragraph-properties fo:margin-left="1.016cm" fo:margin-right="0cm" fo:line-height="100%" fo:text-align="justify" style:justify-single-word="false" fo:text-indent="0.467cm" style:auto-text-indent="false">
        <style:tab-stops/>
      </style:paragraph-properties>
    </style:style>
    <style:style style:name="P96" style:family="paragraph" style:parent-style-name="Heading_20_2">
      <style:paragraph-properties fo:margin-left="0cm" fo:margin-right="0cm" fo:line-height="100%" fo:text-align="justify" style:justify-single-word="false" fo:text-indent="0.937cm" style:auto-text-indent="false">
        <style:tab-stops/>
      </style:paragraph-properties>
      <style:text-properties style:text-position="0% 100%"/>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agraph-properties fo:text-align="center"/>
    </style:style>
    <style:style style:name="P99" style:family="paragraph">
      <style:text-properties fo:font-style="italic" style:font-style-asian="italic" style:font-style-complex="italic"/>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italic" fo:font-weight="bold"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0% 100%"/>
    </style:style>
    <style:style style:name="T8" style:family="text">
      <style:text-properties style:text-position="0% 100%" fo:font-style="italic" style:font-style-asian="italic" style:font-style-complex="italic"/>
    </style:style>
    <style:style style:name="T9" style:family="text">
      <style:text-properties style:text-position="0% 100%" style:font-name="Symbol"/>
    </style:style>
    <style:style style:name="T10"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sub 58%"/>
    </style:style>
    <style:style style:name="T13" style:family="text">
      <style:text-properties style:text-position="sub 58%"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style:text-position="sub 58%" fo:font-style="italic" style:font-style-asian="italic" style:font-style-complex="italic"/>
    </style:style>
    <style:style style:name="T15" style:family="text">
      <style:text-properties style:font-name="Symbol"/>
    </style:style>
    <style:style style:name="T16" style:family="text">
      <style:text-properties style:font-name="Symbol" fo:font-style="italic" style:font-style-asian="italic"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style:text-position="-33% 58%"/>
    </style:style>
    <style:style style:name="T21" style:family="text">
      <style:text-properties style:text-position="33%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Ultrafine_20_Dashed"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dash" draw:stroke-dash="Ultra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b3b3b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Ultrafine_20_Dashed"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1.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3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b3b3b3" draw:marker-start="Circle" draw:marker-start-width="0.499cm" draw:marker-end="Symmetric_20_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oiect_20_de_20_diploma">MASTER THESIS</text:p>
      <text:p text:style-name="Standard"/>
      <text:p text:style-name="Titlu_20_lucrare">NARX neural networks for sequence processing tasks</text:p>
      <text:p text:style-name="P2"/>
      <text:p text:style-name="P2"/>
      <text:p text:style-name="P2"/>
      <text:p text:style-name="P8">Faculty of Automatic Control and Computer Science,</text:p>
      <text:p text:style-name="P9">University Politehnica of Bucharest</text:p>
      <text:p text:style-name="P2"/>
      <text:p text:style-name="P2"/>
      <text:p text:style-name="P2"/>
      <text:p text:style-name="P2"/>
      <text:p text:style-name="P2"/>
      <text:p text:style-name="P10">M.Sc. stud. eng. Eugen Hristev</text:p>
      <text:p text:style-name="P62">Thesis supervisor: </text:p>
      <text:p text:style-name="P19">prof. dr. Rene Alquezar Mancho</text:p>
      <text:p text:style-name="P19">Polytechnic University of Catalunya</text:p>
      <text:p text:style-name="P4"/>
      <text:p text:style-name="P4"/>
      <text:p text:style-name="P4"/>
      <text:p text:style-name="P4"/>
      <text:p text:style-name="P3"/>
      <text:p text:style-name="P68"/>
      <text:p text:style-name="P6"/>
      <text:p text:style-name="P6"/>
      <text:p text:style-name="P6"/>
      <text:p text:style-name="P69"/>
      <text:p text:style-name="P6"/>
      <text:p text:style-name="P6"/>
      <text:p text:style-name="P6"/>
      <text:p text:style-name="P1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1. Introduction<text:tab/>1</text:p>
          <text:p text:style-name="P72">2. Sequence processing task<text:tab/>2</text:p>
          <text:p text:style-name="P97">2.1. Sequence processing task theory<text:tab/>2</text:p>
          <text:p text:style-name="P97">2.2. Prediction evaluations<text:tab/>5</text:p>
          <text:p text:style-name="P72">3. The NARX model<text:tab/>8</text:p>
          <text:p text:style-name="P97">3.1. Theoretical NARX and neural networks<text:tab/>8</text:p>
          <text:p text:style-name="P97">3.2. NARX variants<text:tab/>11</text:p>
          <text:p text:style-name="P97">3.3. Backpropagation through time<text:tab/>12</text:p>
          <text:p text:style-name="P72">4. Application architecture and implementation details<text:tab/>14</text:p>
          <text:p text:style-name="P97">4.1. Input module<text:tab/>14</text:p>
          <text:p text:style-name="P97">4.2. System setup module<text:tab/>15</text:p>
          <text:p text:style-name="P97">4.3. Training module<text:tab/>16</text:p>
          <text:p text:style-name="P97">4.4. Evaluation module<text:tab/>17</text:p>
          <text:p text:style-name="P97">4.5. Logging module<text:tab/>18</text:p>
          <text:p text:style-name="P97">4.6. Qt graphics module<text:tab/>18</text:p>
          <text:p text:style-name="P72">5. Experimental results and performance evaluation<text:tab/>19</text:p>
          <text:p text:style-name="P97">5.1. Basic functions<text:tab/>19</text:p>
          <text:p text:style-name="P97">5.2. Performance sampling<text:tab/>22</text:p>
          <text:p text:style-name="P72">6. Conclusions and future work<text:tab/>24</text:p>
        </text:index-body>
      </text:table-of-content>
      <text:p text:style-name="P4"/>
      <text:p text:style-name="P68"/>
      <text:p text:style-name="P6"/>
      <text:p text:style-name="P6"/>
      <text:p text:style-name="P6"/>
      <text:p text:style-name="P69"/>
      <text:p text:style-name="P6"/>
      <text:p text:style-name="P6"/>
      <text:p text:style-name="P6"/>
      <text:p text:style-name="P11"/>
      <text:table-of-content text:style-name="Sect1" text:protected="true" text:name="Table of Contents2">
        <text:table-of-content-source text:outline-level="10" text:use-outline-level="false" text:use-index-source-styles="true">
          <text:index-title-template text:style-name="Contents_20_Heading">List of figu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1" text:name="Table of Contents2_Head">
            <text:p text:style-name="Contents_20_Heading">List of figures</text:p>
          </text:index-title>
          <text:p text:style-name="P72">Fig. 1. A basic predictor architecture.<text:tab/>3</text:p>
          <text:p text:style-name="P72">Fig. 2. A tapped delay line memory system<text:tab/>3</text:p>
          <text:p text:style-name="P72">Fig. 3. NARX model<text:tab/>9</text:p>
          <text:p text:style-name="P72">Fig. 4. NARX with neural network architecture.<text:tab/>9</text:p>
          <text:p text:style-name="P72">Fig. 5. A recurrent neural network.<text:tab/>13</text:p>
          <text:p text:style-name="P72">Fig. 6. The network in Figure 5 unfolded through time.<text:tab/>13</text:p>
          <text:p text:style-name="P72">Fig. 7. The simulation engine architecture.<text:tab/>14</text:p>
          <text:p text:style-name="P72">Fig. 8. Training module architecture.<text:tab/>16</text:p>
          <text:p text:style-name="P72">Fig. 9. Class inheritance diagram<text:tab/>17</text:p>
          <text:p text:style-name="P72">Fig. 10. CPU sampling during simulator run.<text:tab/>21</text:p>
        </text:index-body>
      </text:table-of-content>
      <text:p text:style-name="P70"/>
      <text:p text:style-name="P68"/>
      <text:p text:style-name="P6"/>
      <text:p text:style-name="P6"/>
      <text:p text:style-name="P6"/>
      <text:p text:style-name="P69"/>
      <text:p text:style-name="P6"/>
      <text:p text:style-name="P6"/>
      <text:p text:style-name="P6"/>
      <text:p text:style-name="P6"/>
      <text:table-of-content text:style-name="Sect2" text:protected="true" text:name="Table of Contents3">
        <text:table-of-content-source text:outline-level="10" text:use-outline-level="false" text:use-index-source-styles="true">
          <text:index-title-template text:style-name="Contents_20_Heading">List of tabl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e"/>
          </text:index-source-styles>
        </text:table-of-content-source>
        <text:index-body>
          <text:index-title text:style-name="Sect1" text:name="Table of Contents3_Head">
            <text:p text:style-name="Contents_20_Heading">List of tables</text:p>
          </text:index-title>
          <text:p text:style-name="P72">Basic sinus test function<text:tab/>18</text:p>
          <text:p text:style-name="P72">MLP test results<text:tab/>18</text:p>
          <text:p text:style-name="P72">MLP test results – Random Walk<text:tab/>19</text:p>
        </text:index-body>
      </text:table-of-content>
      <text:p text:style-name="P6"/>
      <text:p text:style-name="P6"/>
      <text:p text:style-name="P71"/>
      <text:p text:style-name="P6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pan text:style-name="T17">Abstract</text:span> </text:p>
      <text:p text:style-name="P4"/>
      <text:p text:style-name="P4"/>
      <text:p text:style-name="P4"/>
      <text:p text:style-name="P4"/>
      <text:p text:style-name="P4"/>
      <text:p text:style-name="P7">/* to do */</text:p>
      <text:p text:style-name="P86"/>
      <text:h text:style-name="Heading_20_1" text:outline-level="1"/>
      <text:h text:style-name="P87" text:outline-level="1">1. Introduction</text:h>
      <text:p text:style-name="Text_20_body"/>
      <text:p text:style-name="P13">Sequence processing task and especially time series prediction has been a challenging task for researchers, and especially for the ones using neural networks architectures. Usually a neural network can be used effectively for pattern classifying, but mainly for unstructured static data (not related by time constraint). However it is interesting to see how a neural network behaves on "<text:span text:style-name="T5">temporal pattern recognition</text:span>". The difference between the two types is that in the second case the patterns evolve in time, which makes recognition harder<text:reference-mark-start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text:span text:style-name="T7">[1]</text:span><text:reference-mark-end text:name="ADDIN Mendeley Citation{bac8c8b1-aea8-4688-aebf-846467b2b1e4} CSL_CITATION  { &quot;citationItems&quot; : [ { &quot;id&quot; : &quot;ITEM-1&quot;, &quot;itemData&quot; : { &quot;author&quot; : [ { &quot;family&quot; : &quot;Mozer&quot;, &quot;given&quot; : &quot;M.C.&quot; } ], &quot;container-title&quot; : &quot;Santa Fe Workshop&quot;, &quot;id&quot; : &quot;ITEM-1&quot;, &quot;issued&quot; : { &quot;date-parts&quot; : [ [ &quot;2007&quot; ] ] }, &quot;publisher&quot; : &quot;ADDISON-WESLEY PUBLISHING CO&quot;, &quot;title&quot; : &quot;Neural net architectures for temporal sequence processing&quot;, &quot;type&quot; : &quot;paper-conference&quot;, &quot;volume&quot; : &quot;15&quot; }, &quot;uris&quot; : [ &quot;http://www.mendeley.com/documents/?uuid=bac8c8b1-aea8-4688-aebf-846467b2b1e4&quot; ] } ], &quot;mendeley&quot; : { &quot;previouslyFormattedCitation&quot; : &quot;[1]&quot; }, &quot;properties&quot; : { &quot;noteIndex&quot; : 0 }, &quot;schema&quot; : &quot;https://github.com/citation-style-language/schema/raw/master/csl-citation.json&quot; }  RNDeOtksdti4Q"/>⁠. In consequence, the neural network has to adapt for these changes or at least consider them in the learning process. </text:p>
      <text:p text:style-name="P13">Time series prediction is a perfect example of a temporal changing pattern. The time series is a sequence of discrete data taken every specific time interval, e.g. daily time series, or monthly, etc. Compared to a normal pattern that needs to be recognized, time series depend heavily on past values. A normal feed-forward network with a small number of inputs compared to the length of the time series can estimate the next value counting on little factors. In order to achieve a higher performance, like detecting long term dependencies, a new model has to be devised. </text:p>
      <text:p text:style-name="P13">In order to be able to predict changing patterns, the neural network has to find a way to incorporate all previous values or at least sample them.</text:p>
      <text:p text:style-name="P13">The Nonlinear AutoRegressive with eXogenous inputs model ( NARX ) is based on recurrent neural networks and aims to provide better long term dependencies in predicting sequence tasks and especially time series.</text:p>
      <text:p text:style-name="P13">Time series are used in various domains like economy – exchange rates, or weather forecasting, or signal processing. Predicting such patterns is useful for everyone working in those fields: avoiding money loss in unexpected exchange rates changes, better weather prediction, or even better signal processing, by estimating what to expect on signal input.</text:p>
      <text:p text:style-name="P13">This project aims to present and implement the NARX model, using neural networks, in a simulator and run experimental tests for measuring the performance of this model for time series prediction using both real world data and artificially generated data. The simulator is very flexible and allows fallback to both TDNN ( time delay neural networks ) and MLP ( multilayer perceptron ), both trained with standard backpropagation algorithm, in addition to NARX trained by BPTT ( back propagation through time ).</text:p>
      <text:p text:style-name="P13">Section 2 presents some theory regarding time series and sequence processing task for a prediction system, along with a few functions and tests that can evaluate the quality of a prediction system. Section 3 presents the NARX model and how it can be implemented using neural networks. Further, Section 4 contains the architecture and implementation of the simulator, and Section 5 the results of the experiments and tests with the simulator. Finally Section 6 draws the conclusions and highlights the tracks for future development.</text:p>
      <text:p text:style-name="P13"/>
      <text:h text:style-name="P89" text:outline-level="1"/>
      <text:h text:style-name="Heading_20_1" text:outline-level="1"/>
      <text:h text:style-name="P90" text:outline-level="1">2. Sequence processing task</text:h>
      <text:p text:style-name="P56"/>
      <text:h text:style-name="P92" text:outline-level="2">2.1. Sequence processing task theory</text:h>
      <text:p text:style-name="Text_20_body"/>
      <text:p text:style-name="P13">Possible approaches in time series processing include autocorrelation, autoregression or residual research. Scientists have observed<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text:span text:style-name="T7">[2]</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previouslyFormattedCitation&quot; : &quot;[2]&quot; }, &quot;properties&quot; : { &quot;noteIndex&quot; : 0 }, &quot;schema&quot; : &quot;https://github.com/citation-style-language/schema/raw/master/csl-citation.json&quot; }  RND4QiiwcFf3j"/>⁠ that studying time series, some specific notions appear: </text:p>
      <text:list xml:id="list32593929" text:style-name="L1">
        <text:list-item>
          <text:p text:style-name="P73"><text:span text:style-name="T5">stationarity</text:span> – the property of a time series that the global joint distribution does not change over time – in consequence neither mean or variance;</text:p>
        </text:list-item>
        <text:list-item>
          <text:p text:style-name="P73"><text:span text:style-name="T5"><text:s/>nonstationarity</text:span> – the property of a time series that it's not stationary, usually it has a certain level of trend : linear, quadratic, etc.; </text:p>
        </text:list-item>
        <text:list-item>
          <text:p text:style-name="P73"><text:span text:style-name="T5"><text:s/>time series differencing</text:span> – the process of computing differences between pairs in order to try to make the series stationary; </text:p>
        </text:list-item>
        <text:list-item>
          <text:p text:style-name="P73"><text:span text:style-name="T5"><text:s/>trend terms</text:span> – the terms from the series that make it nonstationary, depending on the trend level, the series has to be differenced once or twice or more to become stationary; </text:p>
        </text:list-item>
        <text:list-item>
          <text:p text:style-name="P73"><text:span text:style-name="T5"><text:s/>random shock</text:span> – the random component of a time series, the shocks are reflected by the residuals; </text:p>
        </text:list-item>
        <text:list-item>
          <text:p text:style-name="P73"><text:span text:style-name="T5"><text:s/>residuals</text:span> – the errors that are visible after identifying the series model and trend if applicable; </text:p>
        </text:list-item>
        <text:list-item>
          <text:p text:style-name="P73"><text:span text:style-name="T5"><text:s/>lag</text:span> – the interval between two time steps, e.g. Y<text:span text:style-name="T12">t</text:span> and Y<text:span text:style-name="T12">t-1</text:span>; </text:p>
        </text:list-item>
        <text:list-item>
          <text:p text:style-name="P73"><text:span text:style-name="T5"><text:s/>moving average terms</text:span> – the number of terms that describe the persistence of a random shock from one observation to the next, e.g. if it's 2, then every observation depends on 2 previous random shocks; </text:p>
        </text:list-item>
        <text:list-item>
          <text:p text:style-name="P73"><text:span text:style-name="T5"><text:s/>auto-regressive terms </text:span>- the number of terms in the model that describe the dependency among successive observations, e.g. a model with two auto-regressive terms <text:s/>is one in which an observation depends on two previous observations; </text:p>
        </text:list-item>
        <text:list-item>
          <text:p text:style-name="P73"><text:span text:style-name="T5"><text:s/>autocorrelation</text:span> – correlations between terms at different lags, values are repeating themselves in the series; </text:p>
        </text:list-item>
        <text:list-item>
          <text:p text:style-name="P73"><text:span text:style-name="T5"><text:s/>autocorrelation function</text:span> – the pattern of autocorrelation in numerous lags.</text:p>
        </text:list-item>
      </text:list>
      <text:p text:style-name="P13">In order to correctly analyse the behaviour of the time series, one has to compute the mean, the variance, and see if the series is stationary. Further, if it's not stationary, it has to be differenced in order to find a stationary series, or logarithmed. After creating a model for the differenced series, the model can be generalised to the original series.</text:p>
      <text:p text:style-name="P13">Subsequently, a neural network can be used to estimate the next values of the time series<text:span text:style-name="T7">.</text:span> Figure 1 presents a general predictor basic architecture<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F8IQcag2eZ"/>⁠. </text:p>
      <text:p text:style-name="P30">In this architecture, one can notice that the observations of the time series are given as inputs, and the first step is the memory. The network has to memorize the input values for a sequence of last inputs, or with a different lag than the one from the original series, one with a lower granularity. Next, the system needs a predictor, that can base itself on both inputs and predicted values , but also on training data : correct outputs. In this case we denote x(t) as the input at time t, and y(t) the output. The memory usually has recurrent connections, while the predictor is a feedforward usual <text:soft-page-break/>network.</text:p>
      <text:p text:style-name="P13"/>
      <text:p text:style-name="P13"><draw:rect text:anchor-type="paragraph" draw:z-index="2" draw:style-name="gr2" draw:text-style-name="P98" svg:width="2.885cm" svg:height="1.562cm" svg:x="9.689cm" svg:y="-0.131cm"><text:p/></draw:rect><draw:rect text:anchor-type="paragraph" draw:z-index="3" draw:style-name="gr2" draw:text-style-name="P98" svg:width="2.885cm" svg:height="1.562cm" svg:x="4.874cm" svg:y="-0.067cm"><text:p/></draw:rect><draw:frame text:anchor-type="paragraph" draw:z-index="5" draw:style-name="gr3" svg:width="0.98cm" svg:height="0.636cm" svg:x="3.022cm" svg:y="-0.183cm"><draw:text-box><text:p>x(t)</text:p></draw:text-box></draw:frame><draw:frame text:anchor-type="paragraph" draw:z-index="6" draw:style-name="gr3" svg:width="0.98cm" svg:height="0.636cm" svg:x="13.129cm" svg:y="-0.067cm"><draw:text-box><text:p>y(t)</text:p></draw:text-box></draw:frame><draw:frame text:anchor-type="paragraph" draw:z-index="7" draw:style-name="gr3" svg:width="1.8cm" svg:height="0.636cm" svg:x="5.403cm" svg:y="0.356cm"><draw:text-box><text:p>memory</text:p></draw:text-box></draw:frame><draw:frame text:anchor-type="paragraph" draw:z-index="8" draw:style-name="gr3" svg:width="1.8cm" svg:height="0.636cm" svg:x="10.033cm" svg:y="0.34cm"><draw:text-box><text:p>predictor</text:p></draw:text-box></draw:frame></text:p>
      <text:p text:style-name="P13"><draw:line text:anchor-type="paragraph" draw:z-index="4" draw:style-name="gr1" draw:text-style-name="P98" svg:x1="12.573cm" svg:y1="0.018cm" svg:x2="14.557cm" svg:y2="0.044cm"><text:p/></draw:line><draw:line text:anchor-type="paragraph" draw:z-index="1" draw:style-name="gr1" draw:text-style-name="P98" svg:x1="7.731cm" svg:y1="0.018cm" svg:x2="9.715cm" svg:y2="0.044cm"><text:p/></draw:line><draw:line text:anchor-type="paragraph" draw:z-index="0" draw:style-name="gr1" draw:text-style-name="P98" svg:x1="2.916cm" svg:y1="0.044cm" svg:x2="4.9cm" svg:y2="0.07cm"><text:p/></draw:line></text:p>
      <text:p text:style-name="P13"/>
      <text:p text:style-name="P29"/>
      <text:p text:style-name="Figure">Fig. 1. A basic predictor architecture.</text:p>
      <text:p text:style-name="P28"/>
      <text:p text:style-name="P30">The design of such a system involves more steps<text:reference-mark-start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span text:style-name="T7">[1]</text:span><text:reference-mark-end text:name="ADDIN Mendeley Citation{ea30dd44-642a-46ef-9a2e-dee08a3d1621} CSL_CITATION  { &quot;citationItems&quot; : [ { &quot;id&quot; : &quot;ITEM-1&quot;, &quot;itemData&quot; : { &quot;author&quot; : [ { &quot;family&quot; : &quot;Hamilton&quot;, &quot;given&quot; : &quot;J.D.&quot; } ], &quot;id&quot; : &quot;ITEM-1&quot;, &quot;issued&quot; : { &quot;date-parts&quot; : [ [ &quot;1994&quot; ] ] }, &quot;page&quot; : &quot;18-1 to 18-63&quot;, &quot;publisher&quot; : &quot;Cambridge Univ Press&quot;, &quot;title&quot; : &quot;Time series analysis&quot;, &quot;type&quot; : &quot;book&quot;, &quot;volume&quot; : &quot;2&quot; }, &quot;uris&quot; : [ &quot;http://www.mendeley.com/documents/?uuid=ea30dd44-642a-46ef-9a2e-dee08a3d1621&quot; ] } ], &quot;mendeley&quot; : { &quot;manualFormatting&quot; : &quot;[1]&quot;, &quot;previouslyFormattedCitation&quot; : &quot;[2]&quot; }, &quot;properties&quot; : { &quot;noteIndex&quot; : 0 }, &quot;schema&quot; : &quot;https://github.com/citation-style-language/schema/raw/master/csl-citation.json&quot; }  RNDTPGVY1EqWk"/>⁠:</text:p>
      <text:list xml:id="list32586290" text:style-name="L2">
        <text:list-item>
          <text:list>
            <text:list-item>
              <text:p text:style-name="P74">Decide the structure of the memory and predictor system: what type of neurons, activation functions, connections between them, number of neurons per layer.</text:p>
            </text:list-item>
            <text:list-item>
              <text:p text:style-name="P74">Decide how the weights are adjusted. Usually given the inputs as a set of observations x(t) to x(t-<text:span text:style-name="T15">t</text:span>), predictions are made, y(t) to y(t-<text:span text:style-name="T15">t</text:span>), and the weights are adjusted such that the error to targets d(t) to d(t-<text:span text:style-name="T15">t</text:span>) are minimised, usually in least squares sense.</text:p>
            </text:list-item>
            <text:list-item>
              <text:p text:style-name="P74">Representation in memory : what should be kept and in what format. Memory should be domain dependant.</text:p>
              <text:p text:style-name="P75"><text:s text:c="6"/>Memory representation has been studied in recent years and a number of models have been devised. </text:p>
            </text:list-item>
          </text:list>
        </text:list-item>
      </text:list>
      <text:p text:style-name="P36">Tapped delay line memory is formed of <text:span text:style-name="T5">n</text:span> buffers containing most recent inputs. This memory is called tapped delay because every oldest input is replaced by a new one, and each input takes part in the learning process per turn. This model is the base for autoregressive methods. Figure 2 presents a simple tapped delay line architecture.</text:p>
      <text:p text:style-name="P30"><draw:line text:anchor-type="paragraph" draw:z-index="25" draw:style-name="gr5" draw:text-style-name="P98" svg:x1="8.896cm" svg:y1="3.711cm" svg:x2="7.308cm" svg:y2="3.711cm"><text:p/></draw:line><draw:line text:anchor-type="paragraph" draw:z-index="24" draw:style-name="gr5" draw:text-style-name="P98" svg:x1="14.055cm" svg:y1="3.685cm" svg:x2="12.467cm" svg:y2="3.685cm"><text:p/></draw:line><draw:frame text:anchor-type="paragraph" draw:z-index="23" draw:style-name="gr3" svg:width="0.98cm" svg:height="0.636cm" svg:x="13.076cm" svg:y="4.129cm"><draw:text-box><text:p>y(t)</text:p></draw:text-box></draw:frame><draw:frame text:anchor-type="paragraph" draw:z-index="22" draw:style-name="gr7" svg:width="2.832cm" svg:height="1.509cm" svg:x="9.477cm" svg:y="3.42cm"><draw:text-box><text:p>predictor</text:p></draw:text-box></draw:frame><draw:rect text:anchor-type="paragraph" draw:z-index="21" draw:style-name="gr2" draw:text-style-name="P98" svg:width="3.573cm" svg:height="2.25cm" svg:x="8.895cm" svg:y="2.706cm"><text:p/></draw:rect><draw:line text:anchor-type="paragraph" draw:z-index="20" draw:style-name="gr6" draw:text-style-name="P98" svg:x1="5.773cm" svg:y1="4.579cm" svg:x2="5.773cm" svg:y2="5.352cm"><text:p/></draw:line><draw:line text:anchor-type="paragraph" draw:z-index="19" draw:style-name="gr6" draw:text-style-name="P98" svg:x1="5.747cm" svg:y1="1.695cm" svg:x2="5.747cm" svg:y2="2.468cm"><text:p/></draw:line><draw:line text:anchor-type="paragraph" draw:z-index="18" draw:style-name="gr6" draw:text-style-name="P98" svg:x1="5.8cm" svg:y1="3.256cm" svg:x2="5.8cm" svg:y2="4.029cm"><text:p/></draw:line><draw:frame text:anchor-type="paragraph" draw:z-index="17" draw:style-name="gr3" svg:width="0.98cm" svg:height="0.636cm" svg:x="5.535cm" svg:y="5.293cm"><draw:text-box><text:p>...</text:p></draw:text-box></draw:frame><draw:frame text:anchor-type="paragraph" draw:z-index="16" draw:style-name="gr3" svg:width="0.98cm" svg:height="0.636cm" svg:x="5.403cm" svg:y="3.944cm"><draw:text-box><text:p>x(t-2)</text:p></draw:text-box></draw:frame><draw:frame text:anchor-type="paragraph" draw:z-index="15" draw:style-name="gr3" svg:width="0.98cm" svg:height="0.636cm" svg:x="5.35cm" svg:y="2.621cm"><draw:text-box><text:p>x(t-1)</text:p></draw:text-box></draw:frame><draw:frame text:anchor-type="paragraph" draw:z-index="14" draw:style-name="gr3" svg:width="0.98cm" svg:height="0.636cm" svg:x="5.509cm" svg:y="0.901cm"><draw:text-box><text:p>x(t)</text:p></draw:text-box></draw:frame><draw:frame text:anchor-type="paragraph" draw:z-index="13" draw:style-name="gr3" svg:width="0.98cm" svg:height="0.636cm" svg:x="2.387cm" svg:y="3.362cm"><draw:text-box><text:p>x(t)</text:p></draw:text-box></draw:frame><draw:line text:anchor-type="paragraph" draw:z-index="12" draw:style-name="gr5" draw:text-style-name="P98" svg:x1="4.636cm" svg:y1="1.277cm" svg:x2="3.683cm" svg:y2="1.277cm"><text:p/></draw:line><draw:line text:anchor-type="paragraph" draw:z-index="11" draw:style-name="gr4" draw:text-style-name="P98" svg:x1="3.683cm" svg:y1="1.277cm" svg:x2="3.683cm" svg:y2="4.293cm"><text:p/></draw:line><draw:line text:anchor-type="paragraph" draw:z-index="10" draw:style-name="gr4" draw:text-style-name="P98" svg:x1="2.889cm" svg:y1="4.293cm" svg:x2="3.683cm" svg:y2="4.293cm"><text:p/></draw:line><draw:rect text:anchor-type="paragraph" draw:z-index="9" draw:style-name="gr2" draw:text-style-name="P98" svg:width="2.012cm" svg:height="5.795cm" svg:x="4.874cm" svg:y="0.589cm"><text:p/></draw:rect></text:p>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p text:style-name="Figure">Fig. 2. A tapped delay line memory system</text:p>
      <text:p text:style-name="P31"/>
      <text:p text:style-name="P33">In order to comprehense more memory modules, we can denote the past values of the input with x<text:span text:style-name="T1">~</text:span><text:span text:style-name="T12">i </text:span><text:span text:style-name="T7">(t)= x(t – i) ; where </text:span><text:span text:style-name="T8">i</text:span><text:span text:style-name="T7"> is the lag, and then treat x</text:span><text:span text:style-name="T1">~</text:span><text:span text:style-name="T7"> as a convolution of the input sequence </text:span><text:span text:style-name="T7">using a kernel function c</text:span><text:span text:style-name="T12">i</text:span><text:span text:style-name="T7">. </text:span></text:p>
      <text:p text:style-name="P34">Therefore, </text:p>
      <text:p text:style-name="P32"><text:span text:style-name="T7">x</text:span><text:span text:style-name="T1">~</text:span><text:span text:style-name="T12">i </text:span><text:span text:style-name="T7">(t)= </text:span><text:span text:style-name="T7"><draw:frame draw:style-name="fr2" draw:name="Object1" text:anchor-type="as-char" svg:width="3.013cm" svg:height="1.139cm" draw:z-index="26"><draw:object xlink:href="./Object 1" xlink:type="simple" xlink:show="embed" xlink:actuate="onLoad"/><draw:image xlink:href="./ObjectReplacements/Object 1" xlink:type="simple" xlink:show="embed" xlink:actuate="onLoad"/></draw:frame></text:span><text:span text:style-name="T7"><text:tab/><text:tab/><text:tab/><text:tab/><text:tab/><text:tab/><text:tab/><text:tab/>(1)</text:span></text:p>
      <text:p text:style-name="P32"><text:span text:style-name="T7">For the tapped delay line, c</text:span><text:span text:style-name="T12">i</text:span><text:span text:style-name="T7"> will be </text:span></text:p>
      <text:p text:style-name="P32"><draw:custom-shape text:anchor-type="paragraph" draw:z-index="27" draw:style-name="gr8" draw:text-style-name="P98" svg:width="0.613cm" svg:height="1.812cm" svg:x="2.127cm" svg:y="0.06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 <text:s text:c="19"/>1 <text:s/>if t = w</text:span><text:span text:style-name="T12">i</text:span></text:p>
      <text:p text:style-name="P32"><text:span text:style-name="T7">c</text:span><text:span text:style-name="T12">i</text:span><text:span text:style-name="T7"> (t) = <text:s text:c="7"/><text:tab/><text:tab/><text:tab/><text:tab/><text:tab/><text:tab/><text:tab/><text:tab/><text:tab/><text:tab/>(2)</text:span></text:p>
      <text:p text:style-name="P34"/>
      <text:p text:style-name="P34"><text:s text:c="20"/>0 otherwise</text:p>
      <text:p text:style-name="P35"><text:soft-page-break/>Other kernel functions can imply different models of memory systems. For example, one can use a gaussian to sample values from the inputs, <text:s/>polynomial or exponential.</text:p>
      <text:p text:style-name="P33"><text:span text:style-name="T7">Consider two variables for a memory distribution, </text:span><text:span text:style-name="T8">depth</text:span><text:span text:style-name="T7"> and </text:span><text:span text:style-name="T8">resolution</text:span><text:span text:style-name="T7">. Depth means how far away back in time the samples are taken from. Resolution will mean the lag value for which the samples are taken. Considering these, the linear distribution is low depth but high resolution. Opposed to that we have the exponential distribution, with a high depth but low resolution. </text:span></text:p>
      <text:p text:style-name="P35">The exponential kernel function is </text:p>
      <text:p text:style-name="P33"><text:span text:style-name="T7">c</text:span><text:span text:style-name="T12">i</text:span><text:span text:style-name="T7">(t) = (1 − µ</text:span><text:span text:style-name="T12">i</text:span><text:span text:style-name="T7">) µ</text:span><text:span text:style-name="T1">t</text:span><text:span text:style-name="T12">i</text:span><text:span text:style-name="T7"> where </text:span><text:span text:style-name="T8">µ</text:span><text:span text:style-name="T7"> is an arbitrary constant in range [-1, 1]. </text:span></text:p>
      <text:p text:style-name="P35">One can observe that the samples with this distribution are more concentrated on the values close to the current input, and the lag increases with older and older entries. The exponential function does have the advantage of having theoretical values from all the inputs, even if the ones very far away are sampled at a very high lag.</text:p>
      <text:p text:style-name="P33"><text:span text:style-name="T7">One can combine the two variants into the </text:span><text:span text:style-name="T8">gamma memory</text:span><text:reference-mark-start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3]</text:span><text:reference-mark-end text:name="ADDIN Mendeley Citation{52a8506a-d7ba-44b8-a1c0-397d0b8ef54f} CSL_CITATION  { &quot;citationItems&quot; : [ { &quot;id&quot; : &quot;ITEM-1&quot;, &quot;itemData&quot; : { &quot;abstract&quot; : &quot;Presents a vector space framework to study short-term memory filters in dynamic neural networks. The authors define parameters to quantify the function of feedforward and recursive linear memory filters. They show, using vector spaces, what is the optimization problem solved by the PEs of the first hidden layer of the single input focused network architecture. Due to the special properties of the gamma bases, recursion brings an extra parameter lambda (the time constant of the leaky integrator) that displaces the memory manifold towards the desired signal when the mean square error is minimized. In contrast, for the feedforward memory filter the angle between the desired signal and the memory manifold is fixed for a given memory order. The adaptation of the feedback parameter can be done using gradient descent, but the optimization is nonconvex.&quot;, &quot;author&quot; : [ { &quot;family&quot; : &quot;Principe&quot;, &quot;given&quot; : &quot;J C&quot; }, { &quot;family&quot; : &quot;Kuo&quot;, &quot;given&quot; : &quot;J M&quot; }, { &quot;family&quot; : &quot;Celebi&quot;, &quot;given&quot; : &quot;S&quot; } ], &quot;container-title&quot; : &quot;IEEE Transactions on Neural Networks&quot;, &quot;id&quot; : &quot;ITEM-1&quot;, &quot;issue&quot; : &quot;2&quot;, &quot;issued&quot; : { &quot;date-parts&quot; : [ [ &quot;1994&quot; ] ] }, &quot;page&quot; : &quot;331-337&quot;, &quot;title&quot; : &quot;An analysis of the gamma memory in dynamic neural networks.&quot;, &quot;type&quot; : &quot;article-journal&quot;, &quot;volume&quot; : &quot;5&quot; }, &quot;uris&quot; : [ &quot;http://www.mendeley.com/documents/?uuid=52a8506a-d7ba-44b8-a1c0-397d0b8ef54f&quot; ] } ], &quot;mendeley&quot; : { &quot;previouslyFormattedCitation&quot; : &quot;[3]&quot; }, &quot;properties&quot; : { &quot;noteIndex&quot; : 0 }, &quot;schema&quot; : &quot;https://github.com/citation-style-language/schema/raw/master/csl-citation.json&quot; }  RNDZJaC1Ns5fV"/><text:span text:style-name="T7">⁠ <text:s/>and use advantages from both modules, with tweakable parameters. One can obtain a full family of gamma memories by varying the parameters from a tapped linear delay to a full exponential one.</text:span></text:p>
      <text:p text:style-name="P35">The content of a memory is also very important. In previous examples, a linear memory mapping was done. Let's denote x' the new inputs, the ones after some mapping function is applied. In previous cases x'(t) is x(t). We can use a different mapping, such that the input values are differenced or any other preprocessing that would help us maintain data and extract the essential, like trends for example.</text:p>
      <text:p text:style-name="P35">One can classify the memory content by the function that it's applied to the original inputs in order to obtain the mapped values. In some cases this function is the hidden layer neuron's activation function.</text:p>
      <text:p text:style-name="P35">Sometimes in order to get the best out of the prediction system, the data needs to be preprocessed. This may include outlier removal or differentiation for example. Outlier removal means that the values that are very different from the pattern get removed : values that are probably caused by measurement errors or human errors, and may influence the prediction system.</text:p>
      <text:p text:style-name="P35">Normalization has a very important role in preparing the data for using in a value-limited system, for example in a neural network using a sigmoid function : all the output values are in the range [0, 1]. Without normalization, greater input values cannot be processed.</text:p>
      <text:p text:style-name="P35">By normalization for a series we understand creating a mapping to x'(t) in the following way: first compute the average of the input series <draw:frame draw:style-name="fr2" draw:name="Object2" text:anchor-type="as-char" svg:width="2.187cm" svg:height="0.513cm" draw:z-index="199"><draw:object xlink:href="./Object 2" xlink:type="simple" xlink:show="embed" xlink:actuate="onLoad"/><draw:image xlink:href="./ObjectReplacements/Object 2" xlink:type="simple" xlink:show="embed" xlink:actuate="onLoad"/></draw:frame>, then compute the variance <text:s text:c="3"/><text:line-break/> <text:s text:c="10"/><draw:frame draw:style-name="fr2" draw:name="Object3" text:anchor-type="as-char" svg:width="4.923cm" svg:height="1.139cm" draw:z-index="200"><draw:object xlink:href="./Object 3" xlink:type="simple" xlink:show="embed" xlink:actuate="onLoad"/><draw:image xlink:href="./ObjectReplacements/Object 3" xlink:type="simple" xlink:show="embed" xlink:actuate="onLoad"/></draw:frame> <text:tab/><text:tab/><text:tab/><text:tab/><text:tab/><text:tab/><text:tab/>(3)</text:p>
      <text:p text:style-name="P35">In this situation, the new series, the mapped ones will be:</text:p>
      <text:p text:style-name="P35"><draw:frame draw:style-name="fr2" draw:name="Object4" text:anchor-type="as-char" svg:width="3.704cm" svg:height="1.028cm" draw:z-index="201"><draw:object xlink:href="./Object 4" xlink:type="simple" xlink:show="embed" xlink:actuate="onLoad"/><draw:image xlink:href="./ObjectReplacements/Object 4" xlink:type="simple" xlink:show="embed" xlink:actuate="onLoad"/></draw:frame><text:tab/><text:tab/><text:tab/><text:tab/><text:tab/><text:tab/><text:tab/><text:tab/>(4)</text:p>
      <text:p text:style-name="P35">The new mapping will consist of both positive and negative values and it will be relative to the variance of the entire series. For the test data, one can use the same values for average and variance, the ones computed for the training data.</text:p>
      <text:p text:style-name="P35">The memory can keep both the original data and the normalized ( mapped ) values. Further, the prediction system can work with both or only with the mapped values, having a mapping/demapping operation each time it has to interact with the user.</text:p>
      <text:p text:style-name="P35">A memory is called adaptive if the memorised values are influenced by the learning process. This way, the hidden layer for example can connect back to the memory in order to recompute the stored values. The x' values will not be static as in a single function applied, but dynamic and will be influenced by the neurons in the network.</text:p>
      <text:p text:style-name="P33"><text:span text:style-name="T7">Types of neural networks algorithms for time series learning in recurrent networks include Back Propagation Through Time</text:span><text:reference-mark-start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4]</text:span><text:reference-mark-end text:name="ADDIN Mendeley Citation{b032da0f-cb8c-4823-966f-75a91c1f0df5} CSL_CITATION  { &quot;citationItems&quot; : [ { &quot;id&quot; : &quot;ITEM-1&quot;, &quot;itemData&quot; : { &quot;author&quot; : [ { &quot;family&quot; : &quot;Werbos&quot;, &quot;given&quot; : &quot;Paul&quot; } ], &quot;container-title&quot; : &quot;Proceedings of the IEEE&quot;, &quot;id&quot; : &quot;ITEM-1&quot;, &quot;issue&quot; : &quot;10&quot;, &quot;issued&quot; : { &quot;date-parts&quot; : [ [ &quot;1990&quot; ] ] }, &quot;page&quot; : &quot;1550-1560&quot;, &quot;title&quot; : &quot;Backpropagation through time: What it does and How to do it&quot;, &quot;type&quot; : &quot;article-journal&quot;, &quot;volume&quot; : &quot;78&quot; }, &quot;uris&quot; : [ &quot;http://www.mendeley.com/documents/?uuid=b032da0f-cb8c-4823-966f-75a91c1f0df5&quot; ] } ], &quot;mendeley&quot; : { &quot;previouslyFormattedCitation&quot; : &quot;[4]&quot; }, &quot;properties&quot; : { &quot;noteIndex&quot; : 0 }, &quot;schema&quot; : &quot;https://github.com/citation-style-language/schema/raw/master/csl-citation.json&quot; }  RND2UrfnHGEMz"/><text:span text:style-name="T7">⁠ or Real Time Recurrent Learning</text:span><text:reference-mark-start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5]</text:span><text:reference-mark-end text:name="ADDIN Mendeley Citation{42dc9d82-c7ee-4891-82c9-4d12277e0a00} CSL_CITATION  { &quot;citationItems&quot; : [ { &quot;id&quot; : &quot;ITEM-1&quot;, &quot;itemData&quot; : { &quot;author&quot; : [ { &quot;family&quot; : &quot;Bod\u00e9n&quot;, &quot;given&quot; : &quot;M.&quot; } ], &quot;container-title&quot; : &quot;The DALLAS project. Report from the NUTEK-supported project AIS-8, SICS. Holst: Application of data analysis with learning systems&quot;, &quot;id&quot; : &quot;ITEM-1&quot;, &quot;issue&quot; : &quot;2&quot;, &quot;issued&quot; : { &quot;date-parts&quot; : [ [ &quot;2001&quot; ] ] }, &quot;page&quot; : &quot;1-10&quot;, &quot;publisher&quot; : &quot;Citeseer&quot;, &quot;title&quot; : &quot;A guide to recurrent neural networks and backpropagation&quot;, &quot;type&quot; : &quot;article-journal&quot; }, &quot;uris&quot; : [ &quot;http://www.mendeley.com/documents/?uuid=42dc9d82-c7ee-4891-82c9-4d12277e0a00&quot; ] } ], &quot;mendeley&quot; : { &quot;previouslyFormattedCitation&quot; : &quot;[5]&quot; }, &quot;properties&quot; : { &quot;noteIndex&quot; : 0 }, &quot;schema&quot; : &quot;https://github.com/citation-style-language/schema/raw/master/csl-citation.json&quot; }  RNDEyQ4NTXpe5"/><text:span text:style-name="T7">⁠. Both use adaptive memory as </text:span><text:soft-page-break/><text:span text:style-name="T7">described above.</text:span></text:p>
      <text:p text:style-name="P35">Having the three possible memory types ( linear, exponential, gamma ) and the two memory content classification, one can then split the memory into a taxonomy, and analyse which fits the best the sequence processing task. </text:p>
      <text:p text:style-name="P33"><text:span text:style-name="T7">The main goal for a network would be to adequately determine the function that converts the inputs x to the remapped x' inputs. Having weights on the inputs, denoted by </text:span><text:span text:style-name="T8">w</text:span><text:span text:style-name="T7">, the memory would have to try to determine </text:span><text:span text:style-name="T8">w</text:span><text:span text:style-name="T7"> such that all the necessary information is kept. This includes any short term or long term dependencies between data, mostly the trend of the series and possible random shock. </text:span></text:p>
      <text:p text:style-name="P33"><text:span text:style-name="T7">A good approach would be gradient descent procedure. However in time series, gradient-descent has poor scalability, and it experiences the "</text:span><text:span text:style-name="T8">forgetness</text:span><text:span text:style-name="T7">" problem or the vanishing gradient problem</text:span><text:reference-mark-start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6]</text:span><text:reference-mark-end text:name="ADDIN Mendeley Citation{28881e23-03bb-4b89-9b27-81c86f289c01} CSL_CITATION  { &quot;citationItems&quot; : [ { &quot;id&quot; : &quot;ITEM-1&quot;, &quot;itemData&quot; : { &quot;DOI&quot; : &quot;10.1109/72.548162&quot;, &quot;abstract&quot; : &quot;It has previously been shown that gradient-descent learning algorithms for recurrent neural networks can perform poorly on tasks that involve long-term dependencies, i.e. those problems for which the desired output depends on inputs presented at times far in the past. We show that the long-term dependencies problem is lessened for a class of architectures called nonlinear autoregressive models with exogenous (NARX) recurrent neural networks, which have powerful representational capabilities. We have previously reported that gradient descent learning can be more effective in NARX networks than in recurrent neural network architectures that have \&quot;hidden states\&quot; on problems including grammatical inference and nonlinear system identification. Typically, the network converges much faster and generalizes better than other networks. The results in this paper are consistent with this phenomenon. We present some experimental results which show that NARX networks can often retain information for two to three times as long as conventional recurrent neural networks. We show that although NARX networks do not circumvent the problem of long-term dependencies, they can greatly improve performance on long-term dependency problems. We also describe in detail some of the assumptions regarding what it means to latch information robustly and suggest possible ways to loosen these assumptions.&quot;, &quot;author&quot; : [ { &quot;family&quot; : &quot;Lin&quot;, &quot;given&quot; : &quot;T&quot; }, { &quot;family&quot; : &quot;Horne&quot;, &quot;given&quot; : &quot;B G&quot; }, { &quot;family&quot; : &quot;Tino&quot;, &quot;given&quot; : &quot;P&quot; }, { &quot;family&quot; : &quot;Giles&quot;, &quot;given&quot; : &quot;C L&quot; } ], &quot;container-title&quot; : &quot;IEEE transactions on neural networks / a publication of the IEEE Neural Networks Council&quot;, &quot;id&quot; : &quot;ITEM-1&quot;, &quot;issue&quot; : &quot;6&quot;, &quot;issued&quot; : { &quot;date-parts&quot; : [ [ &quot;1996&quot;, &quot;1&quot; ] ] }, &quot;page&quot; : &quot;1329-38&quot;, &quot;title&quot; : &quot;Learning long-term dependencies in NARX recurrent neural networks.&quot;, &quot;type&quot; : &quot;article-journal&quot;, &quot;volume&quot; : &quot;7&quot; }, &quot;uris&quot; : [ &quot;http://www.mendeley.com/documents/?uuid=28881e23-03bb-4b89-9b27-81c86f289c01&quot; ] } ], &quot;mendeley&quot; : { &quot;previouslyFormattedCitation&quot; : &quot;[6]&quot; }, &quot;properties&quot; : { &quot;noteIndex&quot; : 0 }, &quot;schema&quot; : &quot;https://github.com/citation-style-language/schema/raw/master/csl-citation.json&quot; }  RNDV9UR29gBf5"/><text:span text:style-name="T7">⁠. This problem appears because expanding the Jacobian of the learning function over </text:span><text:span text:style-name="T9">t</text:span><text:span text:style-name="T7"> time steps tends towards zero when </text:span><text:span text:style-name="T9">t</text:span><text:span text:style-name="T7"> tends towards the beginning of the series. This means that the gradient descent learning procedure will value more the inputs closer to the current time rather than the old ones. In conclusion, the algorithm cannot discover and predict the so called long-term dependencies, that appear after a long time. </text:span></text:p>
      <text:p text:style-name="P35">This projects aims to provide a solution to the problem of time series forecasting using a nonlinear model with neural networks that can detect long term dependencies. The purpose is also to experiment using generated data but also with real data, and determine which type of system is best suited for a specific time series prediction application. </text:p>
      <text:p text:style-name="P52"/>
      <text:h text:style-name="P94" text:outline-level="2">2.2. Prediction evaluations</text:h>
      <text:p text:style-name="P51"/>
      <text:p text:style-name="P52">In order to evaluate the quality of a prediction, one can define a set of functions that can quantify the quality. Let's assume we have a time series <text:span text:style-name="T5">d(t)</text:span> and the prediction <text:span text:style-name="T5">y(t) </text:span><text:span text:style-name="T19">for a series of </text:span><text:span text:style-name="T19">length </text:span><text:span text:style-name="T5">n</text:span>. The most simple function would be:</text:p>
      <text:p text:style-name="P52"><draw:frame draw:style-name="fr2" draw:name="Object26" text:anchor-type="as-char" svg:width="4.039cm" svg:height="1.139cm" draw:z-index="202"><draw:object xlink:href="./Object 26" xlink:type="simple" xlink:show="embed" xlink:actuate="onLoad"/><draw:image xlink:href="./ObjectReplacements/Object 26" xlink:type="simple" xlink:show="embed" xlink:actuate="onLoad"/></draw:frame><text:tab/><text:tab/><text:tab/><text:tab/><text:tab/><text:tab/><text:tab/><text:tab/> (5)</text:p>
      <text:p text:style-name="P52">In this case f<text:span text:style-name="T12">1</text:span> is the sum of the squared deviations of the predicted values compared to the target values. <text:s/>However f<text:span text:style-name="T12">1</text:span> is highly dependant on the series size: more terms to the series implies a bigger error, and this stops the possibility of comparing the quality of the prediction of two different series.</text:p>
      <text:p text:style-name="P52">f<text:span text:style-name="T12">2</text:span> solves this problem by computing the mean:</text:p>
      <text:p text:style-name="P52"><draw:frame draw:style-name="fr2" draw:name="Object27" text:anchor-type="as-char" svg:width="4.39cm" svg:height="1.82cm" draw:z-index="203"><draw:object xlink:href="./Object 27" xlink:type="simple" xlink:show="embed" xlink:actuate="onLoad"/><draw:image xlink:href="./ObjectReplacements/Object 27" xlink:type="simple" xlink:show="embed" xlink:actuate="onLoad"/></draw:frame><text:tab/><text:tab/><text:tab/><text:tab/><text:tab/><text:tab/><text:tab/><text:tab/>(6)</text:p>
      <text:p text:style-name="P52">f<text:span text:style-name="T12">2</text:span> is based on the root mean square method: it's the root-mean-square-error (RMSE). This function solves the problem of error cumulating, but it still has the problem of relative error. The computed mean error is only absolute, and highly depend on the series values. For example if we try to predict the values of the exchange rate and we have an f<text:span text:style-name="T12">2</text:span> value of 2.0, the prediction is very bad ( ranging 30 % to 100 % for close value rates), but if we predict the stock markets values that range over one million per unit, an error of 2.0 per million is very small.</text:p>
      <text:p text:style-name="P52">In order to solve this problem, f<text:span text:style-name="T12">3</text:span> will also divide the value by the average time series absolute values:</text:p>
      <text:p text:style-name="P52"><text:soft-page-break/><draw:frame draw:style-name="fr2" draw:name="Object28" text:anchor-type="as-char" svg:width="9.878cm" svg:height="2.958cm" draw:z-index="204"><draw:object xlink:href="./Object 28" xlink:type="simple" xlink:show="embed" xlink:actuate="onLoad"/><draw:image xlink:href="./ObjectReplacements/Object 28" xlink:type="simple" xlink:show="embed" xlink:actuate="onLoad"/></draw:frame><text:tab/><text:tab/><text:tab/><text:tab/>(7)</text:p>
      <text:p text:style-name="P52">f<text:span text:style-name="T12">3</text:span> is called the coefficient of variation of the RMSE, being RMSE divided by the mean <text:span text:style-name="T5"><draw:frame draw:style-name="fr2" draw:name="Object35" text:anchor-type="as-char" svg:width="0.751cm" svg:height="0.517cm" draw:z-index="205"><draw:object xlink:href="./Object 35" xlink:type="simple" xlink:show="embed" xlink:actuate="onLoad"/><draw:image xlink:href="./ObjectReplacements/Object 35" xlink:type="simple" xlink:show="embed" xlink:actuate="onLoad"/></draw:frame></text:span>. Although f<text:span text:style-name="T12">3</text:span> seems to cover the most problems, it only shows the mean error of the predicted values. If our prediction is off the scale for some certain values, then maybe the average itself will not be influenced a lot, but stay in a certain margin of error. The root mean squared based error calculations don't cover such cases when more penalties have to be included in the evaluation.</text:p>
      <text:p text:style-name="P52">Further, we define f<text:span text:style-name="T12">4</text:span> as the normalized (by the target variance) RMSE.</text:p>
      <text:p text:style-name="P52"><draw:frame draw:style-name="fr2" draw:name="Object34" text:anchor-type="as-char" svg:width="4.396cm" svg:height="2.544cm" draw:z-index="206"><draw:object xlink:href="./Object 29" xlink:type="simple" xlink:show="embed" xlink:actuate="onLoad"/><draw:image xlink:href="./ObjectReplacements/Object 29" xlink:type="simple" xlink:show="embed" xlink:actuate="onLoad"/></draw:frame><text:tab/><text:tab/><text:tab/><text:tab/><text:tab/><text:tab/><text:tab/><text:tab/>(8)</text:p>
      <text:p text:style-name="P52">f<text:span text:style-name="T12">4</text:span> has an interesting property : if the predicted values are the exact average, the value of f<text:span text:style-name="T12">4</text:span> is 1. A better prediction than the average must have f<text:span text:style-name="T12">4</text:span> value below 1, and a worse prediction will have greater values.</text:p>
      <text:p text:style-name="P52">Another interesting test would be a variant of <text:span text:style-name="T5">Random Walk: </text:span><text:span text:style-name="T19">compute the values of the test functions by using as prediction the previous value of the series. This would give us more insight about comparing the results: if the random walk tests results are similar with our prediction, then the prediction is no better than the random walk. For this purpose we define </text:span><text:span text:style-name="T5">y</text:span><text:span text:style-name="T14">RW</text:span><text:span text:style-name="T19"> as the random walk prediction:</text:span></text:p>
      <text:p text:style-name="P54"><draw:frame draw:style-name="fr2" draw:name="Object5" text:anchor-type="as-char" svg:width="3.237cm" svg:height="0.529cm" draw:z-index="207"><draw:object xlink:href="./Object 5" xlink:type="simple" xlink:show="embed" xlink:actuate="onLoad"/><draw:image xlink:href="./ObjectReplacements/Object 5" xlink:type="simple" xlink:show="embed" xlink:actuate="onLoad"/></draw:frame> <text:tab/><text:tab/><text:tab/><text:tab/><text:tab/><text:tab/><text:tab/><text:tab/><text:tab/><text:span text:style-name="T19">(9)</text:span></text:p>
      <text:p text:style-name="P52">Another problem is that the test functions if applied only on the training data do not cover the underfitting and overfitting problems. A good test should reveal if our model is too complicated for our data or contrary, too simple for our complex data pattern.</text:p>
      <text:p text:style-name="P52">In order to evaluate a model, the Akaike Information Criteria<text:reference-mark-start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10]<text:reference-mark-end text:name="ADDIN Mendeley Citation{081135a6-8ba6-4434-8273-f87f9129498d} CSL_CITATION  { &quot;citationItems&quot; : [ { &quot;id&quot; : &quot;ITEM-1&quot;, &quot;itemData&quot; : { &quot;author&quot; : [ { &quot;family&quot; : &quot;Akaike&quot;, &quot;given&quot; : &quot;H&quot; } ], &quot;container-title&quot; : &quot;IEEE Transactions on Automatic Control&quot;, &quot;id&quot; : &quot;ITEM-1&quot;, &quot;issue&quot; : &quot;6&quot;, &quot;issued&quot; : { &quot;date-parts&quot; : [ [ &quot;1974&quot; ] ] }, &quot;page&quot; : &quot;716-723&quot;, &quot;title&quot; : &quot;A new look at statistical model identification&quot;, &quot;type&quot; : &quot;article-journal&quot;, &quot;volume&quot; : &quot;19&quot; }, &quot;uris&quot; : [ &quot;http://www.mendeley.com/documents/?uuid=081135a6-8ba6-4434-8273-f87f9129498d&quot; ] } ], &quot;mendeley&quot; : { &quot;previouslyFormattedCitation&quot; : &quot;[10]&quot; }, &quot;properties&quot; : { &quot;noteIndex&quot; : 0 }, &quot;schema&quot; : &quot;https://github.com/citation-style-language/schema/raw/master/csl-citation.json&quot; }  RND6R6Ed9YQIc"/>⁠ can be used, which is a simple and easy way to evaluate the fitness. However the AIC requires a precise determination of the degrees of freedom for a statistical model. Unfortunately neural networks create a model for the data but without an exact identification of the parameters. This would also mean that the degrees of freedom would be very hard to determine. There have been attempts to compute the degrees of freedom for the MLP<text:reference-mark-start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11]<text:reference-mark-end text:name="ADDIN Mendeley Citation{966c1b7c-2bd3-490b-b40e-8506ef1f14db} CSL_CITATION  { &quot;citationItems&quot; : [ { &quot;id&quot; : &quot;ITEM-1&quot;, &quot;itemData&quot; : { &quot;author&quot; : [ { &quot;family&quot; : &quot;Ingrassia&quot;, &quot;given&quot; : &quot;Salvatore&quot; } ], &quot;container-title&quot; : &quot;Advances in Data Analysis&quot;, &quot;id&quot; : &quot;ITEM-1&quot;, &quot;issue&quot; : &quot;1&quot;, &quot;issued&quot; : { &quot;date-parts&quot; : [ [ &quot;2007&quot; ] ] }, &quot;title&quot; : &quot;Equivalent number of degrees of freedom for neural networks&quot;, &quot;type&quot; : &quot;article-journal&quot; }, &quot;uris&quot; : [ &quot;http://www.mendeley.com/documents/?uuid=966c1b7c-2bd3-490b-b40e-8506ef1f14db&quot; ] } ], &quot;mendeley&quot; : { &quot;previouslyFormattedCitation&quot; : &quot;[11]&quot; }, &quot;properties&quot; : { &quot;noteIndex&quot; : 0 }, &quot;schema&quot; : &quot;https://github.com/citation-style-language/schema/raw/master/csl-citation.json&quot; }  RNDLBnRdOcQBv"/>⁠, starting from the matrix of inputs and weights, by computing the eigenvalues, but this theory can only be used for a part of the NARX architecture, more less for the feedback loop. It has been proved though that neural networks can present a likelihood function by reduction to a conic model<text:reference-mark-start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12]<text:reference-mark-end text:name="ADDIN Mendeley Citation{bfa5891f-5b73-4461-9085-960a7ba5f004} CSL_CITATION  { &quot;citationItems&quot; : [ { &quot;id&quot; : &quot;ITEM-1&quot;, &quot;itemData&quot; : { &quot;author&quot; : [ { &quot;family&quot; : &quot;Fukumizu&quot;, &quot;given&quot; : &quot;K&quot; } ], &quot;container-title&quot; : &quot;The Annals of Statistics&quot;, &quot;id&quot; : &quot;ITEM-1&quot;, &quot;issue&quot; : &quot;3&quot;, &quot;issued&quot; : { &quot;date-parts&quot; : [ [ &quot;2003&quot; ] ] }, &quot;page&quot; : &quot;833-851&quot;, &quot;title&quot; : &quot;Likelihood ratio of unidentifiable models and multilayer neural networks&quot;, &quot;type&quot; : &quot;article-journal&quot;, &quot;volume&quot; : &quot;31&quot; }, &quot;uris&quot; : [ &quot;http://www.mendeley.com/documents/?uuid=bfa5891f-5b73-4461-9085-960a7ba5f004&quot; ] } ], &quot;mendeley&quot; : { &quot;previouslyFormattedCitation&quot; : &quot;[12]&quot; }, &quot;properties&quot; : { &quot;noteIndex&quot; : 0 }, &quot;schema&quot; : &quot;https://github.com/citation-style-language/schema/raw/master/csl-citation.json&quot; }  RNDQzfTKvvCRe"/>⁠. In this situation we can use the statistic tests that require the probability distribution and compare the prediction with the distribution of the real data.</text:p>
      <text:p text:style-name="P52">We will use two important tests for "goodness of fit" : Kolmogorov – Smirnov<text:reference-mark-start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13]<text:reference-mark-end text:name="ADDIN Mendeley Citation{24de6fd8-19d5-410a-aa8a-b2e4e4d69b00} CSL_CITATION  { &quot;citationItems&quot; : [ { &quot;id&quot; : &quot;ITEM-1&quot;, &quot;itemData&quot; : { &quot;author&quot; : [ { &quot;family&quot; : &quot;Kolmogorov&quot;, &quot;given&quot; : &quot;A N&quot; } ], &quot;container-title&quot; : &quot;G Inst Ital Attuari&quot;, &quot;id&quot; : &quot;ITEM-1&quot;, &quot;issued&quot; : { &quot;date-parts&quot; : [ [ &quot;1933&quot; ] ] }, &quot;page&quot; : &quot;83-91&quot;, &quot;title&quot; : &quot;Sulla determinazione empirica di una legge di distribuzione&quot;, &quot;type&quot; : &quot;article-journal&quot;, &quot;volume&quot; : &quot;4&quot; }, &quot;uris&quot; : [ &quot;http://www.mendeley.com/documents/?uuid=24de6fd8-19d5-410a-aa8a-b2e4e4d69b00&quot; ] } ], &quot;mendeley&quot; : { &quot;previouslyFormattedCitation&quot; : &quot;[13]&quot; }, &quot;properties&quot; : { &quot;noteIndex&quot; : 0 }, &quot;schema&quot; : &quot;https://github.com/citation-style-language/schema/raw/master/csl-citation.json&quot; }  RND4Ke0TVTqmi"/>⁠ and Anderson – Darling<text:reference-mark-start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14]<text:reference-mark-end text:name="ADDIN Mendeley Citation{c2dd9016-24c0-4329-9765-b1defe80c752} CSL_CITATION  { &quot;citationItems&quot; : [ { &quot;id&quot; : &quot;ITEM-1&quot;, &quot;itemData&quot; : { &quot;author&quot; : [ { &quot;family&quot; : &quot;Anderson&quot;, &quot;given&quot; : &quot;TW&quot; }, { &quot;family&quot; : &quot;Darling&quot;, &quot;given&quot; : &quot;DA&quot; } ], &quot;container-title&quot; : &quot;The Annals of Mathematical Statistics&quot;, &quot;id&quot; : &quot;ITEM-1&quot;, &quot;issued&quot; : { &quot;date-parts&quot; : [ [ &quot;1952&quot; ] ] }, &quot;title&quot; : &quot;Asymptotic theory of certain \&quot; goodness of fit\&quot; criteria based on stochastic processes&quot;, &quot;type&quot; : &quot;article-journal&quot; }, &quot;uris&quot; : [ &quot;http://www.mendeley.com/documents/?uuid=c2dd9016-24c0-4329-9765-b1defe80c752&quot; ] } ], &quot;mendeley&quot; : { &quot;previouslyFormattedCitation&quot; : &quot;[14]&quot; }, &quot;properties&quot; : { &quot;noteIndex&quot; : 0 }, &quot;schema&quot; : &quot;https://github.com/citation-style-language/schema/raw/master/csl-citation.json&quot; }  RNDcaoo7kYbkr"/>⁠, which require the distribution function of the data. Although these tests apply for continuous distributions of data, we will make some adaptation in order to apply for our case: consider the targets as part of a continuous distribution as well and compute the values for both the targets and predicted values. The comparison of the two can give an insight about whether they are part of the same distribution. These tests however do not tell us if a prediction is good or not, <text:s/>but they provide with a necessary condition: the points must be part of the same distribution. In order to have a good prediction, the ordering of the points is also important, and this is one point that the statistical tests for distribution match do not cover. We can say though that if the prediction and the <text:soft-page-break/>data is not from the same distribution, then the prediction is bad.</text:p>
      <text:p text:style-name="P52">The common empirical cummulative data distribution function can be defined like the following:</text:p>
      <text:p text:style-name="P52"><draw:frame draw:style-name="fr2" draw:name="Object29" text:anchor-type="as-char" svg:width="4.288cm" svg:height="1.139cm" draw:z-index="208"><draw:object xlink:href="./Object 30" xlink:type="simple" xlink:show="embed" xlink:actuate="onLoad"/><draw:image xlink:href="./ObjectReplacements/Object 30" xlink:type="simple" xlink:show="embed" xlink:actuate="onLoad"/></draw:frame><text:tab/><text:tab/><text:tab/><text:tab/><text:tab/><text:tab/><text:tab/><text:tab/>(10) where <text:span text:style-name="T5">n</text:span> is the number of data samples and <text:span text:style-name="T5">d</text:span> are the samples (the targets). <text:span text:style-name="T18">1</text:span> is the function that returns 1 is the condition is true or 0 otherwise. We can observe F is a probability so it will be in the range [0, 1].</text:p>
      <text:p text:style-name="P52">F can then be used in the tests.</text:p>
      <text:p text:style-name="P52">For the both tests, the result of the test has to be compared with a critical value specific to the target distribution. If the computed statistic is greater then the critical value, then we can reject the null hypothesis that the samples are from the same distribution, and accept the alternative, that they are from a different distribution. The critical values are standard for certain distributions like the <text:span text:style-name="T5">normal distribution</text:span>. Because the distribution of the targets – time series is unknown, this value has to be determined empirically.</text:p>
      <text:p text:style-name="P52">The Kolmogorov – Smirnov test ( abbreviated KS ) has the advantage of being independent of the actual values of the series and distribution, so the statistic itself is absolute. Another important advantage is being exact: compared to root mean square tests or chi-squared tests, KS does not require an adequate size of data, it can be computed with decent results for any size of data. A disadvantage for KS is that it favours mostly the center of the data and leaves the edges with less influence on the result. </text:p>
      <text:p text:style-name="P52">The KS statistic is defined as:</text:p>
      <text:p text:style-name="P52"><draw:frame draw:style-name="fr2" draw:name="Object30" text:anchor-type="as-char" svg:width="4.572cm" svg:height="0.746cm" draw:z-index="209"><draw:object xlink:href="./Object 31" xlink:type="simple" xlink:show="embed" xlink:actuate="onLoad"/><draw:image xlink:href="./ObjectReplacements/Object 31" xlink:type="simple" xlink:show="embed" xlink:actuate="onLoad"/></draw:frame><text:tab/><text:tab/><text:tab/><text:tab/><text:tab/><text:tab/><text:tab/><text:tab/>(11)</text:p>
      <text:p text:style-name="P52">where F<text:span text:style-name="T12">1</text:span> and F<text:span text:style-name="T12">2</text:span> are the empirical distribution functions for the two series.</text:p>
      <text:p text:style-name="P52">The formula looks pretty simple and it basically finds the largest difference in absolute value between the cummulated distribution functions: the point where the cummulated error reaches the maximum.</text:p>
      <text:p text:style-name="P52">The Anderson – Darling test ( abbreviated AD ) starts from KS but it has a better coverage of the data outside the center : the head and the tail of the series.</text:p>
      <text:p text:style-name="P52"><draw:frame draw:style-name="fr2" draw:name="Object31" text:anchor-type="as-char" svg:width="9.015cm" svg:height="1.139cm" draw:z-index="210"><draw:object xlink:href="./Object 34" xlink:type="simple" xlink:show="embed" xlink:actuate="onLoad"/><draw:image xlink:href="./ObjectReplacements/Object 34" xlink:type="simple" xlink:show="embed" xlink:actuate="onLoad"/></draw:frame><text:tab/><text:tab/><text:tab/><text:tab/>(12)</text:p>
      <text:p text:style-name="P52">In this case the <text:span text:style-name="T5">y</text:span> are the predictions and <text:span text:style-name="T5">F</text:span> is the distribution of the targets. This adaptation is required because the original distribution is unknown, but we have it's cummulated distribution function. <text:s/>Another point that has to be taken into consideration: it is possible that the distribution function of the targets may return a value of zero if the predicted value is below any target value. This is not possible for the original formula because for every value there is at least one that matches ( the actual value we want to compute for ) so the probability never reaches zero. To avoid logarithm from zero, we must ignore the specific cases when the cummulative distribution function returns 0.</text:p>
      <text:p text:style-name="P52">In conclusion, the analysis of a distribution match would require the computation of the above functions and tests and compare them. </text:p>
      <text:p text:style-name="P52">The statistics test together with RMS functions and their variants can give us a certain amount of information that we would require in order to say if a prediction is better or worse than another.</text:p>
      <text:p text:style-name="P40">The next section presents the NARX model, which starts from the gradient descent problem, with a nonlinear memory and tries to discover long-term dependencies in input data.</text:p>
      <text:p text:style-name="P35"/>
      <text:h text:style-name="P88" text:outline-level="1"/>
      <text:h text:style-name="Heading_20_1" text:outline-level="1"/>
      <text:h text:style-name="P87" text:outline-level="1">3. The NARX model</text:h>
      <text:p text:style-name="P55"/>
      <text:h text:style-name="P93" text:outline-level="2">3.1. Theoretical NARX and neural networks</text:h>
      <text:p text:style-name="Text_20_body"/>
      <text:p text:style-name="P14"><text:span text:style-name="T7">Nonlinear AutoRegressive with eXogenous inputs</text:span><text:reference-mark-start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7]</text:span><text:reference-mark-end text:name="ADDIN Mendeley Citation{e39448c6-b90a-4588-9a8c-e097e6f80d77} CSL_CITATION  { &quot;citationItems&quot; : [ { &quot;id&quot; : &quot;ITEM-1&quot;, &quot;itemData&quot; : { &quot;DOI&quot; : &quot;10.1109/3477.558801&quot;, &quot;abstract&quot; : &quot;Recently, fully connected recurrent neural networks have been proven to be computationally rich-at least as powerful as Turing machines. This work focuses on another network which is popular in control applications and has been found to be very effective at learning a variety of problems. These networks are based upon Nonlinear AutoRegressive models with eXogenous Inputs (NARX models), and are therefore called NARX networks. As opposed to other recurrent networks, NARX networks have a limited feedback which comes only from the output neuron rather than from hidden states. They are formalized by y(t)=Psi(u(t-n(u)), ..., u(t-1), u(t), y(t-n(y)), ..., y(t-1)) where u(t) and y(t) represent input and output of the network at time t, n(u) and n(y) are the input and output order, and the function Psi is the mapping performed by a Multilayer Perceptron. We constructively prove that the NARX networks with a finite number of parameters are computationally as strong as fully connected recurrent networks and thus Turing machines. We conclude that in theory one can use the NARX models, rather than conventional recurrent networks without any computational loss even though their feedback is limited. Furthermore, these results raise the issue of what amount of feedback or recurrence is necessary for any network to be Turing equivalent and what restrictions on feedback limit computational power.&quot;, &quot;author&quot; : [ { &quot;family&quot; : &quot;Siegelmann&quot;, &quot;given&quot; : &quot;H T&quot; }, { &quot;family&quot; : &quot;Horne&quot;, &quot;given&quot; : &quot;B G&quot; }, { &quot;family&quot; : &quot;Giles&quot;, &quot;given&quot; : &quot;C L&quot; } ], &quot;container-title&quot; : &quot;IEEE transactions on systems, man, and cybernetics. Part B, Cybernetics : a publication of the IEEE Systems, Man, and Cybernetics Society&quot;, &quot;id&quot; : &quot;ITEM-1&quot;, &quot;issue&quot; : &quot;2&quot;, &quot;issued&quot; : { &quot;date-parts&quot; : [ [ &quot;1997&quot;, &quot;1&quot; ] ] }, &quot;page&quot; : &quot;208-15&quot;, &quot;title&quot; : &quot;Computational capabilities of recurrent NARX neural networks.&quot;, &quot;type&quot; : &quot;article-journal&quot;, &quot;volume&quot; : &quot;27&quot; }, &quot;uris&quot; : [ &quot;http://www.mendeley.com/documents/?uuid=e39448c6-b90a-4588-9a8c-e097e6f80d77&quot; ] } ], &quot;mendeley&quot; : { &quot;previouslyFormattedCitation&quot; : &quot;[7]&quot; }, &quot;properties&quot; : { &quot;noteIndex&quot; : 0 }, &quot;schema&quot; : &quot;https://github.com/citation-style-language/schema/raw/master/csl-citation.json&quot; }  RNDN0YFfsLbeF"/><text:span text:style-name="T7">⁠ model is a type of recurrent neural network defined by the following:</text:span></text:p>
      <text:p text:style-name="P17"><draw:frame draw:style-name="fr2" draw:name="Object44" text:anchor-type="as-char" svg:width="12.12cm" svg:height="0.483cm" draw:z-index="240"><draw:object xlink:href="./Object 44" xlink:type="simple" xlink:show="embed" xlink:actuate="onLoad"/><draw:image xlink:href="./ObjectReplacements/Object 44" xlink:type="simple" xlink:show="embed" xlink:actuate="onLoad"/></draw:frame><text:span text:style-name="T7"><text:tab/><text:tab/></text:span><text:span text:style-name="T11">(13)</text:span></text:p>
      <text:p text:style-name="P14"><text:span text:style-name="T7">where </text:span><text:span text:style-name="T8">d</text:span><text:span text:style-name="T7"> are the targets for the time series that we want to predict, <text:s/></text:span><text:span text:style-name="T8">y</text:span><text:span text:style-name="T7"> are the past predicted values by the model, <text:s/></text:span><text:span text:style-name="T8">a, b</text:span><text:span text:style-name="T7"> are the input and output order, </text:span><text:span text:style-name="T8">x</text:span><text:span text:style-name="T7"> are the exogenous variables and </text:span><text:span text:style-name="T8">f </text:span><text:span text:style-name="T7">is a nonlinear function. </text:span></text:p>
      <text:p text:style-name="P15">The model purpose is to predict the next value of the time series taking into account other time series that influence our own, but also past values of the series or past predictions.</text:p>
      <text:p text:style-name="P14"><text:span text:style-name="T7">In the model we can observe the exogenous variables: variables that influence the value of our time series, the one we want to predict. The input order gives the number of past exogenous variables that are fed into the system. We can also note that the exogenous variables have an arbitrary number ( can be none, one, or more ). In general, the exogenous variables are time series as well. We can use the exogenous variables values starting from current time </text:span><text:span text:style-name="T8">t</text:span><text:span text:style-name="T7"> until </text:span><text:span text:style-name="T8">t – a</text:span><text:span text:style-name="T7">, where a is the input order. The input variables among with their order are called the </text:span><text:span text:style-name="T8">input regressor</text:span><text:span text:style-name="T7">.</text:span></text:p>
      <text:p text:style-name="P14"><text:span text:style-name="T7">The </text:span><text:span text:style-name="T8">y</text:span><text:span text:style-name="T7"> are the past predicted values. Because we want to predict the value at the current time </text:span><text:span text:style-name="T8">t</text:span><text:span text:style-name="T7">, we can use values starting from </text:span><text:span text:style-name="T8">t – 1</text:span><text:span text:style-name="T7"> to </text:span><text:span text:style-name="T8">t – b</text:span><text:span text:style-name="T7">, where </text:span><text:span text:style-name="T8">b</text:span><text:span text:style-name="T7"> is the output order – the number of past predictions fed into the model. These output values among with their order are called the </text:span><text:span text:style-name="T8">output regressor</text:span><text:span text:style-name="T7">. </text:span></text:p>
      <text:p text:style-name="P14"><text:span text:style-name="T7">The targets </text:span><text:span text:style-name="T8">d</text:span><text:span text:style-name="T7"> represent the real values of the time series that we want to predict, which are also fed into the system. The same order as for past predicted values is used. In case these values are missing, the system will try to predict the next values of the time series only from the exogenous variables or using the feedback from past predicted values.</text:span></text:p>
      <text:p text:style-name="P14"><text:span text:style-name="T7">The first system parameter is the number of inputs ( exogenous ) </text:span><text:span text:style-name="T8">M</text:span><text:span text:style-name="T7">. This means that the NARX can fall back to a prediction system without exogenous inputs if needed, in which case </text:span><text:span text:style-name="T8">M</text:span><text:span text:style-name="T7"> is 0. The input order ( how many previous values are given to the system) is denoted by </text:span><text:span text:style-name="T8">a</text:span><text:span text:style-name="T7">. Another parameter is the actual order of delayed outputs or delayed targets. This is denoted by </text:span><text:span text:style-name="T8">b</text:span><text:span text:style-name="T7">. The parameter </text:span><text:span text:style-name="T8">i</text:span><text:span text:style-name="T7"> represents a certain exogenous variable taken into account. In this way, x(</text:span><text:span text:style-name="T8">t)</text:span><text:span text:style-name="T7"> actually represents a vector of exogenous variables at the time </text:span><text:span text:style-name="T8">t, </text:span><text:span text:style-name="T11">with </text:span><text:span text:style-name="T8">i</text:span><text:span text:style-name="T11"> varying from 1 to </text:span><text:span text:style-name="T8">M</text:span><text:span text:style-name="T11">.</text:span></text:p>
      <text:p text:style-name="P14"><text:span text:style-name="T11">The outputs </text:span><text:span text:style-name="T8">y</text:span><text:span text:style-name="T11"> actually represent a vector of outputs, so we denote the number of output variables as </text:span><text:span text:style-name="T8">N</text:span><text:span text:style-name="T11">.</text:span></text:p>
      <text:p text:style-name="P15">The system parameters can be resumed in the following:</text:p>
      <text:p text:style-name="P14"><text:span text:style-name="T7">Inputs (exogenous) : </text:span><text:span text:style-name="T8">M ;</text:span></text:p>
      <text:p text:style-name="P14"><text:span text:style-name="T11">Outputs (predicted):</text:span><text:span text:style-name="T8"> N </text:span><text:span text:style-name="T11">;</text:span></text:p>
      <text:p text:style-name="P14"><text:span text:style-name="T7">Input delays order : </text:span><text:span text:style-name="T8">a </text:span><text:span text:style-name="T7">; can be &gt; 0 only if </text:span><text:span text:style-name="T8">M &gt; 0</text:span></text:p>
      <text:p text:style-name="P14"><text:span text:style-name="T7">Output delays order: </text:span><text:span text:style-name="T8">b </text:span><text:span text:style-name="T7">;</text:span></text:p>
      <text:p text:style-name="P15">Varying the system parameters can result into different types of architecture, with or without exogenous inputs, with or without delayed outputs ( feedback ), etc., resulting into simpler models for specific purposes.</text:p>
      <text:p text:style-name="P14"><text:soft-page-break/><text:span text:style-name="T7">With the above notations, the output of the network for the time </text:span><text:span text:style-name="T8">t</text:span><text:span text:style-name="T7">, the prediction, is </text:span><text:span text:style-name="T8">y(t)</text:span><text:span text:style-name="T7">, and because we have the targets </text:span><text:span text:style-name="T8">d(t)</text:span><text:span text:style-name="T7"> we can compute the error </text:span><text:span text:style-name="T8">e(t)</text:span><text:span text:style-name="T7"> as </text:span><text:span text:style-name="T8">d(t) – y(t)</text:span><text:span text:style-name="T7">.</text:span></text:p>
      <text:p text:style-name="P15"><draw:line text:anchor-type="paragraph" draw:z-index="42" draw:style-name="gr10" draw:text-style-name="P98" svg:x1="7.482cm" svg:y1="1.584cm" svg:x2="7.482cm" svg:y2="0.455cm"><text:p/></draw:line><draw:frame text:anchor-type="paragraph" draw:z-index="43" draw:style-name="gr12" svg:width="1.019cm" svg:height="0.754cm" svg:x="7.849cm" svg:y="0.443cm"><draw:text-box><text:p>y(t)</text:p></draw:text-box></draw:frame>In Figure 3, one can observe the complete architecture.</text:p>
      <text:p text:style-name="P15"/>
      <text:p text:style-name="P15"><draw:line text:anchor-type="paragraph" draw:z-index="44" draw:style-name="gr13" draw:text-style-name="P98" svg:x1="7.482cm" svg:y1="0.247cm" svg:x2="15.968cm" svg:y2="0.247cm"><text:p/></draw:line><draw:line text:anchor-type="paragraph" draw:z-index="45" draw:style-name="gr13" draw:text-style-name="P98" svg:x1="15.896cm" svg:y1="0.247cm" svg:x2="15.91cm" svg:y2="3.434cm"><text:p/></draw:line></text:p>
      <text:p text:style-name="P15"><draw:rect text:anchor-type="paragraph" draw:z-index="40" draw:style-name="gr2" draw:text-style-name="P98" svg:width="14.309cm" svg:height="0.632cm" svg:x="0.48cm" svg:y="0.161cm"><text:p/></draw:rect><draw:frame text:anchor-type="paragraph" draw:z-index="41" draw:style-name="gr11" draw:text-style-name="P99" svg:width="1.059cm" svg:height="0.532cm" svg:x="7.258cm" svg:y="0.261cm"><draw:text-box><text:p><text:span text:style-name="T5">f</text:span></text:p></draw:text-box></draw:frame></text:p>
      <text:p text:style-name="P15"><draw:line text:anchor-type="paragraph" draw:z-index="30" draw:style-name="gr10" draw:text-style-name="P98" svg:x1="3.88cm" svg:y1="1.447cm" svg:x2="3.88cm" svg:y2="0.318cm"><text:p/></draw:line><draw:line text:anchor-type="paragraph" draw:z-index="31" draw:style-name="gr10" draw:text-style-name="P98" svg:x1="1.48cm" svg:y1="1.447cm" svg:x2="1.48cm" svg:y2="0.318cm"><text:p/></draw:line><draw:line text:anchor-type="paragraph" draw:z-index="34" draw:style-name="gr10" draw:text-style-name="P98" svg:x1="6.182cm" svg:y1="1.447cm" svg:x2="6.182cm" svg:y2="0.318cm"><text:p/></draw:line><draw:line text:anchor-type="paragraph" draw:z-index="35" draw:style-name="gr10" draw:text-style-name="P98" svg:x1="8.562cm" svg:y1="1.457cm" svg:x2="8.562cm" svg:y2="0.328cm"><text:p/></draw:line><draw:line text:anchor-type="paragraph" draw:z-index="38" draw:style-name="gr10" draw:text-style-name="P98" svg:x1="11.169cm" svg:y1="1.446cm" svg:x2="11.169cm" svg:y2="0.317cm"><text:p/></draw:line><draw:line text:anchor-type="paragraph" draw:z-index="39" draw:style-name="gr10" draw:text-style-name="P98" svg:x1="13.548cm" svg:y1="1.446cm" svg:x2="13.548cm" svg:y2="0.317cm"><text:p/></draw:line></text:p>
      <text:p text:style-name="P15"><draw:frame text:anchor-type="paragraph" draw:z-index="48" draw:style-name="gr16" svg:width="0.673cm" svg:height="0.571cm" svg:x="0.601cm" svg:y="0.185cm"><draw:text-box><text:p>x(t)</text:p></draw:text-box></draw:frame><draw:frame text:anchor-type="paragraph" draw:z-index="50" draw:style-name="gr16" svg:width="0.959cm" svg:height="0.571cm" svg:x="5.059cm" svg:y="0.18cm"><draw:text-box><text:p><text:span text:style-name="T7">d</text:span>(t-1)</text:p></draw:text-box></draw:frame><draw:frame text:anchor-type="paragraph" draw:z-index="52" draw:style-name="gr16" svg:width="1.019cm" svg:height="0.571cm" svg:x="9.964cm" svg:y="0.065cm"><draw:text-box><text:p><text:span text:style-name="T7">y</text:span>(t-1)</text:p></draw:text-box></draw:frame><draw:frame text:anchor-type="paragraph" draw:z-index="49" draw:style-name="gr16" svg:width="1.079cm" svg:height="0.571cm" svg:x="2.803cm" svg:y="0.192cm"><draw:text-box><text:p>x(t-a)</text:p></draw:text-box></draw:frame><draw:frame text:anchor-type="paragraph" draw:z-index="51" draw:style-name="gr16" svg:width="1.101cm" svg:height="0.571cm" svg:x="7.378cm" svg:y="0.187cm"><draw:text-box><text:p><text:span text:style-name="T7">d</text:span>(t-b)</text:p></draw:text-box></draw:frame><draw:frame text:anchor-type="paragraph" draw:z-index="53" draw:style-name="gr17" svg:width="1.243cm" svg:height="0.662cm" svg:x="12.203cm" svg:y="0.108cm"><draw:text-box><text:p><text:span text:style-name="T7">y</text:span>(t-b)</text:p></draw:text-box></draw:frame><draw:frame text:anchor-type="paragraph" draw:z-index="47" draw:style-name="gr15" svg:width="2.015cm" svg:height="0.541cm" svg:x="14.076cm" svg:y="0.065cm"><draw:text-box><text:p>Feedback</text:p></draw:text-box></draw:frame></text:p>
      <text:p text:style-name="P15"/>
      <text:p text:style-name="P15"><draw:rect text:anchor-type="paragraph" draw:z-index="28" draw:style-name="gr2" draw:text-style-name="P98" svg:width="3.97cm" svg:height="1.253cm" svg:x="0.866cm" svg:y="0.014cm"><text:p/></draw:rect><draw:frame text:anchor-type="paragraph" draw:z-index="29" draw:style-name="gr9" svg:width="3.359cm" svg:height="1.061cm" svg:x="1.274cm" svg:y="0.014cm"><draw:text-box><text:p>Delayed inputs (exogenous)</text:p></draw:text-box></draw:frame><draw:rect text:anchor-type="paragraph" draw:z-index="32" draw:style-name="gr2" draw:text-style-name="P98" svg:width="3.97cm" svg:height="1.253cm" svg:x="5.445cm" svg:y="0.034cm"><text:p/></draw:rect><draw:frame text:anchor-type="paragraph" draw:z-index="33" draw:style-name="gr9" svg:width="3.359cm" svg:height="0.532cm" svg:x="5.831cm" svg:y="0.4cm"><draw:text-box><text:p>Delayed targets </text:p></draw:text-box></draw:frame><draw:rect text:anchor-type="paragraph" draw:z-index="36" draw:style-name="gr2" draw:text-style-name="P98" svg:width="3.97cm" svg:height="1.253cm" svg:x="10.41cm" svg:y="0.062cm"><text:p/></draw:rect><draw:frame text:anchor-type="paragraph" draw:z-index="37" draw:style-name="gr9" svg:width="3.359cm" svg:height="0.532cm" svg:x="10.899cm" svg:y="0.374cm"><draw:text-box><text:p>Delayed outputs</text:p></draw:text-box></draw:frame></text:p>
      <text:p text:style-name="P15"/>
      <text:p text:style-name="P15"><draw:line text:anchor-type="paragraph" draw:z-index="46" draw:style-name="gr14" draw:text-style-name="P98" svg:x1="14.318cm" svg:y1="0.113cm" svg:x2="15.911cm" svg:y2="0.113cm"><text:p/></draw:line></text:p>
      <text:p text:style-name="Figure">Fig. 3. NARX model</text:p>
      <text:p text:style-name="P20"/>
      <text:p text:style-name="P15">NARX model can then be built on a recurrent neural network, trained by BPTT ( backpropagation through time ) algorithm or simple BP ( back propagation ) if the feedback is removed, in this case resulting an MLP ( multilayer perceptron ).</text:p>
      <text:p text:style-name="P15">In Figure 4, the NARX model using neural networks is presented.</text:p>
      <text:p text:style-name="P15"><draw:frame text:anchor-type="paragraph" draw:z-index="80" draw:style-name="gr22" svg:width="2.26cm" svg:height="1.161cm" svg:x="10.94cm" svg:y="0.453cm"><draw:text-box><text:p><text:span text:style-name="T7">w</text:span><text:span text:style-name="T20">k0</text:span><text:span text:style-name="T21">o</text:span><text:span text:style-name="T7"> - <text:s/>biases</text:span></text:p></draw:text-box></draw:frame><draw:frame text:anchor-type="paragraph" draw:z-index="78" draw:style-name="gr22" svg:width="2.26cm" svg:height="1.161cm" svg:x="6.87cm" svg:y="0.393cm"><draw:text-box><text:p><text:span text:style-name="T7">w</text:span><text:span text:style-name="T20">j0</text:span><text:span text:style-name="T21">h</text:span><text:span text:style-name="T7"> - <text:s/>biases </text:span></text:p></draw:text-box></draw:frame></text:p>
      <text:p text:style-name="P15"><draw:rect text:anchor-type="paragraph" draw:z-index="54" draw:style-name="gr2" draw:text-style-name="P98" svg:width="2.728cm" svg:height="1.391cm" svg:x="1.416cm" svg:y="0.18cm"><text:p/></draw:rect><draw:line text:anchor-type="paragraph" draw:z-index="77" draw:style-name="gr10" draw:text-style-name="P98" svg:x1="7.553cm" svg:y1="0.425cm" svg:x2="7.564cm" svg:y2="1.612cm"><text:p/></draw:line><draw:frame text:anchor-type="paragraph" draw:z-index="73" draw:style-name="gr20" svg:width="1.609cm" svg:height="0.816cm" svg:x="5.038cm" svg:y="0.446cm"><draw:text-box><text:p>w<text:span text:style-name="T20">jip</text:span><text:span text:style-name="T21">hx</text:span></text:p></draw:text-box></draw:frame></text:p>
      <text:p text:style-name="P15"><draw:frame text:anchor-type="paragraph" draw:z-index="55" draw:style-name="gr18" svg:width="2.504cm" svg:height="1.01cm" svg:x="1.538cm" svg:y="-0.138cm"><draw:text-box><text:p>Input regressor</text:p></draw:text-box></draw:frame><draw:line text:anchor-type="paragraph" draw:z-index="58" draw:style-name="gr10" draw:text-style-name="P98" svg:x1="4.143cm" svg:y1="0.125cm" svg:x2="6.433cm" svg:y2="1.559cm"><text:p/></draw:line><draw:line text:anchor-type="paragraph" draw:z-index="79" draw:style-name="gr10" draw:text-style-name="P98" svg:x1="11.837cm" svg:y1="0.077cm" svg:x2="11.837cm" svg:y2="1.171cm"><text:p/></draw:line></text:p>
      <text:p text:style-name="P15"/>
      <text:p text:style-name="P15"><draw:ellipse text:anchor-type="paragraph" draw:z-index="60" draw:style-name="gr2" draw:text-style-name="P98" svg:width="2.828cm" svg:height="2.525cm" svg:x="6.098cm" svg:y="0.189cm"><text:p/></draw:ellipse><draw:ellipse text:anchor-type="paragraph" draw:z-index="62" draw:style-name="gr2" draw:text-style-name="P98" svg:width="2.828cm" svg:height="2.525cm" svg:x="10.393cm" svg:y="0.222cm"><text:p/></draw:ellipse><draw:frame text:anchor-type="paragraph" draw:z-index="69" draw:style-name="gr12" svg:width="1.019cm" svg:height="0.754cm" svg:x="14.076cm" svg:y="0.34cm"><draw:text-box><text:p>y(t)</text:p></draw:text-box></draw:frame><draw:frame text:anchor-type="paragraph" draw:z-index="74" draw:style-name="gr21" svg:width="0.989cm" svg:height="0.828cm" svg:x="4.692cm" svg:y="0.203cm"><draw:text-box><text:p>w<text:span text:style-name="T20">jkq</text:span><text:span text:style-name="T21">hd</text:span></text:p></draw:text-box></draw:frame><draw:frame text:anchor-type="paragraph" draw:z-index="76" draw:style-name="gr23" svg:width="0.939cm" svg:height="0.895cm" svg:x="9.271cm" svg:y="0.372cm"><draw:text-box><text:p>w<text:span text:style-name="T20">kj</text:span><text:span text:style-name="T21">oh</text:span></text:p></draw:text-box></draw:frame></text:p>
      <text:p text:style-name="P15"><draw:frame text:anchor-type="paragraph" draw:z-index="61" draw:style-name="gr19" svg:width="1.955cm" svg:height="1.061cm" svg:x="6.87cm" svg:y="0.212cm"><draw:text-box><text:p>Hidden Units</text:p></draw:text-box></draw:frame><draw:frame text:anchor-type="paragraph" draw:z-index="63" draw:style-name="gr19" svg:width="2.22cm" svg:height="1.017cm" svg:x="10.88cm" svg:y="0.416cm"><draw:text-box><text:p>Output Units</text:p></draw:text-box></draw:frame><draw:rect text:anchor-type="paragraph" draw:z-index="70" draw:style-name="gr2" draw:text-style-name="P98" svg:width="2.728cm" svg:height="1.262cm" svg:x="1.416cm" svg:y="-0.132cm"><text:p/></draw:rect><draw:frame text:anchor-type="paragraph" draw:z-index="71" draw:style-name="gr18" svg:width="2.504cm" svg:height="1.01cm" svg:x="1.64cm" svg:y="0.12cm"><draw:text-box><text:p>Delayed targets</text:p></draw:text-box></draw:frame><draw:line text:anchor-type="paragraph" draw:z-index="72" draw:style-name="gr10" draw:text-style-name="P98" svg:x1="4.143cm" svg:y1="0.289cm" svg:x2="6.097cm" svg:y2="0.684cm"><text:p/></draw:line></text:p>
      <text:p text:style-name="P15"><draw:line text:anchor-type="paragraph" draw:z-index="64" draw:style-name="gr10" draw:text-style-name="P98" svg:x1="9.008cm" svg:y1="0.005cm" svg:x2="10.412cm" svg:y2="0.005cm"><text:p/></draw:line><draw:line text:anchor-type="paragraph" draw:z-index="65" draw:style-name="gr10" draw:text-style-name="P98" svg:x1="13.099cm" svg:y1="0.048cm" svg:x2="15.196cm" svg:y2="0.037cm"><text:p/></draw:line><draw:line text:anchor-type="paragraph" draw:z-index="66" draw:style-name="gr13" draw:text-style-name="P98" svg:x1="13.933cm" svg:y1="0.037cm" svg:x2="13.933cm" svg:y2="2.866cm"><text:p/></draw:line></text:p>
      <text:p text:style-name="P15"><draw:line text:anchor-type="paragraph" draw:z-index="59" draw:style-name="gr10" draw:text-style-name="P98" svg:x1="4.143cm" svg:y1="1.414cm" svg:x2="6.097cm" svg:y2="0.386cm"><text:p/></draw:line></text:p>
      <text:p text:style-name="P15"><draw:frame text:anchor-type="paragraph" draw:z-index="57" draw:style-name="gr18" svg:width="2.504cm" svg:height="1.061cm" svg:x="1.864cm" svg:y="-0.081cm"><draw:text-box><text:p>Output regressor</text:p></draw:text-box></draw:frame><draw:rect text:anchor-type="paragraph" draw:z-index="56" draw:style-name="gr2" draw:text-style-name="P98" svg:width="2.728cm" svg:height="1.262cm" svg:x="1.416cm" svg:y="-0.199cm"><text:p/></draw:rect><draw:frame text:anchor-type="paragraph" draw:z-index="75" draw:style-name="gr22" svg:width="1.609cm" svg:height="1.161cm" svg:x="4.897cm" svg:y="0.377cm"><draw:text-box><text:p>w<text:span text:style-name="T20">jkq</text:span><text:span text:style-name="T21">hy</text:span></text:p></draw:text-box></draw:frame></text:p>
      <text:p text:style-name="P15"/>
      <text:p text:style-name="P15"><draw:line text:anchor-type="paragraph" draw:z-index="68" draw:style-name="gr10" draw:text-style-name="P98" svg:x1="2.678cm" svg:y1="0.968cm" svg:x2="2.678cm" svg:y2="0.113cm"><text:p/></draw:line></text:p>
      <text:p text:style-name="P15"/>
      <text:p text:style-name="Figure"><draw:line text:anchor-type="paragraph" draw:z-index="67" draw:style-name="gr13" draw:text-style-name="P98" svg:x1="13.933cm" svg:y1="0.019cm" svg:x2="2.678cm" svg:y2="0.019cm"><text:p/></draw:line>Fig. 4. NARX with neural network architecture.</text:p>
      <text:p text:style-name="P47"/>
      <text:p text:style-name="P43"><text:span text:style-name="T7">The neural network holds for the nonlinear function </text:span><text:span text:style-name="T8">f</text:span><text:span text:style-name="T7">, modelled this way</text:span><text:reference-mark-start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8]</text:span><text:reference-mark-end text:name="ADDIN Mendeley Citation{40692fc7-5139-4929-beba-75ba71b19c5b} CSL_CITATION  { &quot;citationItems&quot; : [ { &quot;id&quot; : &quot;ITEM-1&quot;, &quot;itemData&quot; : { &quot;DOI&quot; : &quot;10.1016/j.neucom.2008.01.030&quot;, &quot;author&quot; : [ { &quot;family&quot; : &quot;Menezesjr&quot;, &quot;given&quot; : &quot;J&quot; }, { &quot;family&quot; : &quot;Barreto&quot;, &quot;given&quot; : &quot;G&quot; } ], &quot;container-title&quot; : &quot;Neurocomputing&quot;, &quot;id&quot; : &quot;ITEM-1&quot;, &quot;issue&quot; : &quot;16-18&quot;, &quot;issued&quot; : { &quot;date-parts&quot; : [ [ &quot;2008&quot;, &quot;10&quot; ] ] }, &quot;page&quot; : &quot;3335-3343&quot;, &quot;title&quot; : &quot;Long-term time series prediction with the NARX network: An empirical evaluation&quot;, &quot;type&quot; : &quot;article-journal&quot;, &quot;volume&quot; : &quot;71&quot; }, &quot;uris&quot; : [ &quot;http://www.mendeley.com/documents/?uuid=40692fc7-5139-4929-beba-75ba71b19c5b&quot; ] } ], &quot;mendeley&quot; : { &quot;previouslyFormattedCitation&quot; : &quot;[8]&quot; }, &quot;properties&quot; : { &quot;noteIndex&quot; : 0 }, &quot;schema&quot; : &quot;https://github.com/citation-style-language/schema/raw/master/csl-citation.json&quot; }  RNDBkwLRnnCH1"/><text:span text:style-name="T7">⁠. The learning algorithm for the neural network can be gradient descent, with the addition from BPTT for the feedback into the output regressor.</text:span></text:p>
      <text:p text:style-name="P37"><text:span text:style-name="T7">The neural network adds new parameters to the architecture: </text:span><text:span text:style-name="T8">H</text:span><text:span text:style-name="T7"> the number of hidden units. Because we may have a multiple output, the number of output units is </text:span><text:span text:style-name="T8">N</text:span><text:span text:style-name="T7">.</text:span></text:p>
      <text:p text:style-name="P39">Another option that has to be considered for the neural network is the selection of the activation functions. The hidden units can have a nonlinear limited function like the logistic sigmoid : </text:p>
      <text:p text:style-name="P37"><text:span text:style-name="T7"><draw:frame draw:style-name="fr2" draw:name="Object36" text:anchor-type="as-char" svg:width="3.926cm" svg:height="1.057cm" draw:z-index="241"><draw:object xlink:href="./Object 36" xlink:type="simple" xlink:show="embed" xlink:actuate="onLoad"/><draw:image xlink:href="./ObjectReplacements/Object 36" xlink:type="simple" xlink:show="embed" xlink:actuate="onLoad"/></draw:frame></text:span><text:span text:style-name="T7"><text:tab/><text:tab/><text:tab/><text:tab/><text:tab/><text:tab/><text:tab/><text:tab/>(14) with derivative :</text:span></text:p>
      <text:p text:style-name="P37"><text:span text:style-name="T7"><draw:frame draw:style-name="fr2" draw:name="Object41" text:anchor-type="as-char" svg:width="7.765cm" svg:height="0.483cm" draw:z-index="242"><draw:object xlink:href="./Object 41" xlink:type="simple" xlink:show="embed" xlink:actuate="onLoad"/><draw:image xlink:href="./ObjectReplacements/Object 41" xlink:type="simple" xlink:show="embed" xlink:actuate="onLoad"/></draw:frame></text:span><text:span text:style-name="T7"><text:tab/><text:tab/><text:tab/><text:tab/><text:tab/>(15)</text:span></text:p>
      <text:p text:style-name="P22">which is good in general if the inputs are in a range that is not affected by the limits: the sigmoid falls to 1 for large values and to 0 for large negative values. This problem can affect the performance for these type of numbers, if not taken into consideration. To avoid this problem, one can use data preprocessing like normalizing , or modifying the respective activation function.</text:p>
      <text:p text:style-name="P39">The B sigmoid tries to solve this problem by adding an extra parameter which will alter the slope of the function:</text:p>
      <text:p text:style-name="P38"><text:soft-page-break/><text:span text:style-name="T7"><draw:frame draw:style-name="fr2" draw:name="Object37" text:anchor-type="as-char" svg:width="4.568cm" svg:height="1.058cm" draw:z-index="212"><draw:object xlink:href="./Object 37" xlink:type="simple" xlink:show="embed" xlink:actuate="onLoad"/><draw:image xlink:href="./ObjectReplacements/Object 37" xlink:type="simple" xlink:show="embed" xlink:actuate="onLoad"/></draw:frame></text:span><text:span text:style-name="T7"> <text:s text:c="4"/><text:tab/><text:tab/><text:tab/><text:tab/><text:tab/><text:tab/><text:tab/><text:tab/>(16) <text:s/><text:line-break/>with derivative:</text:span></text:p>
      <text:p text:style-name="P38"><text:span text:style-name="T7"><draw:frame draw:style-name="fr2" draw:name="Object42" text:anchor-type="as-char" svg:width="9.456cm" svg:height="0.483cm" draw:z-index="213"><draw:object xlink:href="./Object 42" xlink:type="simple" xlink:show="embed" xlink:actuate="onLoad"/><draw:image xlink:href="./ObjectReplacements/Object 42" xlink:type="simple" xlink:show="embed" xlink:actuate="onLoad"/></draw:frame></text:span><text:span text:style-name="T7"><text:tab/><text:tab/><text:tab/><text:tab/>(17)</text:span></text:p>
      <text:p text:style-name="P37"><text:span text:style-name="T7">This function however does not solve the initial problem of the sigmoid. We can use the antisymmetric logarithm function, which is similar with sigmoid but does not have the </text:span><text:span text:style-name="T7"><draw:frame draw:style-name="fr2" draw:name="Object38" text:anchor-type="as-char" svg:width="0.85cm" svg:height="0.467cm" draw:z-index="214"><draw:object xlink:href="./Object 38" xlink:type="simple" xlink:show="embed" xlink:actuate="onLoad"/><draw:image xlink:href="./ObjectReplacements/Object 38" xlink:type="simple" xlink:show="embed" xlink:actuate="onLoad"/></draw:frame></text:span><text:span text:style-name="T7">and </text:span><text:span text:style-name="T7"><draw:frame draw:style-name="fr2" draw:name="Object39" text:anchor-type="as-char" svg:width="0.848cm" svg:height="0.467cm" draw:z-index="215"><draw:object xlink:href="./Object 39" xlink:type="simple" xlink:show="embed" xlink:actuate="onLoad"/><draw:image xlink:href="./ObjectReplacements/Object 39" xlink:type="simple" xlink:show="embed" xlink:actuate="onLoad"/></draw:frame></text:span><text:span text:style-name="T7">asymptots:</text:span></text:p>
      <text:p text:style-name="P37"><text:span text:style-name="T7"><draw:frame draw:style-name="fr2" draw:name="Object40" text:anchor-type="as-char" svg:width="6.318cm" svg:height="0.483cm" draw:z-index="216"><draw:object xlink:href="./Object 40" xlink:type="simple" xlink:show="embed" xlink:actuate="onLoad"/><draw:image xlink:href="./ObjectReplacements/Object 40" xlink:type="simple" xlink:show="embed" xlink:actuate="onLoad"/></draw:frame></text:span><text:span text:style-name="T7"><text:tab/><text:tab/><text:tab/><text:tab/><text:tab/><text:tab/>(18)</text:span></text:p>
      <text:p text:style-name="P22">with derivative:</text:p>
      <text:p text:style-name="P23"><text:span text:style-name="T7"><text:s text:c="9"/></text:span><text:span text:style-name="T7"><draw:frame draw:style-name="fr2" draw:name="Object43" text:anchor-type="as-char" svg:width="4.452cm" svg:height="1.012cm" draw:z-index="217"><draw:object xlink:href="./Object 43" xlink:type="simple" xlink:show="embed" xlink:actuate="onLoad"/><draw:image xlink:href="./ObjectReplacements/Object 43" xlink:type="simple" xlink:show="embed" xlink:actuate="onLoad"/></draw:frame></text:span><text:span text:style-name="T7"><text:tab/><text:tab/><text:tab/><text:tab/><text:tab/><text:tab/><text:tab/><text:tab/>(19)</text:span></text:p>
      <text:p text:style-name="P39">For the output layer units, the linear identity function is applied:</text:p>
      <text:p text:style-name="P41"><text:s text:c="2"/><draw:frame draw:style-name="fr2" draw:name="Object45" text:anchor-type="as-char" svg:width="1.88cm" svg:height="0.483cm" draw:z-index="218"><draw:object xlink:href="./Object 45" xlink:type="simple" xlink:show="embed" xlink:actuate="onLoad"/><draw:image xlink:href="./ObjectReplacements/Object 45" xlink:type="simple" xlink:show="embed" xlink:actuate="onLoad"/></draw:frame><text:tab/><text:tab/><text:tab/><text:tab/><text:tab/><text:tab/><text:tab/><text:tab/><text:tab/><text:tab/><text:span text:style-name="T19">(20)</text:span></text:p>
      <text:p text:style-name="P42">because the output units must produce the output by summing the output from all the hidden units, if this activation function is different, some outputs cannot happen ( e.g. above 1.0 for sigmoid ).</text:p>
      <text:p text:style-name="Text_20_body">We denote the neural network weights in the following way:</text:p>
      <text:p text:style-name="Text_20_body"><text:span text:style-name="T10">w</text:span><text:span text:style-name="T12">j</text:span><text:span text:style-name="T12">ip</text:span><text:span text:style-name="T1">hx</text:span><text:span text:style-name="T7"> – the weights for the exogenous inputs </text:span><text:span text:style-name="T8">x</text:span><text:span text:style-name="T7">, connecting the </text:span><text:span text:style-name="T8">j</text:span><text:span text:style-name="T7"> hidden unit (</text:span><text:span text:style-name="T8">h</text:span><text:span text:style-name="T7">) with the </text:span><text:span text:style-name="T8">p</text:span><text:span text:style-name="T7"> input delay for the </text:span><text:span text:style-name="T8">i</text:span><text:span text:style-name="T1">th</text:span><text:span text:style-name="T7"> exogenous variable. </text:span></text:p>
      <text:p text:style-name="Text_20_body"><text:span text:style-name="T10">w</text:span><text:span text:style-name="T12">jkq</text:span><text:span text:style-name="T1">hd </text:span><text:span text:style-name="T7"><text:s/>– <text:s/>the weights for the targets </text:span><text:span text:style-name="T8">d</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target for the </text:span><text:span text:style-name="T8">k</text:span><text:span text:style-name="T1">th</text:span><text:span text:style-name="T7"> target variable.</text:span></text:p>
      <text:p text:style-name="Text_20_body"><text:span text:style-name="T10">w</text:span><text:span text:style-name="T12">jkq</text:span><text:span text:style-name="T1">hy</text:span><text:span text:style-name="T7"> – <text:s/>the weights for the feedback outputs </text:span><text:span text:style-name="T8">y</text:span><text:span text:style-name="T7">, connecting the </text:span><text:span text:style-name="T8">j</text:span><text:span text:style-name="T7"> hidden unit (</text:span><text:span text:style-name="T8">h</text:span><text:span text:style-name="T7">) with the </text:span><text:span text:style-name="T8">q</text:span><text:span text:style-name="T1">th</text:span><text:span text:style-name="T7"> delayed output for the </text:span><text:span text:style-name="T8">k</text:span><text:span text:style-name="T1">th</text:span><text:span text:style-name="T7"> output variable.</text:span></text:p>
      <text:p text:style-name="Text_20_body"><text:span text:style-name="T10">w</text:span><text:span text:style-name="T13">kj</text:span><text:span text:style-name="T1">oh</text:span><text:span text:style-name="T7"> – <text:s/>the weights for connections between the </text:span><text:span text:style-name="T8">k</text:span><text:span text:style-name="T1">th</text:span><text:span text:style-name="T7"> output unit and the </text:span><text:span text:style-name="T8">j</text:span><text:span text:style-name="T1">th</text:span><text:span text:style-name="T7"> hidden unit respectively.</text:span></text:p>
      <text:p text:style-name="Text_20_body"><text:span text:style-name="T10">w</text:span><text:span text:style-name="T12">j</text:span><text:span text:style-name="T12">0</text:span><text:span text:style-name="T1">h</text:span><text:span text:style-name="T7"> <text:s/>– the bias for the </text:span><text:span text:style-name="T8">j</text:span><text:span text:style-name="T7"> hidden unit (</text:span><text:span text:style-name="T8">h</text:span><text:span text:style-name="T7">).</text:span></text:p>
      <text:p text:style-name="Text_20_body"><text:span text:style-name="T10">w</text:span><text:span text:style-name="T13">k</text:span><text:span text:style-name="T12">0</text:span><text:span text:style-name="T1">o</text:span><text:span text:style-name="T7"> <text:s/>– the bias for the </text:span><text:span text:style-name="T8">k</text:span><text:span text:style-name="T7"> output unit (</text:span><text:span text:style-name="T8">o</text:span><text:span text:style-name="T7">).</text:span></text:p>
      <text:p text:style-name="Text_20_body"/>
      <text:p text:style-name="P44">In addition to the parameters defined above, we use the following indexes to address a specific variable or unit:</text:p>
      <text:p text:style-name="P43"><text:span text:style-name="T7">Outputs </text:span><text:span text:style-name="T8">k</text:span><text:span text:style-name="T7"> : </text:span><text:span text:style-name="T7"><draw:frame draw:style-name="fr2" draw:name="Object6" text:anchor-type="as-char" svg:width="1.933cm" svg:height="0.467cm" draw:z-index="219"><draw:object xlink:href="./Object 7" xlink:type="simple" xlink:show="embed" xlink:actuate="onLoad"/><draw:image xlink:href="./ObjectReplacements/Object 7" xlink:type="simple" xlink:show="embed" xlink:actuate="onLoad"/></draw:frame></text:span></text:p>
      <text:p text:style-name="P43"><text:span text:style-name="T7">Hidden units </text:span><text:span text:style-name="T8">j</text:span><text:span text:style-name="T7"> : </text:span><text:span text:style-name="T7"><draw:frame draw:style-name="fr2" draw:name="Object7" text:anchor-type="as-char" svg:width="1.947cm" svg:height="0.467cm" draw:z-index="220"><draw:object xlink:href="./Object 8" xlink:type="simple" xlink:show="embed" xlink:actuate="onLoad"/><draw:image xlink:href="./ObjectReplacements/Object 8" xlink:type="simple" xlink:show="embed" xlink:actuate="onLoad"/></draw:frame></text:span></text:p>
      <text:p text:style-name="P43"><text:span text:style-name="T7">Inputs (exogenous) </text:span><text:span text:style-name="T8">i</text:span><text:span text:style-name="T7"> : </text:span><text:span text:style-name="T7"><draw:frame draw:style-name="fr2" draw:name="Object8" text:anchor-type="as-char" svg:width="1.903cm" svg:height="0.467cm" draw:z-index="221"><draw:object xlink:href="./Object 32" xlink:type="simple" xlink:show="embed" xlink:actuate="onLoad"/><draw:image xlink:href="./ObjectReplacements/Object 32" xlink:type="simple" xlink:show="embed" xlink:actuate="onLoad"/></draw:frame></text:span></text:p>
      <text:p text:style-name="P43"><text:span text:style-name="T7">Input delay </text:span><text:span text:style-name="T8">p</text:span><text:span text:style-name="T7">: </text:span><text:span text:style-name="T7"><draw:frame draw:style-name="fr2" draw:name="Object32" text:anchor-type="as-char" svg:width="1.859cm" svg:height="0.467cm" draw:z-index="222"><draw:object xlink:href="./Object 33" xlink:type="simple" xlink:show="embed" xlink:actuate="onLoad"/><draw:image xlink:href="./ObjectReplacements/Object 33" xlink:type="simple" xlink:show="embed" xlink:actuate="onLoad"/></draw:frame></text:span></text:p>
      <text:p text:style-name="P46"><text:span text:style-name="T7">Output delay </text:span><text:span text:style-name="T8">q</text:span><text:span text:style-name="T7">: </text:span><text:span text:style-name="T7"><draw:frame draw:style-name="fr2" draw:name="Object33" text:anchor-type="as-char" svg:width="1.776cm" svg:height="0.467cm" draw:z-index="224"><draw:object xlink:href="./Object 6" xlink:type="simple" xlink:show="embed" xlink:actuate="onLoad"/><draw:image xlink:href="./ObjectReplacements/Object 6" xlink:type="simple" xlink:show="embed" xlink:actuate="onLoad"/></draw:frame></text:span></text:p>
      <text:p text:style-name="P39"/>
      <text:p text:style-name="P44">Having the NARX specified in this way, one can ask if the vanishing gradient problem still exists, because we have a similar learning algorithm with the Multi-Layer Perceptron ( MLP ), and a very similar network architecture. The answer is yes, the vanishing gradient still exists, however, the model behaves much better then the other types, because of the output memories represent jump-ahead connections in the time folded network[8]. What this means is that if we take the network and represent multiple instances of it, basically each instance at a moment of time connects to another one far in the future. This improves the long term dependency detection and somehow softens the vanishing gradient problem that the other type of networks have. Such behavior is also seen in BPTT.</text:p>
      <text:p text:style-name="P37"><text:span text:style-name="T7">The NARX network can use the regressors with different lags[8], this time they no longer have the same lag as the series, but having </text:span><text:span text:style-name="T9">t</text:span><text:span text:style-name="T7"> now. This means that the input regressor is actually a </text:span><text:span text:style-name="T9">t</text:span><text:span text:style-name="T7">-separated selection of inputs from the original time series. This allows the network to cover more space in order to determine long term dependencies, but with bigger granularity. In conclusion the <text:s/></text:span><text:soft-page-break/><text:span text:style-name="T7">regressors will adjust for the trend of the series, in long term. However one can keep the same lag as the original series to the output regressor for example, and it will adjust to smaller changes in the time series, included in the random shock.</text:span></text:p>
      <text:p text:style-name="P60">This type of NARX network has proven to be a successful alternative to TDNN for a lot of practical examples, including chaotic laser pulsations or video traffic time series[8], where it behaved significantly better.</text:p>
      <text:p text:style-name="P60">One can observe that the regressors actually provide the memory for the network, either a linear tapped-delay as explained in previous section, or an adaptive memory if the lag changes from 1 to <text:span text:style-name="T15">t</text:span> for better series coverage.</text:p>
      <text:p text:style-name="P60">It has been proved that a NARX network behaves better on long term dependencies by using a single neuron network compared to a BPTT[6]. In the case of NARX, the Jacobian component of the gradient is emphasized from terms farther in the past. This means that the fraction of the Jacobian value given by older values is higher for this type of network. In a regular network case, the Jacobian would decay faster, so the old values are practically insignificant to the later steps of the prediction. </text:p>
      <text:p text:style-name="P60">NARX networks have been tested for finite automata prediction[6]. In this scenario, input strings were given to the network, and in a specific case where a certain character was found in a position or not, the string was accepted or rejected. 500 random strings were created and tests have been done with both Elman and NARX networks. NARX behaved much better, with around 12 input delays, the rate of correct prediction was nearly 100 %, which was nearly the same for Elman with 6 input delays, but the performance rapidly degraded for Elman as the input delays number increased, while for NARX the performance degraded softer.</text:p>
      <text:p text:style-name="P60">An interesting fact is that NARX networks have been proved to be Turing equivalent[7]. This means that any problem can be modeled and solved using a NARX network. In theory, a NARX network can replace any recurrent network that is currently being used for a problem, without any computational power loss. </text:p>
      <text:p text:style-name="P61"><text:span text:style-name="T7">NARX model has proved to be effective for other types of chaotic series as well</text:span><text:reference-mark-start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9]</text:span><text:reference-mark-end text:name="ADDIN Mendeley Citation{3c90dd92-405a-43f3-a431-a55fee073e52} CSL_CITATION  { &quot;citationItems&quot; : [ { &quot;id&quot; : &quot;ITEM-1&quot;, &quot;itemData&quot; : { &quot;author&quot; : [ { &quot;family&quot; : &quot;Diaconescu&quot;, &quot;given&quot; : &quot;Eugen&quot; } ], &quot;container-title&quot; : &quot;WSEAS Transactions on Computer Research&quot;, &quot;id&quot; : &quot;ITEM-1&quot;, &quot;issue&quot; : &quot;3&quot;, &quot;issued&quot; : { &quot;date-parts&quot; : [ [ &quot;2008&quot; ] ] }, &quot;page&quot; : &quot;182\u2013191&quot;, &quot;publisher&quot; : &quot;World Scientific and Engineering Academy and Society (WSEAS)&quot;, &quot;title&quot; : &quot;The use of NARX neural networks to predict chaotic time series&quot;, &quot;type&quot; : &quot;article-journal&quot;, &quot;volume&quot; : &quot;3&quot; }, &quot;uris&quot; : [ &quot;http://www.mendeley.com/documents/?uuid=3c90dd92-405a-43f3-a431-a55fee073e52&quot; ] } ], &quot;mendeley&quot; : { &quot;previouslyFormattedCitation&quot; : &quot;[9]&quot; }, &quot;properties&quot; : { &quot;noteIndex&quot; : 0 }, &quot;schema&quot; : &quot;https://github.com/citation-style-language/schema/raw/master/csl-citation.json&quot; }  RNDlcOdvg4gqy"/><text:span text:style-name="T7">⁠, including </text:span><text:span text:style-name="T7">the chaotic Mackey-Glass series, and Fractal Weierstrass series. For these series, a good prediction has been found with an average input order and low output order. The model has predicted values with 99 % accuracy, comparing them with the original values.</text:span></text:p>
      <text:p text:style-name="P60">For the BET-stock market ( Bucharest stock market ), NARX has proven again to have good results, with the Levenberg – Marquardt optimization and Bayesian regularization. In this scenario, the accuracy was 96 %.</text:p>
      <text:p text:style-name="P60"/>
      <text:p text:style-name="P60"/>
      <text:h text:style-name="P96" text:outline-level="2">3.2. NARX variants</text:h>
      <text:p text:style-name="P60"/>
      <text:p text:style-name="P60">Having the system parameters, one can find older models that are covered by NARX, but also subsystems of NARX.</text:p>
      <text:p text:style-name="P60"/>
      <text:list xml:id="list32603533" text:style-name="L3">
        <text:list-item>
          <text:list>
            <text:list-item>
              <text:p text:style-name="P77">MLP ( multi-layer perceptron with exogenous variables). NARX model can fall back to MLP if the parameters are M &gt; 0, a = 0, b = 0. Having <text:span text:style-name="T5">a</text:span> zero means no delayed exogenous inputs are given to the system, but because M &gt; 0, we have exogenous variables at the current time index. Having <text:span text:style-name="T5">b</text:span> zero means no feedback loop nor delayed targets. In this scenario the prediction is done using only exogenous values. This architecture is in fact the multi-layer perceptron.</text:p>
            </text:list-item>
            <text:list-item>
              <text:p text:style-name="P77">TDNN – X ( with exogenous variables only ). Parameters are M &gt; 0, a &gt; 0, b = 0. This time the exogenous variables are present with delay as well, but no feedback. This architecture is the Time-Delay Neural Network X (from eXogenous ). In this scenario only one block is present – the exogenous variables.</text:p>
            </text:list-item>
            <text:list-item>
              <text:p text:style-name="P78"><draw:line text:anchor-type="paragraph" draw:z-index="182" draw:style-name="gr4" draw:text-style-name="P98" svg:x1="13.899cm" svg:y1="1.495cm" svg:x2="13.425cm" svg:y2="1.961cm"><text:p/></draw:line><text:soft-page-break/><text:span text:style-name="T7">TDNN – D = NAR – D (without exogenous variables but with delayed targets ). Parameters are M = 0, a = 0, b &gt; 0. In this case there are no exogenous variables but we have the delayed targets. That is why the model has the D suffix ( from the targets </text:span><text:span text:style-name="T8">d</text:span><text:span text:style-name="T7">). Even though </text:span><text:span text:style-name="T8">b</text:span><text:span text:style-name="T7"> is &gt; 0, only the targets are present: there is no connection between the </text:span><text:span text:style-name="T8">y</text:span><text:span text:style-name="T7"> block and the system: </text:span><text:span text:style-name="T7"><draw:frame draw:style-name="fr2" draw:name="Object9" text:anchor-type="as-char" svg:width="0.476cm" svg:height="0.467cm" draw:z-index="111"><draw:object xlink:href="./Object 9" xlink:type="simple" xlink:show="embed" xlink:actuate="onLoad"/><draw:image xlink:href="./ObjectReplacements/Object 9" xlink:type="simple" xlink:show="embed" xlink:actuate="onLoad"/></draw:frame></text:span><text:span text:style-name="T10">w</text:span><text:span text:style-name="T12">jkq</text:span><text:span text:style-name="T1">hd </text:span><text:span text:style-name="T7">but </text:span><text:span text:style-name="T7"><draw:frame draw:style-name="fr3" draw:name="Object11" text:anchor-type="as-char" svg:y="-0.323cm" svg:width="0.476cm" svg:height="0.467cm" draw:z-index="112"><draw:object xlink:href="./Object 10" xlink:type="simple" xlink:show="embed" xlink:actuate="onLoad"/><draw:image xlink:href="./ObjectReplacements/Object 10" xlink:type="simple" xlink:show="embed" xlink:actuate="onLoad"/></draw:frame></text:span><text:span text:style-name="T10">w</text:span><text:span text:style-name="T12">jkq</text:span><text:span text:style-name="T1">hy</text:span><text:span text:style-name="T7"> .</text:span></text:p>
            </text:list-item>
            <text:list-item>
              <text:p text:style-name="P77">NARX – D (with exogenous variables and delayed targets). Parameters are M &gt; 0, a &gt; 0,</text:p>
              <text:p text:style-name="P78"><draw:line text:anchor-type="paragraph" draw:z-index="135" draw:style-name="gr4" draw:text-style-name="P98" svg:x1="4.499cm" svg:y1="0.497cm" svg:x2="4.025cm" svg:y2="0.963cm"><text:p/></draw:line><text:span text:style-name="T7">b &gt; 0. In this case both exogenous variables and the delayed targets are present. The only block missing is the feedback. </text:span><text:span text:style-name="T7"><draw:frame draw:style-name="fr2" draw:name="Object10" text:anchor-type="as-char" svg:width="0.476cm" svg:height="0.467cm" draw:z-index="115"><draw:object xlink:href="./Object 11" xlink:type="simple" xlink:show="embed" xlink:actuate="onLoad"/><draw:image xlink:href="./ObjectReplacements/Object 11" xlink:type="simple" xlink:show="embed" xlink:actuate="onLoad"/></draw:frame></text:span><text:span text:style-name="T10">w</text:span><text:span text:style-name="T12">jkq</text:span><text:span text:style-name="T1">hy</text:span><text:span text:style-name="T7"> , </text:span><text:span text:style-name="T7"><draw:frame draw:style-name="fr2" draw:name="Object12" text:anchor-type="as-char" svg:width="0.476cm" svg:height="0.467cm" draw:z-index="116"><draw:object xlink:href="./Object 12" xlink:type="simple" xlink:show="embed" xlink:actuate="onLoad"/><draw:image xlink:href="./ObjectReplacements/Object 12" xlink:type="simple" xlink:show="embed" xlink:actuate="onLoad"/></draw:frame></text:span><text:span text:style-name="T10">w</text:span><text:span text:style-name="T12">jkq</text:span><text:span text:style-name="T1">hd </text:span><text:span text:style-name="T7">, </text:span><text:span text:style-name="T7"><draw:frame draw:style-name="fr2" draw:name="Object13" text:anchor-type="as-char" svg:width="0.476cm" svg:height="0.467cm" draw:z-index="117"><draw:object xlink:href="./Object 13" xlink:type="simple" xlink:show="embed" xlink:actuate="onLoad"/><draw:image xlink:href="./ObjectReplacements/Object 13" xlink:type="simple" xlink:show="embed" xlink:actuate="onLoad"/></draw:frame></text:span><text:span text:style-name="T10">w</text:span><text:span text:style-name="T12">jip</text:span><text:span text:style-name="T1">hx</text:span><text:span text:style-name="T7"> .</text:span></text:p>
            </text:list-item>
            <text:list-item>
              <text:p text:style-name="P78"><draw:line text:anchor-type="paragraph" draw:z-index="181" draw:style-name="gr4" draw:text-style-name="P98" svg:x1="6.334cm" svg:y1="0.965cm" svg:x2="5.86cm" svg:y2="1.431cm"><text:p/></draw:line><text:span text:style-name="T7">NARX – Y (with exogenous variables and delayed feedback outputs ). Parameters are again M &gt; 0, a &gt; 0, b &gt; 0. This time there are both exogenous variables and delayed feedback outputs, but no delayed targets. </text:span><text:span text:style-name="T7"><draw:frame draw:style-name="fr2" draw:name="Object14" text:anchor-type="as-char" svg:width="0.476cm" svg:height="0.467cm" draw:z-index="118"><draw:object xlink:href="./Object 14" xlink:type="simple" xlink:show="embed" xlink:actuate="onLoad"/><draw:image xlink:href="./ObjectReplacements/Object 14" xlink:type="simple" xlink:show="embed" xlink:actuate="onLoad"/></draw:frame></text:span><text:span text:style-name="T10">w</text:span><text:span text:style-name="T12">jkq</text:span><text:span text:style-name="T1">hy</text:span><text:span text:style-name="T7"> , </text:span><text:span text:style-name="T7"><draw:frame draw:style-name="fr2" draw:name="Object15" text:anchor-type="as-char" svg:width="0.476cm" svg:height="0.467cm" draw:z-index="119"><draw:object xlink:href="./Object 15" xlink:type="simple" xlink:show="embed" xlink:actuate="onLoad"/><draw:image xlink:href="./ObjectReplacements/Object 15" xlink:type="simple" xlink:show="embed" xlink:actuate="onLoad"/></draw:frame></text:span><text:span text:style-name="T10">w</text:span><text:span text:style-name="T12">jkq</text:span><text:span text:style-name="T1">hd </text:span><text:span text:style-name="T7">, </text:span><text:span text:style-name="T7"><draw:frame draw:style-name="fr2" draw:name="Object16" text:anchor-type="as-char" svg:width="0.476cm" svg:height="0.467cm" draw:z-index="120"><draw:object xlink:href="./Object 16" xlink:type="simple" xlink:show="embed" xlink:actuate="onLoad"/><draw:image xlink:href="./ObjectReplacements/Object 16" xlink:type="simple" xlink:show="embed" xlink:actuate="onLoad"/></draw:frame></text:span><text:span text:style-name="T10">w</text:span><text:span text:style-name="T12">jip</text:span><text:span text:style-name="T1">hx</text:span><text:span text:style-name="T7"> .</text:span></text:p>
            </text:list-item>
            <text:list-item>
              <text:p text:style-name="P78"><text:span text:style-name="T7">NARX – DY ( with all inputs ). M &gt; 0 , a &gt; 0, b &gt; 0, </text:span><text:span text:style-name="T7"><draw:frame draw:style-name="fr2" draw:name="Object17" text:anchor-type="as-char" svg:width="0.476cm" svg:height="0.467cm" draw:z-index="121"><draw:object xlink:href="./Object 17" xlink:type="simple" xlink:show="embed" xlink:actuate="onLoad"/><draw:image xlink:href="./ObjectReplacements/Object 17" xlink:type="simple" xlink:show="embed" xlink:actuate="onLoad"/></draw:frame></text:span><text:span text:style-name="T10">w</text:span><text:span text:style-name="T12">jkq</text:span><text:span text:style-name="T1">hy</text:span><text:span text:style-name="T7"> , </text:span><text:span text:style-name="T7"><draw:frame draw:style-name="fr2" draw:name="Object18" text:anchor-type="as-char" svg:width="0.476cm" svg:height="0.467cm" draw:z-index="122"><draw:object xlink:href="./Object 18" xlink:type="simple" xlink:show="embed" xlink:actuate="onLoad"/><draw:image xlink:href="./ObjectReplacements/Object 18" xlink:type="simple" xlink:show="embed" xlink:actuate="onLoad"/></draw:frame></text:span><text:span text:style-name="T10">w</text:span><text:span text:style-name="T12">jkq</text:span><text:span text:style-name="T1">hd </text:span><text:span text:style-name="T7">, </text:span><text:span text:style-name="T7"><draw:frame draw:style-name="fr2" draw:name="Object19" text:anchor-type="as-char" svg:width="0.476cm" svg:height="0.467cm" draw:z-index="123"><draw:object xlink:href="./Object 19" xlink:type="simple" xlink:show="embed" xlink:actuate="onLoad"/><draw:image xlink:href="./ObjectReplacements/Object 19" xlink:type="simple" xlink:show="embed" xlink:actuate="onLoad"/></draw:frame></text:span><text:span text:style-name="T10">w</text:span><text:span text:style-name="T12">jip</text:span><text:span text:style-name="T1">hx</text:span><text:span text:style-name="T7"> .</text:span></text:p>
            </text:list-item>
            <text:list-item>
              <text:p text:style-name="P78"><draw:line text:anchor-type="paragraph" draw:z-index="82" draw:style-name="gr4" draw:text-style-name="P98" svg:x1="4.413cm" svg:y1="0.49cm" svg:x2="3.939cm" svg:y2="0.956cm"><text:p/></draw:line><draw:line text:anchor-type="paragraph" draw:z-index="81" draw:style-name="gr4" draw:text-style-name="P98" svg:x1="6.334cm" svg:y1="0.49cm" svg:x2="5.86cm" svg:y2="0.956cm"><text:p/></draw:line><text:span text:style-name="T7">NAR – Y ( no exogenous and no delayed targets, just prediction feedback). M = 0, <text:s/><text:line-break/>a = 0, b &gt; 0,</text:span><text:span text:style-name="T7"><draw:frame draw:style-name="fr2" draw:name="Object20" text:anchor-type="as-char" svg:width="0.476cm" svg:height="0.467cm" draw:z-index="124"><draw:object xlink:href="./Object 20" xlink:type="simple" xlink:show="embed" xlink:actuate="onLoad"/><draw:image xlink:href="./ObjectReplacements/Object 20" xlink:type="simple" xlink:show="embed" xlink:actuate="onLoad"/></draw:frame></text:span><text:span text:style-name="T10">w</text:span><text:span text:style-name="T12">jkq</text:span><text:span text:style-name="T1">hy</text:span><text:span text:style-name="T7"> , </text:span><text:span text:style-name="T7"><draw:frame draw:style-name="fr2" draw:name="Object21" text:anchor-type="as-char" svg:width="0.476cm" svg:height="0.467cm" draw:z-index="125"><draw:object xlink:href="./Object 21" xlink:type="simple" xlink:show="embed" xlink:actuate="onLoad"/><draw:image xlink:href="./ObjectReplacements/Object 21" xlink:type="simple" xlink:show="embed" xlink:actuate="onLoad"/></draw:frame></text:span><text:span text:style-name="T10">w</text:span><text:span text:style-name="T12">jkq</text:span><text:span text:style-name="T1">hd </text:span><text:span text:style-name="T7">, </text:span><text:span text:style-name="T7"><draw:frame draw:style-name="fr2" draw:name="Object22" text:anchor-type="as-char" svg:width="0.476cm" svg:height="0.467cm" draw:z-index="126"><draw:object xlink:href="./Object 22" xlink:type="simple" xlink:show="embed" xlink:actuate="onLoad"/><draw:image xlink:href="./ObjectReplacements/Object 22" xlink:type="simple" xlink:show="embed" xlink:actuate="onLoad"/></draw:frame></text:span><text:span text:style-name="T10">w</text:span><text:span text:style-name="T12">jip</text:span><text:span text:style-name="T1">hx</text:span><text:span text:style-name="T7"> .</text:span></text:p>
            </text:list-item>
            <text:list-item>
              <text:p text:style-name="P78"><draw:line text:anchor-type="paragraph" draw:z-index="83" draw:style-name="gr4" draw:text-style-name="P98" svg:x1="5.398cm" svg:y1="0.49cm" svg:x2="4.924cm" svg:y2="0.956cm"><text:p/></draw:line><text:span text:style-name="T7">NAR – DY ( no exogenous but delayed targets and prediction feedback ). M = 0, a = 0, <text:line-break/>b &gt; 0,</text:span><text:span text:style-name="T7"><draw:frame draw:style-name="fr2" draw:name="Object25" text:anchor-type="as-char" svg:width="0.476cm" svg:height="0.467cm" draw:z-index="127"><draw:object xlink:href="./Object 25" xlink:type="simple" xlink:show="embed" xlink:actuate="onLoad"/><draw:image xlink:href="./ObjectReplacements/Object 25" xlink:type="simple" xlink:show="embed" xlink:actuate="onLoad"/></draw:frame></text:span><text:span text:style-name="T10">w</text:span><text:span text:style-name="T12">jkq</text:span><text:span text:style-name="T1">hy</text:span><text:span text:style-name="T7"> , </text:span><text:span text:style-name="T7"><draw:frame draw:style-name="fr2" draw:name="Object23" text:anchor-type="as-char" svg:width="0.476cm" svg:height="0.467cm" draw:z-index="128"><draw:object xlink:href="./Object 23" xlink:type="simple" xlink:show="embed" xlink:actuate="onLoad"/><draw:image xlink:href="./ObjectReplacements/Object 23" xlink:type="simple" xlink:show="embed" xlink:actuate="onLoad"/></draw:frame></text:span><text:span text:style-name="T10">w</text:span><text:span text:style-name="T12">jkq</text:span><text:span text:style-name="T1">hd </text:span><text:span text:style-name="T7">, </text:span><text:span text:style-name="T7"><draw:frame draw:style-name="fr2" draw:name="Object24" text:anchor-type="as-char" svg:width="0.476cm" svg:height="0.467cm" draw:z-index="129"><draw:object xlink:href="./Object 24" xlink:type="simple" xlink:show="embed" xlink:actuate="onLoad"/><draw:image xlink:href="./ObjectReplacements/Object 24" xlink:type="simple" xlink:show="embed" xlink:actuate="onLoad"/></draw:frame></text:span><text:span text:style-name="T10">w</text:span><text:span text:style-name="T12">jip</text:span><text:span text:style-name="T1">hx</text:span><text:span text:style-name="T7"> .</text:span></text:p>
            </text:list-item>
          </text:list>
        </text:list-item>
      </text:list>
      <text:p text:style-name="P60">Out of all the possible variants, MLP, TDNN – X, TDNN – D (NAR – D) <text:s/>and NARX – D can be trained with simple backpropagation. NARX – Y , NARX – DY, NAR – Y and NAR – DY must be trained with BPTT.</text:p>
      <text:p text:style-name="P60">We can observe that the models that don't have the X in their name ( TDNN – D , NAR – Y <text:s/>and NAR – DY ) don't use exogenous variables, so the time series forecasting is simple. The other models include exogenous variables.</text:p>
      <text:p text:style-name="P52"/>
      <text:h text:style-name="P94" text:outline-level="2">3.3. Backpropagation through time</text:h>
      <text:p text:style-name="P51"/>
      <text:p text:style-name="P52"/>
      <text:p text:style-name="P60">In the NARX model we can observe that we have a feedback loop from the output of the network back to the input. This special connection is part of recurrent neural networks, and cannot be trained with simple backpropagation algorithm. For this, the BPTT ( backpropagation through time ) algorithm needs to be used.</text:p>
      <text:p text:style-name="P60">The BPTT algorithm for one epoch is presented next:</text:p>
      <text:p text:style-name="P60"/>
      <text:p text:style-name="P53">01: Unfold the network in time for <text:span text:style-name="T5">t</text:span> necessary steps.</text:p>
      <text:p text:style-name="P53">02: For each <text:span text:style-name="T5">i</text:span> instance of the network:</text:p>
      <text:p text:style-name="P53"><text:tab/><text:tab/>021: Add the output of output units of the network instance <text:span text:style-name="T5">i-1</text:span> to the input of network instance <text:span text:style-name="T5">i</text:span> and the <text:span text:style-name="T5">i</text:span> input values from the inputs</text:p>
      <text:p text:style-name="P53"><text:tab/><text:tab/>022: Compute the output for current instance</text:p>
      <text:p text:style-name="P53"><text:tab/><text:tab/>023: Propagate the output further</text:p>
      <text:p text:style-name="P53">03: For the final instance <text:span text:style-name="T5">t</text:span>, compute the error as <text:span text:style-name="T5">e(t) = d(t) – y(t)</text:span></text:p>
      <text:p text:style-name="P53">04: For each instance <text:span text:style-name="T5">i</text:span> of the network in reverse order:</text:p>
      <text:p text:style-name="P53"><text:tab/><text:tab/>041: Propagate the error back using backpropagation.</text:p>
      <text:p text:style-name="P53"><text:tab/><text:tab/>042: Aggregate the propagated error with the current error <text:span text:style-name="T5">e(i) = d(i) – y(i) </text:span>at time step <text:span text:style-name="T5">i</text:span>.</text:p>
      <text:p text:style-name="P53"><text:tab/><text:tab/>043: Adjust weights (and biases).</text:p>
      <text:p text:style-name="P53">05: Fold the network back by averaging all the <text:span text:style-name="T5">t</text:span> weight instances (and biases) into a single instance of weights (and bias).</text:p>
      <text:p text:style-name="P53">06: End.</text:p>
      <text:p text:style-name="P53"/>
      <text:p text:style-name="Text_20_body">We can observe that the algorithm for each epoch unfolds the network in time as much as <text:soft-page-break/>the length of the input series is. This can bring a penalty of space, but there are some enhancements that can be done: don't keep separate copies, but just keep the weights; or recompute using a single instance because every instance is the same.</text:p>
      <text:p text:style-name="P52"/>
      <text:p text:style-name="P52"><draw:frame text:anchor-type="paragraph" draw:z-index="142" draw:style-name="gr9" svg:width="0.897cm" svg:height="0.532cm" svg:x="4.47cm" svg:y="0.157cm"><draw:text-box><text:p>x(t)</text:p></draw:text-box></draw:frame></text:p>
      <text:p text:style-name="P52"><draw:frame text:anchor-type="paragraph" draw:z-index="144" draw:style-name="gr9" svg:width="0.897cm" svg:height="0.532cm" svg:x="11.268cm" svg:y="0.415cm"><draw:text-box><text:p>y(t)</text:p></draw:text-box></draw:frame><draw:line text:anchor-type="paragraph" draw:z-index="138" draw:style-name="gr10" draw:text-style-name="P98" svg:x1="4.632cm" svg:y1="0.279cm" svg:x2="5.244cm" svg:y2="0.849cm"><text:p/></draw:line></text:p>
      <text:p text:style-name="P52"><draw:ellipse text:anchor-type="paragraph" draw:z-index="136" draw:style-name="gr2" draw:text-style-name="P98" svg:width="1.262cm" svg:height="1.131cm" svg:x="5.244cm" svg:y="-0.078cm"><text:p/></draw:ellipse><draw:frame text:anchor-type="paragraph" draw:z-index="137" draw:style-name="gr28" svg:width="0.795cm" svg:height="0.63cm" svg:x="5.59cm" svg:y="0.228cm"><draw:text-box><text:p>U<text:span text:style-name="T20">1</text:span></text:p></draw:text-box></draw:frame><draw:line text:anchor-type="paragraph" draw:z-index="139" draw:style-name="gr10" draw:text-style-name="P98" svg:x1="6.505cm" svg:y1="0.439cm" svg:x2="9.558cm" svg:y2="0.43cm"><text:p/></draw:line><draw:frame text:anchor-type="paragraph" draw:z-index="141" draw:style-name="gr28" svg:width="0.795cm" svg:height="0.63cm" svg:x="9.904cm" svg:y="0.182cm"><draw:text-box><text:p>U<text:span text:style-name="T20">2</text:span></text:p></draw:text-box></draw:frame><draw:line text:anchor-type="paragraph" draw:z-index="143" draw:style-name="gr10" draw:text-style-name="P98" svg:x1="10.82cm" svg:y1="0.454cm" svg:x2="12.612cm" svg:y2="0.445cm"><text:p/></draw:line><draw:ellipse text:anchor-type="paragraph" draw:z-index="140" draw:style-name="gr2" draw:text-style-name="P98" svg:width="1.262cm" svg:height="1.131cm" svg:x="9.559cm" svg:y="-0.123cm"><text:p/></draw:ellipse></text:p>
      <text:p text:style-name="P52"/>
      <text:p text:style-name="P52"><draw:line text:anchor-type="paragraph" draw:z-index="145" draw:style-name="gr13" draw:text-style-name="P98" svg:x1="10.169cm" svg:y1="0.059cm" svg:x2="10.169cm" svg:y2="1.041cm"><text:p/></draw:line><draw:line text:anchor-type="paragraph" draw:z-index="147" draw:style-name="gr31" draw:text-style-name="P98" svg:x1="5.935cm" svg:y1="0.105cm" svg:x2="5.935cm" svg:y2="1.042cm"><text:p/></draw:line></text:p>
      <text:p text:style-name="P21"/>
      <text:p text:style-name="P21"><draw:line text:anchor-type="paragraph" draw:z-index="146" draw:style-name="gr13" draw:text-style-name="P98" svg:x1="10.168cm" svg:y1="0.092cm" svg:x2="5.935cm" svg:y2="0.092cm"><text:p/></draw:line></text:p>
      <text:p text:style-name="Figure">Fig. 5. A recurrent neural network.</text:p>
      <text:p text:style-name="Figure"/>
      <text:p text:style-name="P64"/>
      <text:p text:style-name="P64">The unfolding in time is depicted in Figure 5 and Figure 6. In Figure 5 we can see the original recurrent neural network, and in Figure 6 the network unfolded through time for 3 time steps.</text:p>
      <text:p text:style-name="P64"><draw:frame text:anchor-type="paragraph" draw:z-index="166" draw:style-name="gr9" svg:width="1.364cm" svg:height="0.532cm" svg:x="9.153cm" svg:y="0.353cm"><draw:text-box><text:p>x(t+2)</text:p></draw:text-box></draw:frame><draw:frame text:anchor-type="paragraph" draw:z-index="158" draw:style-name="gr9" svg:width="1.364cm" svg:height="0.532cm" svg:x="5.263cm" svg:y="0.402cm"><draw:text-box><text:p>x(t+1)</text:p></draw:text-box></draw:frame></text:p>
      <text:p text:style-name="P21"><draw:line text:anchor-type="paragraph" draw:z-index="165" draw:style-name="gr10" draw:text-style-name="P98" svg:x1="9.751cm" svg:y1="0.409cm" svg:x2="10.605cm" svg:y2="0.756cm"><text:p/></draw:line><draw:line text:anchor-type="paragraph" draw:z-index="157" draw:style-name="gr10" draw:text-style-name="P98" svg:x1="5.701cm" svg:y1="0.459cm" svg:x2="6.433cm" svg:y2="1.043cm"><text:p/></draw:line><draw:frame text:anchor-type="paragraph" draw:z-index="172" draw:style-name="gr9" svg:width="1.2cm" svg:height="0.532cm" svg:x="14.28cm" svg:y="0.078cm"><draw:text-box><text:p>y(t+2)</text:p></draw:text-box></draw:frame></text:p>
      <text:p text:style-name="P21"><draw:ellipse text:anchor-type="paragraph" draw:z-index="155" draw:style-name="gr2" draw:text-style-name="P98" svg:width="1.262cm" svg:height="1.131cm" svg:x="6.281cm" svg:y="0.321cm"><text:p/></draw:ellipse><draw:ellipse text:anchor-type="paragraph" draw:z-index="159" draw:style-name="gr2" draw:text-style-name="P98" svg:width="1.262cm" svg:height="1.131cm" svg:x="8.521cm" svg:y="0.337cm"><text:p/></draw:ellipse><draw:frame text:anchor-type="paragraph" draw:z-index="164" draw:style-name="gr28" svg:width="0.795cm" svg:height="0.63cm" svg:x="10.862cm" svg:y="0.212cm"><draw:text-box><text:p>U<text:span text:style-name="T20">1</text:span></text:p></draw:text-box></draw:frame><draw:ellipse text:anchor-type="paragraph" draw:z-index="167" draw:style-name="gr2" draw:text-style-name="P98" svg:width="1.262cm" svg:height="1.131cm" svg:x="12.693cm" svg:y="-0.056cm"><text:p/></draw:ellipse><draw:frame text:anchor-type="paragraph" draw:z-index="168" draw:style-name="gr28" svg:width="0.795cm" svg:height="0.63cm" svg:x="13.06cm" svg:y="0.189cm"><draw:text-box><text:p>U<text:span text:style-name="T20">2</text:span></text:p></draw:text-box></draw:frame><draw:ellipse text:anchor-type="paragraph" draw:z-index="163" draw:style-name="gr2" draw:text-style-name="P98" svg:width="1.262cm" svg:height="1.131cm" svg:x="10.516cm" svg:y="-0.065cm"><text:p/></draw:ellipse><draw:frame text:anchor-type="paragraph" draw:z-index="151" draw:style-name="gr9" svg:width="0.897cm" svg:height="0.532cm" svg:x="0.864cm" svg:y="-0.169cm"><draw:text-box><text:p>x(t)</text:p></draw:text-box></draw:frame><draw:line text:anchor-type="paragraph" draw:z-index="150" draw:style-name="gr10" draw:text-style-name="P98" svg:x1="1.416cm" svg:y1="0.249cm" svg:x2="2.026cm" svg:y2="0.757cm"><text:p/></draw:line></text:p>
      <text:p text:style-name="P52"><draw:ellipse text:anchor-type="paragraph" draw:z-index="148" draw:style-name="gr2" draw:text-style-name="P98" svg:width="1.262cm" svg:height="1.131cm" svg:x="1.864cm" svg:y="-0.099cm"><text:p/></draw:ellipse><draw:frame text:anchor-type="paragraph" draw:z-index="149" draw:style-name="gr28" svg:width="0.795cm" svg:height="0.63cm" svg:x="2.21cm" svg:y="0.206cm"><draw:text-box><text:p>U<text:span text:style-name="T20">1</text:span></text:p></draw:text-box></draw:frame><draw:ellipse text:anchor-type="paragraph" draw:z-index="152" draw:style-name="gr2" draw:text-style-name="P98" svg:width="1.262cm" svg:height="1.131cm" svg:x="4.105cm" svg:y="-0.083cm"><text:p/></draw:ellipse><draw:frame text:anchor-type="paragraph" draw:z-index="153" draw:style-name="gr28" svg:width="0.795cm" svg:height="0.63cm" svg:x="4.45cm" svg:y="0.222cm"><draw:text-box><text:p>U<text:span text:style-name="T20">2</text:span></text:p></draw:text-box></draw:frame><draw:line text:anchor-type="paragraph" draw:z-index="154" draw:style-name="gr10" draw:text-style-name="P98" svg:x1="3.126cm" svg:y1="0.432cm" svg:x2="4.041cm" svg:y2="0.432cm"><text:p/></draw:line><draw:line text:anchor-type="paragraph" draw:z-index="161" draw:style-name="gr10" draw:text-style-name="P98" svg:x1="7.542cm" svg:y1="0.153cm" svg:x2="8.457cm" svg:y2="0.153cm"><text:p/></draw:line><draw:frame text:anchor-type="paragraph" draw:z-index="156" draw:style-name="gr28" svg:width="0.795cm" svg:height="0.63cm" svg:x="6.627cm" svg:y="-0.072cm"><draw:text-box><text:p>U<text:span text:style-name="T20">1</text:span></text:p></draw:text-box></draw:frame><draw:frame text:anchor-type="paragraph" draw:z-index="160" draw:style-name="gr28" svg:width="0.795cm" svg:height="0.63cm" svg:x="8.867cm" svg:y="-0.056cm"><draw:text-box><text:p>U<text:span text:style-name="T20">2</text:span></text:p></draw:text-box></draw:frame><draw:line text:anchor-type="paragraph" draw:z-index="170" draw:style-name="gr10" draw:text-style-name="P98" svg:x1="9.783cm" svg:y1="0.286cm" svg:x2="10.656cm" svg:y2="0.286cm"><text:p/></draw:line><draw:line text:anchor-type="paragraph" draw:z-index="169" draw:style-name="gr10" draw:text-style-name="P98" svg:x1="11.777cm" svg:y1="-0.199cm" svg:x2="12.692cm" svg:y2="-0.199cm"><text:p/></draw:line><draw:line text:anchor-type="paragraph" draw:z-index="171" draw:style-name="gr10" draw:text-style-name="P98" svg:x1="13.954cm" svg:y1="-0.157cm" svg:x2="15.746cm" svg:y2="-0.166cm"><text:p/></draw:line><draw:line text:anchor-type="paragraph" draw:z-index="162" draw:style-name="gr10" draw:text-style-name="P98" svg:x1="5.366cm" svg:y1="0.425cm" svg:x2="6.281cm" svg:y2="0.425cm"><text:p/></draw:line></text:p>
      <text:p text:style-name="P52"><draw:frame text:anchor-type="paragraph" draw:z-index="173" draw:style-name="gr9" svg:width="1.22cm" svg:height="0.532cm" svg:x="5.265cm" svg:y="0.24cm"><draw:text-box><text:p>y(t)</text:p></draw:text-box></draw:frame><draw:frame text:anchor-type="paragraph" draw:z-index="174" draw:style-name="gr9" svg:width="1.22cm" svg:height="0.532cm" svg:x="9.701cm" svg:y="0.205cm"><draw:text-box><text:p>y(t+1)</text:p></draw:text-box></draw:frame></text:p>
      <text:p text:style-name="P52"/>
      <text:p text:style-name="Figure">Fig. 6. The network in Figure 5 unfolded through time.</text:p>
      <text:p text:style-name="P48"/>
      <text:p text:style-name="P59">We can observe that a single past output of the network is being sent to the next instance of the network. If more are being sent ( e.g. for 2, each network will send the output to the next and the following instances ), then the <text:span text:style-name="T5">order</text:span> will be 2. This is the signifiance of the <text:span text:style-name="T5">output regressor</text:span> in the NARX model. The unfolding needs to be done for <text:span text:style-name="T5">n</text:span> instances, if the input series has the size <text:span text:style-name="T5">n</text:span>.</text:p>
      <text:p text:style-name="P59">An important difference is the behaviour of the output units. In normal backpropagation, the output units only compute their error by calculating a difference from the targets, while in BPTT, except this computation, every output unit receives a delta from the hidden units of the following instance, so that the error can be reduced not only with respect to outputs, but also to the derivative of the error coming from the following instances.</text:p>
      <text:p text:style-name="P45">The time complexity for the algorithm is <text:span text:style-name="T5">O(N</text:span><text:span text:style-name="T2">2</text:span><text:span text:style-name="T5">)</text:span> per time step, and the space complexity<text:line-break/><text:span text:style-name="T5">O(N</text:span><text:span text:style-name="T2">2</text:span><text:span text:style-name="T5"> + n </text:span><text:span text:style-name="T3">. </text:span><text:span text:style-name="T6">{</text:span><text:span text:style-name="T5">N+M})</text:span> where <text:span text:style-name="T5">N</text:span> is the number of units in one instance, <text:span text:style-name="T5">M</text:span> the number of exogenous variables (<text:span text:style-name="T5">x</text:span>) and <text:span text:style-name="T5">n</text:span> the length of the time series.</text:p>
      <text:p text:style-name="P60">BPTT must be applied to the learning steps of all NARX variants with output regressor (Y).</text:p>
      <text:h text:style-name="P88" text:outline-level="1"/>
      <text:h text:style-name="P87" text:outline-level="1">4. Application architecture and implementation details</text:h>
      <text:p text:style-name="Text_20_body"/>
      <text:p text:style-name="P16"><draw:frame text:anchor-type="paragraph" draw:z-index="94" draw:style-name="gr27" svg:width="7.43cm" svg:height="4.418cm" svg:x="1.803cm" svg:y="6.324cm"><draw:text-box><text:p/></draw:text-box></draw:frame>The application is a NARX simulator, that can also fall back to any of the described architectures in Section 3.2. The simulator is written in C++ and uses the Qt<text:note text:id="ftn1" text:note-class="footnote"><text:note-citation>1</text:note-citation><text:note-body><text:p text:style-name="Footnote">http://qt.nokia.com</text:p></text:note-body></text:note> graphical library for the interface. The tests can be run on both generated series and on real data. Figure 7 presents the architecture. Requirements to run the application are: 32-bit Windows based system with MS VC++ redistributables installed and .NET framework 3.5.</text:p>
      <text:p text:style-name="P16"/>
      <text:p text:style-name="P16"><draw:line text:anchor-type="paragraph" draw:z-index="186" draw:style-name="gr30" draw:text-style-name="P98" svg:x1="2.456cm" svg:y1="0.093cm" svg:x2="2.456cm" svg:y2="0.601cm"><text:p/></draw:line><draw:line text:anchor-type="paragraph" draw:z-index="187" draw:style-name="gr30" draw:text-style-name="P98" svg:x1="8.793cm" svg:y1="0.079cm" svg:x2="2.455cm" svg:y2="0.093cm"><text:p/></draw:line><draw:line text:anchor-type="paragraph" draw:z-index="188" draw:style-name="gr30" draw:text-style-name="P98" svg:x1="8.793cm" svg:y1="0.093cm" svg:x2="8.793cm" svg:y2="0.601cm"><text:p/></draw:line></text:p>
      <text:p text:style-name="P16"><draw:rect text:anchor-type="paragraph" draw:z-index="97" draw:style-name="gr25" draw:text-style-name="P98" svg:width="2.199cm" svg:height="6.868cm" svg:x="7.849cm" svg:y="0.097cm"><text:p/></draw:rect><draw:rect text:anchor-type="paragraph" draw:z-index="99" draw:style-name="gr25" draw:text-style-name="P98" svg:width="2.199cm" svg:height="6.906cm" svg:x="10.576cm" svg:y="0.037cm"><text:p/></draw:rect><draw:rect text:anchor-type="paragraph" draw:z-index="114" draw:style-name="gr25" draw:text-style-name="P98" svg:width="2.077cm" svg:height="6.906cm" svg:x="13.365cm" svg:y="0.048cm"><text:p/></draw:rect><draw:rect text:anchor-type="paragraph" draw:z-index="84" draw:style-name="gr2" draw:text-style-name="P98" svg:width="2.911cm" svg:height="1.945cm" svg:x="0.217cm" svg:y="0.422cm"><text:p/></draw:rect><draw:rect text:anchor-type="paragraph" draw:z-index="88" draw:style-name="gr25" draw:text-style-name="P98" svg:width="3.359cm" svg:height="6.82cm" svg:x="-0.048cm" svg:y="0.127cm"><text:p/></draw:rect><draw:rect text:anchor-type="paragraph" draw:z-index="95" draw:style-name="gr25" draw:text-style-name="P98" svg:width="3.948cm" svg:height="6.862cm" svg:x="3.454cm" svg:y="0.086cm"><text:p/></draw:rect></text:p>
      <text:p text:style-name="P16"><draw:frame text:anchor-type="paragraph" draw:z-index="91" draw:style-name="gr12" svg:width="2.158cm" svg:height="1.061cm" svg:x="4.369cm" svg:y="0.171cm"><draw:text-box><text:p>Parameter selection</text:p></draw:text-box></draw:frame><draw:frame text:anchor-type="paragraph" draw:z-index="85" draw:style-name="gr24" svg:width="2.707cm" svg:height="0.876cm" svg:x="0.319cm" svg:y="0.353cm"><draw:text-box><text:p>Series generator</text:p></draw:text-box></draw:frame><draw:rect text:anchor-type="paragraph" draw:z-index="90" draw:style-name="gr2" draw:text-style-name="P98" svg:width="3.462cm" svg:height="1.883cm" svg:x="3.697cm" svg:y="0.009cm"><text:p/></draw:rect><draw:frame text:anchor-type="paragraph" draw:z-index="100" draw:style-name="gr29" svg:width="1.77cm" svg:height="1.061cm" svg:x="10.8cm" svg:y="0.028cm"><draw:text-box><text:p>Evaluation module</text:p></draw:text-box></draw:frame></text:p>
      <text:p text:style-name="P16"/>
      <text:p text:style-name="P16"/>
      <text:p text:style-name="P16"><draw:line text:anchor-type="paragraph" draw:z-index="109" draw:style-name="gr30" draw:text-style-name="P98" svg:x1="10.047cm" svg:y1="0.24cm" svg:x2="10.576cm" svg:y2="0.24cm"><text:p/></draw:line><draw:frame text:anchor-type="paragraph" draw:z-index="98" draw:style-name="gr29" svg:width="1.364cm" svg:height="1.061cm" svg:x="8.4cm" svg:y="0.173cm"><draw:text-box><text:p>Training module</text:p></draw:text-box></draw:frame><draw:line text:anchor-type="paragraph" draw:z-index="130" draw:style-name="gr30" draw:text-style-name="P98" svg:x1="12.774cm" svg:y1="0.182cm" svg:x2="13.303cm" svg:y2="0.182cm"><text:p/></draw:line><draw:frame text:anchor-type="paragraph" draw:z-index="131" draw:style-name="gr29" svg:width="1.77cm" svg:height="1.061cm" svg:x="13.548cm" svg:y="0.097cm"><draw:text-box><text:p>Logging module</text:p></draw:text-box></draw:frame><draw:rect text:anchor-type="paragraph" draw:z-index="175" draw:style-name="gr2" draw:text-style-name="P98" svg:width="1.955cm" svg:height="1.532cm" svg:x="10.677cm" svg:y="0.048cm"><text:p/></draw:rect><draw:frame text:anchor-type="paragraph" draw:z-index="176" draw:style-name="gr32" svg:width="1.629cm" svg:height="1.061cm" svg:x="10.903cm" svg:y="0.367cm"><draw:text-box><text:p>Synthetic tests</text:p></draw:text-box></draw:frame></text:p>
      <text:p text:style-name="P16"><draw:line text:anchor-type="paragraph" draw:z-index="107" draw:style-name="gr30" draw:text-style-name="P98" svg:x1="10.047cm" svg:y1="0.349cm" svg:x2="10.576cm" svg:y2="0.349cm"><text:p/></draw:line><draw:line text:anchor-type="paragraph" draw:z-index="132" draw:style-name="gr30" draw:text-style-name="P98" svg:x1="12.774cm" svg:y1="0.372cm" svg:x2="13.303cm" svg:y2="0.372cm"><text:p/></draw:line><draw:rect text:anchor-type="paragraph" draw:z-index="86" draw:style-name="gr2" draw:text-style-name="P98" svg:width="2.89cm" svg:height="1.671cm" svg:x="0.217cm" svg:y="0.379cm"><text:p/></draw:rect><draw:rect text:anchor-type="paragraph" draw:z-index="92" draw:style-name="gr2" draw:text-style-name="P98" svg:width="3.44cm" svg:height="1.659cm" svg:x="3.697cm" svg:y="0.464cm"><text:p/></draw:rect></text:p>
      <text:p text:style-name="P16"><draw:frame text:anchor-type="paragraph" draw:z-index="87" draw:style-name="gr24" svg:width="1.996cm" svg:height="0.876cm" svg:x="0.706cm" svg:y="0.302cm"><draw:text-box><text:p>Real data</text:p></draw:text-box></draw:frame><draw:frame text:anchor-type="paragraph" draw:z-index="93" draw:style-name="gr26" svg:width="3.724cm" svg:height="0.694cm" svg:x="4.002cm" svg:y="0.406cm"><draw:text-box><text:p>Architecture select</text:p></draw:text-box></draw:frame></text:p>
      <text:p text:style-name="P16"><draw:line text:anchor-type="paragraph" draw:z-index="106" draw:style-name="gr30" draw:text-style-name="P98" svg:x1="7.401cm" svg:y1="0.385cm" svg:x2="7.849cm" svg:y2="0.385cm"><text:p/></draw:line><draw:line text:anchor-type="paragraph" draw:z-index="108" draw:style-name="gr30" draw:text-style-name="P98" svg:x1="10.047cm" svg:y1="0.194cm" svg:x2="10.576cm" svg:y2="0.194cm"><text:p/></draw:line><draw:line text:anchor-type="paragraph" draw:z-index="133" draw:style-name="gr30" draw:text-style-name="P98" svg:x1="12.774cm" svg:y1="0.21cm" svg:x2="13.303cm" svg:y2="0.21cm"><text:p/></draw:line></text:p>
      <text:p text:style-name="P16"><draw:rect text:anchor-type="paragraph" draw:z-index="178" draw:style-name="gr2" draw:text-style-name="P98" svg:width="1.955cm" svg:height="1.532cm" svg:x="10.677cm" svg:y="0.305cm"><text:p/></draw:rect></text:p>
      <text:p text:style-name="P16"><draw:frame text:anchor-type="paragraph" draw:z-index="177" draw:style-name="gr33" svg:width="1.691cm" svg:height="1.038cm" svg:x="10.799cm" svg:y="0.231cm"><draw:text-box><text:p>Prediction</text:p></draw:text-box></draw:frame></text:p>
      <text:p text:style-name="P16"/>
      <text:p text:style-name="P16"/>
      <text:p text:style-name="P16"><draw:frame text:anchor-type="paragraph" draw:z-index="89" draw:style-name="gr12" svg:width="2.483cm" svg:height="0.754cm" svg:x="0.4cm" svg:y="0.363cm"><draw:text-box><text:p>Input module</text:p></draw:text-box></draw:frame><draw:frame text:anchor-type="paragraph" draw:z-index="96" draw:style-name="gr28" svg:width="3.867cm" svg:height="0.63cm" svg:x="3.535cm" svg:y="0.328cm"><draw:text-box><text:p>System setup module</text:p></draw:text-box></draw:frame></text:p>
      <text:p text:style-name="P16"/>
      <text:p text:style-name="P21"><draw:line text:anchor-type="paragraph" draw:z-index="105" draw:style-name="gr30" draw:text-style-name="P98" svg:x1="2.415cm" svg:y1="0.303cm" svg:x2="2.415cm" svg:y2="0.811cm"><text:p/></draw:line><draw:line text:anchor-type="paragraph" draw:z-index="179" draw:style-name="gr30" draw:text-style-name="P98" svg:x1="0.845cm" svg:y1="0.324cm" svg:x2="0.845cm" svg:y2="0.832cm"><text:p/></draw:line><draw:line text:anchor-type="paragraph" draw:z-index="180" draw:style-name="gr30" draw:text-style-name="P98" svg:x1="6.341cm" svg:y1="0.324cm" svg:x2="6.341cm" svg:y2="0.832cm"><text:p/></draw:line><draw:line text:anchor-type="paragraph" draw:z-index="113" draw:style-name="gr30" draw:text-style-name="P98" svg:x1="4.245cm" svg:y1="0.324cm" svg:x2="4.245cm" svg:y2="0.832cm"><text:p/></draw:line><draw:line text:anchor-type="paragraph" draw:z-index="110" draw:style-name="gr30" draw:text-style-name="P98" svg:x1="11.552cm" svg:y1="0.3cm" svg:x2="11.552cm" svg:y2="0.808cm"><text:p/></draw:line><draw:line text:anchor-type="paragraph" draw:z-index="134" draw:style-name="gr30" draw:text-style-name="P98" svg:x1="14.381cm" svg:y1="0.324cm" svg:x2="14.381cm" svg:y2="0.832cm"><text:p/></draw:line></text:p>
      <text:p text:style-name="P21"><draw:rect text:anchor-type="paragraph" draw:z-index="101" draw:style-name="gr25" draw:text-style-name="P98" svg:width="15.548cm" svg:height="1.403cm" svg:x="-0.086cm" svg:y="0.358cm"><text:p/></draw:rect></text:p>
      <text:p text:style-name="P21"><draw:frame text:anchor-type="paragraph" draw:z-index="102" draw:style-name="gr28" svg:width="3.867cm" svg:height="0.63cm" svg:x="1.826cm" svg:y="0.362cm"><draw:text-box><text:p>Qt graphics module</text:p></draw:text-box></draw:frame><draw:rect text:anchor-type="paragraph" draw:z-index="103" draw:style-name="gr2" draw:text-style-name="P98" svg:width="3.502cm" svg:height="1.077cm" svg:x="11.287cm" svg:y="0.044cm"><text:p/></draw:rect><draw:frame text:anchor-type="paragraph" draw:z-index="104" draw:style-name="gr26" svg:width="1.793cm" svg:height="0.694cm" svg:x="12.388cm" svg:y="0.288cm"><draw:text-box><text:p>User</text:p></draw:text-box></draw:frame></text:p>
      <text:p text:style-name="P21"/>
      <text:p text:style-name="P21"/>
      <text:p text:style-name="P21"/>
      <text:p text:style-name="Figure">Fig. 7. The simulation engine architecture.</text:p>
      <text:p text:style-name="P21"/>
      <text:p text:style-name="P52"/>
      <text:h text:style-name="P94" text:outline-level="2">4.1. Input module</text:h>
      <text:p text:style-name="P51"/>
      <text:p text:style-name="P51"/>
      <text:p text:style-name="P57">The input module consists in generating a time series or loading an existing one from file. The series generator has the following parameters:</text:p>
      <text:list xml:id="list32598496" text:style-name="L4">
        <text:list-item>
          <text:p text:style-name="P80"><text:s/>start value : a real number representing the first value of the exogenous variable used for generating the series;</text:p>
        </text:list-item>
        <text:list-item>
          <text:p text:style-name="P80"><text:s/>end value : a real number representing the end value for the exogenous variable;</text:p>
        </text:list-item>
        <text:list-item>
          <text:p text:style-name="P80"><text:s/>series length : an integer number representing the number of values in the series;</text:p>
        </text:list-item>
        <text:list-item>
          <text:p text:style-name="P80"><text:s/>base function : the basic function that will be applied to the exogenous value in order to <text:soft-page-break/>generate the series value; can be one of <text:span text:style-name="T5">sinus</text:span>, <text:span text:style-name="T5">normal logarithm, normal exponential, square</text:span>, <text:span text:style-name="T5">hiperbolic</text:span> ( <text:span text:style-name="T5">1/x</text:span> ), <text:span text:style-name="T5">linear</text:span> ( <text:span text:style-name="T5">f(x) = x</text:span> );</text:p>
        </text:list-item>
        <text:list-item>
          <text:p text:style-name="P80"><text:s/>noise factor : representing a percent of the final value that is added or substracted from the value in order to artificially create a noise: a random value between <text:s/>- noise % and + noise % is generated and then added to the series value.</text:p>
        </text:list-item>
      </text:list>
      <text:p text:style-name="P59">After generating the series, the user can select whether to use the exogenous variable into the model or not.</text:p>
      <text:p text:style-name="P59">This generator does not support usage of multiple exogenous variables or having a recurrent dependency ( of previous values of the series ). However another option is available – using a predefined function for a series: the generator has a few built-in series with formulas that can be used for testing.</text:p>
      <text:p text:style-name="P59">The second part of the input module is represented by the series loader. The series must be in a plain text file having the following format: an integer number representing the series length: <text:span text:style-name="T5">n</text:span>, <text:s/>then the number of exogenous values used: <text:span text:style-name="T5">M</text:span>, then the number of targets <text:span text:style-name="T5">N</text:span>, and then for each exogenous variable, <text:span text:style-name="T5">n</text:span> real numbers representing the exogenous values for this variable for each time step. In the end the file must contain another <text:span text:style-name="T5">n</text:span> values for each actual <text:span text:style-name="T5">N</text:span> time series values. This part of the input module allows the simulator to train and predict real life values ( not artificially generated ones ).</text:p>
      <text:p text:style-name="P59">For all the data, real or artificial, the user can select whether to normalize the values as described in Section 2.1.</text:p>
      <text:p text:style-name="P52"/>
      <text:h text:style-name="P94" text:outline-level="2">4.2. System setup module</text:h>
      <text:p text:style-name="P51"/>
      <text:p text:style-name="P51"/>
      <text:p text:style-name="P58">After the series have been generated, the user can pick which variables will be used further in the model for the training and prediction. </text:p>
      <text:p text:style-name="P58">The parameter selection module allows the user to pick the alpha coefficient of learning : the number that balance between exploration and exploitation. If alpha is too low, then the network will be inclined more towards exploitation, because the error will be propagated less towards adjusting the weights, thus the learning process can be slow ( many epochs required ), but it's not so sensitive to major changes in patterns. In this way if some patterns are completely different from the previous ones, the network will not adjust very fast to them but keep in memory what it learned previously. Opposite to that is the exploration: if <text:s/>alpha is set too high, the network will respond very fast to changes, and may "forget" previous learned patterns. Learning may be faster with a higher alpha but with less precision and it can become sensitive to outliers. An usual value for alpha is 0.2.</text:p>
      <text:p text:style-name="P58">Another parameter that can be set is the number of epochs : the number of iterations through all the series that the network will perform in the training process. An usual epoch number is 500 – 1000.</text:p>
      <text:p text:style-name="P58">Next step is the selection of activation functions for hidden and output units. Possible choises are <text:span text:style-name="T5">sigmoid, </text:span><text:span text:style-name="T16">b</text:span><text:span text:style-name="T5">-sigmoid, antisymmetric logarithm </text:span><text:span text:style-name="T19">and</text:span><text:span text:style-name="T5"> linear.</text:span></text:p>
      <text:p text:style-name="P58">The architecture select module represents the actual pick of the type of NARX used: user can choose whether to use exogenous variables, delayed outputs or targets. Depending on these choices, the system will identify one of the architectures presented in Section 3.2. Also in this module the user can select the number of hidden units that the neural network will have. More hidden units will imply a longer time for training, but may provide better results. However a too large number of hidden units will lead to overfitting, in which case the model will not have a good prediction due to too high complexity. Having a too small number for the hidden units can cause underfitting, a model too simple for the function that we want to predict. The number of hidden units has to be tested and <text:soft-page-break/>adjusted for each prediction, for each time series, according to evaluation ( either by tests or manually ).</text:p>
      <text:p text:style-name="P58">Further, according to the type of architecture selected, the user is pointed to input the desired input and output orders.</text:p>
      <text:p text:style-name="P52"/>
      <text:h text:style-name="P94" text:outline-level="2">4.3. Training module</text:h>
      <text:p text:style-name="P51"/>
      <text:p text:style-name="P51"/>
      <text:p text:style-name="P58">The training module is the most important in the architecture, as it implements all the required learning algorithms: backpropagation and backpropagation through time, and it holds the architecture of the entire NARX system. In Figure 8 we can observe a detailed architecture for this specific module.</text:p>
      <text:p text:style-name="P58"><draw:frame text:anchor-type="paragraph" draw:z-index="237" draw:style-name="gr26" svg:width="2.544cm" svg:height="0.694cm" svg:x="9.934cm" svg:y="6.468cm"><draw:text-box><text:p>NARX engine</text:p></draw:text-box></draw:frame><draw:line text:anchor-type="paragraph" draw:z-index="236" draw:style-name="gr38" draw:text-style-name="P98" svg:x1="11.133cm" svg:y1="5.678cm" svg:x2="6.697cm" svg:y2="5.678cm"><text:p/></draw:line><draw:frame text:anchor-type="paragraph" draw:z-index="235" draw:style-name="gr35" svg:width="2.017cm" svg:height="0.532cm" svg:x="4.152cm" svg:y="6.428cm"><draw:text-box><text:p>Input units</text:p></draw:text-box></draw:frame><draw:rect text:anchor-type="paragraph" draw:z-index="234" draw:style-name="gr25" draw:text-style-name="P98" svg:width="6.167cm" svg:height="6.799cm" svg:x="8.042cm" svg:y="0.363cm"><text:p/></draw:rect><draw:frame text:anchor-type="paragraph" draw:z-index="233" draw:style-name="gr20" svg:width="1.772cm" svg:height="1.59cm" svg:x="14.533cm" svg:y="2.284cm"><draw:text-box><text:p>Towards evaluation module</text:p></draw:text-box></draw:frame><draw:line text:anchor-type="paragraph" draw:z-index="232" draw:style-name="gr34" draw:text-style-name="P98" svg:x1="14.085cm" svg:y1="1.849cm" svg:x2="16.142cm" svg:y2="1.858cm"><text:p/></draw:line><draw:frame text:anchor-type="paragraph" draw:z-index="231" draw:style-name="gr37" svg:width="1.465cm" svg:height="1.061cm" svg:x="8.308cm" svg:y="0.972cm"><draw:text-box><text:p>Hidden units</text:p></draw:text-box></draw:frame><draw:frame text:anchor-type="paragraph" draw:z-index="230" draw:style-name="gr37" svg:width="1.953cm" svg:height="1.061cm" svg:x="10.239cm" svg:y="1.055cm"><draw:text-box><text:p>Back</text:p><text:p>propagation</text:p></draw:text-box></draw:frame><draw:rect text:anchor-type="paragraph" draw:z-index="229" draw:style-name="gr2" draw:text-style-name="P98" svg:width="1.691cm" svg:height="5.883cm" svg:x="8.183cm" svg:y="0.485cm"><text:p/></draw:rect><draw:frame text:anchor-type="paragraph" draw:z-index="228" draw:style-name="gr37" svg:width="1.953cm" svg:height="2.119cm" svg:x="10.259cm" svg:y="3.191cm"><draw:text-box><text:p>Back</text:p><text:p>Propagation through time</text:p></draw:text-box></draw:frame><draw:rect text:anchor-type="paragraph" draw:z-index="227" draw:style-name="gr2" draw:text-style-name="P98" svg:width="2.222cm" svg:height="3.544cm" svg:x="10.074cm" svg:y="2.865cm"><text:p/></draw:rect><draw:rect text:anchor-type="paragraph" draw:z-index="226" draw:style-name="gr2" draw:text-style-name="P98" svg:width="2.222cm" svg:height="2.098cm" svg:x="10.054cm" svg:y="0.526cm"><text:p/></draw:rect><draw:frame text:anchor-type="paragraph" draw:z-index="225" draw:style-name="gr36" svg:width="1.304cm" svg:height="1.364cm" svg:x="12.661cm" svg:y="1.238cm"><draw:text-box><text:p>Output units</text:p></draw:text-box></draw:frame><draw:rect text:anchor-type="paragraph" draw:z-index="223" draw:style-name="gr2" draw:text-style-name="P98" svg:width="1.608cm" svg:height="5.905cm" svg:x="12.478cm" svg:y="0.547cm"><text:p/></draw:rect><draw:frame text:anchor-type="paragraph" draw:z-index="211" draw:style-name="gr26" svg:width="2.544cm" svg:height="1.061cm" svg:x="3.747cm" svg:y="0.626cm"><draw:text-box><text:p>NARX configuration</text:p></draw:text-box></draw:frame><draw:frame text:anchor-type="paragraph" draw:z-index="198" draw:style-name="gr20" svg:width="1.567cm" svg:height="1.59cm" svg:x="0.572cm" svg:y="4.281cm"><draw:text-box><text:p>Towards input module</text:p></draw:text-box></draw:frame><draw:line text:anchor-type="paragraph" draw:z-index="197" draw:style-name="gr34" draw:text-style-name="P98" svg:x1="0.471cm" svg:y1="3.935cm" svg:x2="2.424cm" svg:y2="3.935cm"><text:p/></draw:line><draw:frame text:anchor-type="paragraph" draw:z-index="196" draw:style-name="gr35" svg:width="3.176cm" svg:height="0.532cm" svg:x="3.847cm" svg:y="5.431cm"><draw:text-box><text:p>Feedback units</text:p></draw:text-box></draw:frame><draw:rect text:anchor-type="paragraph" draw:z-index="195" draw:style-name="gr2" draw:text-style-name="P98" svg:width="4.821cm" svg:height="0.877cm" svg:x="2.649cm" svg:y="5.248cm"><text:p/></draw:rect><draw:frame text:anchor-type="paragraph" draw:z-index="194" draw:style-name="gr35" svg:width="3.176cm" svg:height="0.532cm" svg:x="3.521cm" svg:y="4.249cm"><draw:text-box><text:p>Delayed target units</text:p></draw:text-box></draw:frame><draw:rect text:anchor-type="paragraph" draw:z-index="193" draw:style-name="gr2" draw:text-style-name="P98" svg:width="4.864cm" svg:height="0.877cm" svg:x="2.628cm" svg:y="4.108cm"><text:p/></draw:rect><draw:frame text:anchor-type="paragraph" draw:z-index="192" draw:style-name="gr35" svg:width="3.176cm" svg:height="0.532cm" svg:x="3.725cm" svg:y="3.191cm"><draw:text-box><text:p>Exogenous units</text:p></draw:text-box></draw:frame><draw:rect text:anchor-type="paragraph" draw:z-index="191" draw:style-name="gr2" draw:text-style-name="P98" svg:width="4.866cm" svg:height="0.877cm" svg:x="2.648cm" svg:y="3.069cm"><text:p/></draw:rect><draw:rect text:anchor-type="paragraph" draw:z-index="190" draw:style-name="gr25" draw:text-style-name="P98" svg:width="5.211cm" svg:height="4.335cm" svg:x="2.424cm" svg:y="2.887cm"><text:p/></draw:rect><draw:rect text:anchor-type="paragraph" draw:z-index="189" draw:style-name="gr2" draw:text-style-name="P98" svg:width="5.111cm" svg:height="2.281cm" svg:x="2.443cm" svg:y="0.342cm"><text:p/></draw:rect><draw:frame text:anchor-type="paragraph" draw:z-index="185" draw:style-name="gr20" svg:width="1.567cm" svg:height="2.119cm" svg:x="0.531cm" svg:y="1.042cm"><draw:text-box><text:p>Towards system setup module</text:p></draw:text-box></draw:frame><draw:line text:anchor-type="paragraph" draw:z-index="184" draw:style-name="gr34" draw:text-style-name="P98" svg:x1="0.49cm" svg:y1="0.677cm" svg:x2="2.443cm" svg:y2="0.677cm"><text:p/></draw:line><draw:rect text:anchor-type="paragraph" draw:z-index="183" draw:style-name="gr25" draw:text-style-name="P98" svg:width="12.069cm" svg:height="7.132cm" svg:x="2.302cm" svg:y="0.254cm"><text:p/></draw:rect></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Figure">Fig. 8. Training module architecture.</text:p>
      <text:p text:style-name="P58"/>
      <text:p text:style-name="P58">We can see how the module interacts with the other different modules. The NARX configuration influences what types of units will be active during the training and prediction of the system. The input module will feed the data for the input units and for the targets for error computing.</text:p>
      <text:p text:style-name="P58">The training module is composed in a similar way with the NARX theoretical architecture: input units, which consist of exogenous units, delayed target units and feedback units. The activation of each depends on the selected architecture. Further, the hidden units are present, a single layer, and the output units. One of the two algorithms is used for training: for non feedback types, simple backpropagation, while for feedback types, the backpropagation through time. In the end, the output units feed the values to the evaluation module or back to feedback units.</text:p>
      <text:p text:style-name="P58">For the simple BP, after each value from the time series, the weights are adjusted: the errors are computed for output units and hidden units, and after that the weights are adjusted accordingly. A slight difference is for the BPTT: in order to avoid too much memory usage, the simulator does not make a separate copy of the architecture for each element of the time series, but only three copies are used. </text:p>
      <text:p text:style-name="P58">Initially a first copy computes the forward way, and all the outputs are computed. For example, at time step <text:span text:style-name="T5">t</text:span>, into the architecture are fed the <text:span text:style-name="T5">b</text:span> previous computed values for output, along with the <text:span text:style-name="T5">a</text:span> exogenous values and the b delayed targets if necesarry. The inputs are saved in a specific <text:soft-page-break/>feedback info structure.</text:p>
      <text:p text:style-name="P58">For the back way, the previous saved outputs and inputs are reapplied into the network and the errors are computed. Weights are adjusted and a separate copy of the whole NARX cummulates all the weights ( for later averaging when the network collapses back ).</text:p>
      <text:p text:style-name="P58">The output units provide the prediction results necesarry for evaluation. In consequence the values are being sent to the evaluation module.</text:p>
      <text:p text:style-name="P58">Figure 9 presents the C++ class scheme for this module, generated using Microsoft Visual Studio 2010.</text:p>
      <text:p text:style-name="P58"><draw:frame draw:style-name="fr1" draw:name="graphics1" text:anchor-type="paragraph" svg:width="11.178cm" svg:height="5.763cm" draw:z-index="238"><draw:image xlink:href="Pictures/2000000700003FAB000020F9C1FF4D4C.svm" xlink:type="simple" xlink:show="embed" xlink:actuate="onLoad"/></draw:frame></text:p>
      <text:p text:style-name="Figure">Fig. 9. Class inheritance diagram</text:p>
      <text:p text:style-name="Figure"/>
      <text:p text:style-name="Text_20_body">We can see that a basic class for unit is the class Unit, which is superseeded by InputUnit and OutputUnit. Basic Unit class stands for hidden units only. The NARX class is in fact a QThread, a specific implementation of threads offered by Qt library, it's purpose is to do the training in a different thread, behind the GUI so the application does not freeze during the process. Training can happen in a very short time or in a very long time, depending on the size of the series but also on the complexity of the architecture.</text:p>
      <text:p text:style-name="Text_20_body">More deep, the interconnections between the classes are put together so that the engine works: every Unit has an Activation function, the NARX class has an architecture of type ARCH, etc.</text:p>
      <text:p text:style-name="P52"/>
      <text:h text:style-name="P94" text:outline-level="2">4.4. Evaluation module</text:h>
      <text:p text:style-name="P51"/>
      <text:p text:style-name="P51"/>
      <text:p text:style-name="P58">The evaluation module consists of two big parts: the synthetic tests, which are the implementation of the test functions described in Section 2.2, and the prediction module which allows the user to input new values for the exogenous variables ( that were not used in the training ) in order to see how the network predicts new values for the next time steps.</text:p>
      <text:p text:style-name="P58">The synthetic tests consist in the implementation of the functions f<text:span text:style-name="T12">1</text:span> to f<text:span text:style-name="T12">4</text:span>, together with the distribution tests ( Kolmogorov – Smirnov and Darlington – Anderson ). Also the Random Walk tests are computed : the same functions , but instead of prediction the previous value is used.</text:p>
      <text:p text:style-name="P58">The prediction module interacts with the user for getting new inputs for the exogenous series used in the training, and the predicted values are presented, for as many time steps as necesarry.</text:p>
      <text:p text:style-name="P58">The evaluation module's purpose is to compare and realize how good the prediction is, according to all the indicators that have been presented in Section 2. The user can then compare different architectures and tweak the parameters in order to obtain a better prediction for a specific problem.</text:p>
      <text:p text:style-name="P52"><text:soft-page-break/></text:p>
      <text:h text:style-name="P94" text:outline-level="2">4.5. Logging module</text:h>
      <text:p text:style-name="P51"/>
      <text:p text:style-name="P51"/>
      <text:p text:style-name="P58">The logging module offers two types of log from inside the application code: either show the log to the log window in the GUI, or to file. The GUI shows minimal information about the system: how many targets were found, how many exogenous variables loaded, or how the normalization of the series was performed: what is the average and variance of the specific series that was treated.</text:p>
      <text:p text:style-name="P58">Because the GUI updates are done asynchronously ( using the signal and slot mechanism from Qt ) and the update is very time consuming, the file logging comes in to solve this problem: more detailed information like every epoch result are printed to file.</text:p>
      <text:p text:style-name="P52"/>
      <text:h text:style-name="P95" text:outline-level="2"><text:span text:style-name="T7">4.6. Qt graphics module</text:span></text:h>
      <text:p text:style-name="P51"/>
      <text:p text:style-name="P51"/>
      <text:p text:style-name="P58">The graphic module is created for direct interaction with the user: loading series, performing architecture select, training and prediction. The GUI is intuitive and easy to use, using a tab format for each step of the program. The Annexes presents several screenshots of the application during it's run.</text:p>
      <text:h text:style-name="P88" text:outline-level="1"/>
      <text:h text:style-name="Heading_20_1" text:outline-level="1"/>
      <text:h text:style-name="P87" text:outline-level="1">5. Experimental results and performance evaluation</text:h>
      <text:p text:style-name="Text_20_body"/>
      <text:h text:style-name="P93" text:outline-level="2">5.1. Basic functions</text:h>
      <text:p text:style-name="P50"/>
      <text:p text:style-name="Text_20_body">The most basic test for the predictor system is a basic function. The basic functions are generated artificially using the generator module. First test was realized using a series of 500 elements with sinus function and a noise factor of 5 %. Table 1 presents a sample of the data.</text:p>
      <text:p text:style-name="Text_20_body"/>
      <text:p text:style-name="P63">Table 1</text:p>
      <text:p text:style-name="Tablee">Basic sinus test function</text:p>
      <table:table table:name="Table1" table:style-name="Table1">
        <table:table-column table:style-name="Table1.A"/>
        <table:table-column table:style-name="Table1.B"/>
        <table:table-column table:style-name="Table1.C"/>
        <table:table-row>
          <table:table-cell table:style-name="Table1.A1" office:value-type="string">
            <text:p text:style-name="P66">Index</text:p>
          </table:table-cell>
          <table:table-cell table:style-name="Table1.A1" office:value-type="string">
            <text:p text:style-name="P66">Exogenous value (X)</text:p>
          </table:table-cell>
          <table:table-cell table:style-name="Table1.C1" office:value-type="string">
            <text:p text:style-name="P66">Series value (Y)</text:p>
          </table:table-cell>
        </table:table-row>
        <table:table-row>
          <table:table-cell table:style-name="Table1.A2" office:value-type="float" office:value="1">
            <text:p text:style-name="P66">1</text:p>
          </table:table-cell>
          <table:table-cell table:style-name="Table1.B2" office:value-type="string">
            <text:p text:style-name="P66">0.000</text:p>
          </table:table-cell>
          <table:table-cell table:style-name="Table1.C2" office:value-type="float" office:value="0">
            <text:p text:style-name="P66">0</text:p>
          </table:table-cell>
        </table:table-row>
        <table:table-row>
          <table:table-cell table:style-name="Table1.A2" office:value-type="float" office:value="2">
            <text:p text:style-name="P66">2</text:p>
          </table:table-cell>
          <table:table-cell table:style-name="Table1.B2" office:value-type="string">
            <text:p text:style-name="P66">0.002</text:p>
          </table:table-cell>
          <table:table-cell table:style-name="Table1.C3" office:value-type="string">
            <text:p text:style-name="P66">0.00204</text:p>
          </table:table-cell>
        </table:table-row>
        <table:table-row>
          <table:table-cell table:style-name="Table1.A2" office:value-type="float" office:value="3">
            <text:p text:style-name="P66">3</text:p>
          </table:table-cell>
          <table:table-cell table:style-name="Table1.B2" office:value-type="string">
            <text:p text:style-name="P66">0.004</text:p>
          </table:table-cell>
          <table:table-cell table:style-name="Table1.C3" office:value-type="string">
            <text:p text:style-name="P66">0.0040399</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52</text:p>
          </table:table-cell>
          <table:table-cell table:style-name="Table1.B2" office:value-type="string">
            <text:p text:style-name="P66">0.102</text:p>
          </table:table-cell>
          <table:table-cell table:style-name="Table1.C3" office:value-type="string">
            <text:p text:style-name="P66">0.0967321</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447</text:p>
          </table:table-cell>
          <table:table-cell table:style-name="Table1.B2" office:value-type="string">
            <text:p text:style-name="P66">0.890</text:p>
          </table:table-cell>
          <table:table-cell table:style-name="Table1.C3" office:value-type="string">
            <text:p text:style-name="P66">0.784842</text:p>
          </table:table-cell>
        </table:table-row>
        <table:table-row>
          <table:table-cell table:style-name="Table1.B2" office:value-type="string">
            <text:p text:style-name="P66">...</text:p>
          </table:table-cell>
          <table:table-cell table:style-name="Table1.B2" office:value-type="string">
            <text:p text:style-name="P66">...</text:p>
          </table:table-cell>
          <table:table-cell table:style-name="Table1.C3" office:value-type="string">
            <text:p text:style-name="P66">...</text:p>
          </table:table-cell>
        </table:table-row>
        <table:table-row>
          <table:table-cell table:style-name="Table1.B2" office:value-type="string">
            <text:p text:style-name="P66">500</text:p>
          </table:table-cell>
          <table:table-cell table:style-name="Table1.B2" office:value-type="string">
            <text:p text:style-name="P66">0.998</text:p>
          </table:table-cell>
          <table:table-cell table:style-name="Table1.C3" office:value-type="string">
            <text:p text:style-name="P66">0.840389</text:p>
          </table:table-cell>
        </table:table-row>
      </table:table>
      <text:p text:style-name="P25"/>
      <text:p text:style-name="P25"/>
      <text:p text:style-name="P24">Table 2</text:p>
      <text:p text:style-name="Tablee">MLP test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67">Epoch no</text:p>
          </table:table-cell>
          <table:table-cell table:style-name="Table2.A1" office:value-type="string">
            <text:p text:style-name="P67">f<text:span text:style-name="T12">1</text:span></text:p>
          </table:table-cell>
          <table:table-cell table:style-name="Table2.A1" office:value-type="string">
            <text:p text:style-name="P67">f<text:span text:style-name="T12">2</text:span></text:p>
          </table:table-cell>
          <table:table-cell table:style-name="Table2.A1" office:value-type="string">
            <text:p text:style-name="P67">f<text:span text:style-name="T12">3</text:span></text:p>
          </table:table-cell>
          <table:table-cell table:style-name="Table2.A1" office:value-type="string">
            <text:p text:style-name="P67">f<text:span text:style-name="T12">4</text:span></text:p>
          </table:table-cell>
          <table:table-cell table:style-name="Table2.A1" office:value-type="string">
            <text:p text:style-name="P67">KS</text:p>
          </table:table-cell>
          <table:table-cell table:style-name="Table2.G1" office:value-type="string">
            <text:p text:style-name="P67">DA</text:p>
          </table:table-cell>
        </table:table-row>
        <table:table-row>
          <table:table-cell table:style-name="Table2.A2" office:value-type="string">
            <text:p text:style-name="P67">1</text:p>
          </table:table-cell>
          <table:table-cell table:style-name="Table2.A2" office:value-type="string">
            <text:p text:style-name="P27">14.864</text:p>
          </table:table-cell>
          <table:table-cell table:style-name="Table2.A2" office:value-type="string">
            <text:p text:style-name="P27">0.172418</text:p>
          </table:table-cell>
          <table:table-cell table:style-name="Table2.A2" office:value-type="string">
            <text:p text:style-name="P27">1.50692e-06</text:p>
          </table:table-cell>
          <table:table-cell table:style-name="Table2.A2" office:value-type="string">
            <text:p text:style-name="P27">0.698072</text:p>
          </table:table-cell>
          <table:table-cell table:style-name="Table2.F2" office:value-type="float" office:value="102">
            <text:p text:style-name="P27">102</text:p>
          </table:table-cell>
          <table:table-cell table:style-name="Table2.G2" office:value-type="string">
            <text:p text:style-name="P27">-86.4114</text:p>
          </table:table-cell>
        </table:table-row>
        <table:table-row>
          <table:table-cell table:style-name="Table2.A2" office:value-type="string">
            <text:p text:style-name="P67">2</text:p>
          </table:table-cell>
          <table:table-cell table:style-name="Table2.A2" office:value-type="string">
            <text:p text:style-name="P27">3.31875</text:p>
          </table:table-cell>
          <table:table-cell table:style-name="Table2.A2" office:value-type="string">
            <text:p text:style-name="P27">0.0814708</text:p>
          </table:table-cell>
          <table:table-cell table:style-name="Table2.A2" office:value-type="string">
            <text:p text:style-name="P27">7.12046e-07</text:p>
          </table:table-cell>
          <table:table-cell table:style-name="Table2.A2" office:value-type="string">
            <text:p text:style-name="P27">0.329852</text:p>
          </table:table-cell>
          <table:table-cell table:style-name="Table2.A2" office:value-type="string">
            <text:p text:style-name="P27">0.096</text:p>
          </table:table-cell>
          <table:table-cell table:style-name="Table2.G2" office:value-type="string">
            <text:p text:style-name="P27">-63.3817</text:p>
          </table:table-cell>
        </table:table-row>
        <table:table-row>
          <table:table-cell table:style-name="Table2.A2" office:value-type="string">
            <text:p text:style-name="P67">3</text:p>
          </table:table-cell>
          <table:table-cell table:style-name="Table2.A2" office:value-type="string">
            <text:p text:style-name="P27">1.54023</text:p>
          </table:table-cell>
          <table:table-cell table:style-name="Table2.A2" office:value-type="string">
            <text:p text:style-name="P27">0.055502</text:p>
          </table:table-cell>
          <table:table-cell table:style-name="Table2.A2" office:value-type="string">
            <text:p text:style-name="P27">4.85081e-07</text:p>
          </table:table-cell>
          <table:table-cell table:style-name="Table2.A2" office:value-type="string">
            <text:p text:style-name="P27">0.224712</text:p>
          </table:table-cell>
          <table:table-cell table:style-name="Table2.A2" office:value-type="string">
            <text:p text:style-name="P27">0.096</text:p>
          </table:table-cell>
          <table:table-cell table:style-name="Table2.G2" office:value-type="string">
            <text:p text:style-name="P27">-60.2606</text:p>
          </table:table-cell>
        </table:table-row>
        <table:table-row>
          <table:table-cell table:style-name="Table2.A2" office:value-type="string">
            <text:p text:style-name="P67">4</text:p>
          </table:table-cell>
          <table:table-cell table:style-name="Table2.A2" office:value-type="string">
            <text:p text:style-name="P27">0.540271</text:p>
          </table:table-cell>
          <table:table-cell table:style-name="Table2.A2" office:value-type="string">
            <text:p text:style-name="P27">0.0328716</text:p>
          </table:table-cell>
          <table:table-cell table:style-name="Table2.A2" office:value-type="string">
            <text:p text:style-name="P27">2.87294e-07</text:p>
          </table:table-cell>
          <table:table-cell table:style-name="Table2.A2" office:value-type="string">
            <text:p text:style-name="P27">0.133088</text:p>
          </table:table-cell>
          <table:table-cell table:style-name="Table2.A2" office:value-type="string">
            <text:p text:style-name="P27">0.084</text:p>
          </table:table-cell>
          <table:table-cell table:style-name="Table2.G2" office:value-type="string">
            <text:p text:style-name="P27">-49.0775</text:p>
          </table:table-cell>
        </table:table-row>
        <table:table-row>
          <table:table-cell table:style-name="Table2.A2" office:value-type="string">
            <text:p text:style-name="P6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A2" office:value-type="string">
            <text:p text:style-name="P27">...</text:p>
          </table:table-cell>
          <table:table-cell table:style-name="Table2.G2" office:value-type="string">
            <text:p text:style-name="P27">...</text:p>
          </table:table-cell>
        </table:table-row>
        <table:table-row>
          <table:table-cell table:style-name="Table2.A2" office:value-type="string">
            <text:p text:style-name="P67">98</text:p>
          </table:table-cell>
          <table:table-cell table:style-name="Table2.A2" office:value-type="string">
            <text:p text:style-name="P27">0.147927</text:p>
          </table:table-cell>
          <table:table-cell table:style-name="Table2.A2" office:value-type="string">
            <text:p text:style-name="P27">0.0172004</text:p>
          </table:table-cell>
          <table:table-cell table:style-name="Table2.A2" office:value-type="string">
            <text:p text:style-name="P27">1.5033e-07</text:p>
          </table:table-cell>
          <table:table-cell table:style-name="Table2.A2" office:value-type="string">
            <text:p text:style-name="P27">0.0696396</text:p>
          </table:table-cell>
          <table:table-cell table:style-name="Table2.A2" office:value-type="string">
            <text:p text:style-name="P27">0.016</text:p>
          </table:table-cell>
          <table:table-cell table:style-name="Table2.G2" office:value-type="string">
            <text:p text:style-name="P27">-10.4839</text:p>
          </table:table-cell>
        </table:table-row>
        <table:table-row>
          <table:table-cell table:style-name="Table2.A2" office:value-type="string">
            <text:p text:style-name="P67">99</text:p>
          </table:table-cell>
          <table:table-cell table:style-name="Table2.A2" office:value-type="string">
            <text:p text:style-name="P27">0.147918</text:p>
          </table:table-cell>
          <table:table-cell table:style-name="Table2.A2" office:value-type="string">
            <text:p text:style-name="P27">0.0171999</text:p>
          </table:table-cell>
          <table:table-cell table:style-name="Table2.A2" office:value-type="string">
            <text:p text:style-name="P27">1.50325e-07</text:p>
          </table:table-cell>
          <table:table-cell table:style-name="Table2.A2" office:value-type="string">
            <text:p text:style-name="P27">0.0696374</text:p>
          </table:table-cell>
          <table:table-cell table:style-name="Table2.A2" office:value-type="string">
            <text:p text:style-name="P27">0.016</text:p>
          </table:table-cell>
          <table:table-cell table:style-name="Table2.G2" office:value-type="string">
            <text:p text:style-name="P27">-10.4901</text:p>
          </table:table-cell>
        </table:table-row>
        <table:table-row>
          <table:table-cell table:style-name="Table2.A2" office:value-type="string">
            <text:p text:style-name="P67">100</text:p>
          </table:table-cell>
          <table:table-cell table:style-name="Table2.A2" office:value-type="string">
            <text:p text:style-name="P27">0.147909</text:p>
          </table:table-cell>
          <table:table-cell table:style-name="Table2.A2" office:value-type="string">
            <text:p text:style-name="P27">0.0171994</text:p>
          </table:table-cell>
          <table:table-cell table:style-name="Table2.A2" office:value-type="string">
            <text:p text:style-name="P27">1.50321e-07</text:p>
          </table:table-cell>
          <table:table-cell table:style-name="Table2.A2" office:value-type="string">
            <text:p text:style-name="P27">0.0696353</text:p>
          </table:table-cell>
          <table:table-cell table:style-name="Table2.A2" office:value-type="string">
            <text:p text:style-name="P27">0.016</text:p>
          </table:table-cell>
          <table:table-cell table:style-name="Table2.G2" office:value-type="string">
            <text:p text:style-name="P27">-10.5029</text:p>
          </table:table-cell>
        </table:table-row>
      </table:table>
      <text:p text:style-name="Text_20_body"/>
      <text:p text:style-name="Text_20_body">Table 2 presents basic results from the training period, using the MLP architecture. The learning rate was 0.2 and the number of epochs 100. The number of hidden units was 3. Activation <text:soft-page-break/>functions were antisymmetric logarithm for hidden units and linear for output units.</text:p>
      <text:p text:style-name="Text_20_body">We can observe that the absolute squared errors drop in time, for each epoch. Values for the mean error (f<text:span text:style-name="T12">2</text:span>) drop significantly. Also we can see that the RMSE (f<text:span text:style-name="T12">3</text:span>) is very small. f<text:span text:style-name="T12">4</text:span> indicates that the prediction given by the system is significantly better than the average prediction ( predicting the average value of the series all the time ). The distribution match tests (KS and DA) also suggest that the values are more and more close to the same distribution as the learning process advances.</text:p>
      <text:p text:style-name="Text_20_body">In Table 3 we can see the values for the random walk.</text:p>
      <text:p text:style-name="Text_20_body"/>
      <text:p text:style-name="P24">Table 3</text:p>
      <text:p text:style-name="Tablee">MLP test results – Random Wal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7">F<text:span text:style-name="T12">1 </text:span><text:span text:style-name="T7">RW</text:span></text:p>
          </table:table-cell>
          <table:table-cell table:style-name="Table3.A1" office:value-type="string">
            <text:p text:style-name="P67">F<text:span text:style-name="T12">2 </text:span><text:span text:style-name="T7">RW</text:span></text:p>
          </table:table-cell>
          <table:table-cell table:style-name="Table3.A1" office:value-type="string">
            <text:p text:style-name="P67">f<text:span text:style-name="T12">3</text:span><text:span text:style-name="T7">RW</text:span></text:p>
          </table:table-cell>
          <table:table-cell table:style-name="Table3.A1" office:value-type="string">
            <text:p text:style-name="P67">f<text:span text:style-name="T12">4</text:span><text:span text:style-name="T7">RW</text:span></text:p>
          </table:table-cell>
          <table:table-cell table:style-name="Table3.A1" office:value-type="string">
            <text:p text:style-name="P67">KS <text:span text:style-name="T7">RW</text:span></text:p>
          </table:table-cell>
          <table:table-cell table:style-name="Table3.F1" office:value-type="string">
            <text:p text:style-name="P67">DA <text:span text:style-name="T7">RW</text:span></text:p>
          </table:table-cell>
        </table:table-row>
        <table:table-row>
          <table:table-cell table:style-name="Table3.A2" office:value-type="string">
            <text:p text:style-name="P27">0.239611</text:p>
          </table:table-cell>
          <table:table-cell table:style-name="Table3.A2" office:value-type="string">
            <text:p text:style-name="P27">0.0218911</text:p>
          </table:table-cell>
          <table:table-cell table:style-name="Table3.A2" office:value-type="string">
            <text:p text:style-name="P27">1.91326e-07</text:p>
          </table:table-cell>
          <table:table-cell table:style-name="Table3.A2" office:value-type="string">
            <text:p text:style-name="P27">0.088631</text:p>
          </table:table-cell>
          <table:table-cell table:style-name="Table3.A2" office:value-type="string">
            <text:p text:style-name="P27">0.002</text:p>
          </table:table-cell>
          <table:table-cell table:style-name="Table3.F2" office:value-type="string">
            <text:p text:style-name="P27">2.16185</text:p>
          </table:table-cell>
        </table:table-row>
      </table:table>
      <text:p text:style-name="Text_20_body"/>
      <text:p text:style-name="Text_20_body">The results show that the prediction given by MLP has a fairly less absolute error than the MLP after 100 epochs, and around the same for average error , slightly better for normalized RMSE. The distribution tests indicate what we expected: the same points are part of the same distribution, the values support the null hypothesis.</text:p>
      <text:p text:style-name="Text_20_body"/>
      <text:p text:style-name="Text_20_body"/>
      <text:p text:style-name="Text_20_body">MLP sigmoid, H=3, alfa = 0.3</text:p>
      <text:p text:style-name="P26">epoch 998: F1 = 0.197921; F2 = 0.0198958; F3 = 1.74397e-07; F4 = 0.0806753; KS1= 0.012; KS2=0.01; KS12=0.098; DA = nan; F1RW=0.234655; F2RW=0.0216636; F3RW=1.89893e-07; F4RW=0.0878435; KS1=0.002; KS2=0.002; KS12=0.098; DA=2.1882</text:p>
      <text:p text:style-name="P26">epoch 999: F1 = 0.197874; F2 = 0.0198934; F3 = 1.74376e-07; F4 = 0.0806658; KS1= 0.012; KS2=0.01; KS12=0.098; DA = nan; F1RW=0.234655; F2RW=0.0216636; F3RW=1.89893e-07; F4RW=0.0878435; KS1=0.002; KS2=0.002; KS12=0.098; DA=2.1882</text:p>
      <text:p text:style-name="P26"/>
      <text:p text:style-name="Text_20_body">same, H=2</text:p>
      <text:p text:style-name="P26">epoch 998: F1 = 0.796197; F2 = 0.0399048; F3 = 3.49683e-07; F4 = 0.16115; KS1= 0.034; KS2=0.032; KS12=0.514; DA = -28.2144; F1RW=0.209488; F2RW=0.0204689; F3RW=1.79367e-07; F4RW=0.082661; KS1=0.002; KS2=0.002; KS12=0.084; DA=2.15361</text:p>
      <text:p text:style-name="P26">epoch 999: F1 = 0.796181; F2 = 0.0399044; F3 = 3.49679e-07; F4 = 0.161149; KS1= 0.034; KS2=0.032; KS12=0.514; DA = -28.2144; F1RW=0.209488; F2RW=0.0204689; F3RW=1.79367e-07; F4RW=0.082661; KS1=0.002; KS2=0.002; KS12=0.084; DA=2.15361</text:p>
      <text:p text:style-name="Text_20_body">same H=5</text:p>
      <text:p text:style-name="P26">epoch 998: F1 = 0.344354; F2 = 0.0262433; F3 = 2.2999e-07; F4 = 0.106549; KS1= 0.018; KS2=0.02; KS12=0.128; DA = nan; F1RW=0.234719; F2RW=0.0216665; F3RW=1.8988e-07; F4RW=0.0879669; KS1=0.002; KS2=0.002; KS12=0.102; DA=2.1741</text:p>
      <text:p text:style-name="P26">epoch 999: F1 = 0.344295; F2 = 0.026241; F3 = 2.2997e-07; F4 = 0.106539; KS1= 0.018; KS2=0.02; KS12=0.128; DA = nan; F1RW=0.234719; F2RW=0.0216665; F3RW=1.8988e-07; F4RW=0.0879669; KS1=0.002; KS2=0.002; KS12=0.102; DA=2.1741</text:p>
      <text:p text:style-name="Text_20_body">H=3, alfa = 0.5</text:p>
      <text:p text:style-name="P26">epoch 998: F1 = 0.268055; F2 = 0.023154; F3 = 2.02872e-07; F4 = 0.0937049; KS1= 0.012; KS2=0.01; KS12=0.128; DA = nan; F1RW=0.205064; F2RW=0.0202516; F3RW=1.77442e-07; F4RW=0.0819587; KS1=0.002; KS2=0.002; KS12=0.11; DA=2.1882</text:p>
      <text:p text:style-name="P26">epoch 999: F1 = 0.268089; F2 = 0.0231555; F3 = 2.02885e-07; F4 = 0.093711; KS1= 0.012; KS2=0.01; KS12=0.128; DA = nan; F1RW=0.205064; F2RW=0.0202516; F3RW=1.77442e-07; F4RW=0.0819587; KS1=0.002; KS2=0.002; KS12=0.11; DA=2.1882</text:p>
      <text:p text:style-name="P26">H=3, alfa = 0.1</text:p>
      <text:p text:style-name="P26"><text:soft-page-break/>epoch 532: F1 = 0.169445; F2 = 0.018409; F3 = 1.6144e-07; F4 = 0.0746293; KS1= 0.042; KS2=0.04; KS12=0.076; DA = -31.3312; F1RW=0.248689; F2RW=0.022302; F3RW=1.9558e-07; F4RW=0.0904114; KS1=0.002; KS2=0.002; KS12=0.1; DA=2.1882</text:p>
      <text:p text:style-name="P26">epoch 533: F1 = 0.16914; F2 = 0.0183924; F3 = 1.61295e-07; F4 = 0.0745622; KS1= 0.042; KS2=0.04; KS12=0.076; DA = -31.201; F1RW=0.248689; F2RW=0.022302; F3RW=1.9558e-07; F4RW=0.0904114; KS1=0.002; KS2=0.002; KS12=0.1; DA=2.1882</text:p>
      <text:p text:style-name="P26">and:</text:p>
      <text:p text:style-name="P26">epoch 998: F1 = 0.230867; F2 = 0.021488; F3 = 1.88442e-07; F4 = 0.0871117; KS1= 0.022; KS2=0.024; KS12=0.076; DA = nan; F1RW=0.248689; F2RW=0.022302; F3RW=1.9558e-07; F4RW=0.0904114; KS1=0.002; KS2=0.002; KS12=0.1; DA=2.1882</text:p>
      <text:p text:style-name="P26">epoch 999: F1 = 0.231027; F2 = 0.0214955; F3 = 1.88507e-07; F4 = 0.0871419; KS1= 0.022; KS2=0.024; KS12=0.076; DA = nan; F1RW=0.248689; F2RW=0.022302; F3RW=1.9558e-07; F4RW=0.0904114; KS1=0.002; KS2=0.002; KS12=0.1; DA=2.1882</text:p>
      <text:p text:style-name="P26"/>
      <text:p text:style-name="P26"/>
      <text:p text:style-name="P26">alfa = 0.2, H=3, antisymlog</text:p>
      <text:p text:style-name="P26">epoch 33: F1 = 0.177869; F2 = 0.018861; F3 = 1.6495e-07; F4 = 0.076373; KS1= 0.014; KS2=0.012; KS12=0.1; DA = nan; F1RW=0.260334; F2RW=0.0228181; F3RW=1.99557e-07; F4RW=0.0923964; KS1=0.002; KS2=0.002; KS12=0.104; DA=2.17613</text:p>
      <text:p text:style-name="P26">epoch 34: F1 = 0.178548; F2 = 0.018897; F3 = 1.65264e-07; F4 = 0.0765186; KS1= 0.014; KS2=0.012; KS12=0.1; DA = nan; F1RW=0.260334; F2RW=0.0228181; F3RW=1.99557e-07; F4RW=0.0923964; KS1=0.002; KS2=0.002; KS12=0.104; DA=2.17613</text:p>
      <text:p text:style-name="P26"/>
      <text:p text:style-name="P26">epoch 998: F1 = 0.492472; F2 = 0.0313838; F3 = 2.74469e-07; F4 = 0.127081; KS1= 0.024; KS2=0.026; KS12=0.176; DA = nan; F1RW=0.260334; F2RW=0.0228181; F3RW=1.99557e-07; F4RW=0.0923964; KS1=0.002; KS2=0.002; KS12=0.104; DA=2.17613</text:p>
      <text:p text:style-name="P26">epoch 999: F1 = 0.493429; F2 = 0.0314143; F3 = 2.74735e-07; F4 = 0.127204; KS1= 0.024; KS2=0.026; KS12=0.176; DA = nan; F1RW=0.260334; F2RW=0.0228181; F3RW=1.99557e-07; F4RW=0.0923964; KS1=0.002; KS2=0.002; KS12=0.104; DA=2.17613</text:p>
      <text:p text:style-name="P26"/>
      <text:p text:style-name="P26">alfa =0.3, H=3, sigmoid, normalized targets</text:p>
      <text:p text:style-name="P26">epoch 997: F1 = 49.1291; F2 = 0.313462; F3 = 3.67593e-07; F4 = 0.0603185; KS1= 0.012; KS2=0.012; KS12=0.096; DA = nan; F1RW=61.5958; F2RW=0.350987; F3RW=4.11598e-07; F4RW=0.0675393; KS1=0.002; KS2=0.002; KS12=0.098; DA=2.1862</text:p>
      <text:p text:style-name="P26">epoch 998: F1 = 49.1186; F2 = 0.313428; F3 = 3.67554e-07; F4 = 0.0603121; KS1= 0.012; KS2=0.012; KS12=0.096; DA = nan; F1RW=61.5958; F2RW=0.350987; F3RW=4.11598e-07; F4RW=0.0675393; KS1=0.002; KS2=0.002; KS12=0.098; DA=2.1862</text:p>
      <text:p text:style-name="P26">epoch 999: F1 = 49.1081; F2 = 0.313395; F3 = 3.67515e-07; F4 = 0.0603056; KS1= 0.012; KS2=0.012; KS12=0.096; DA = nan; F1RW=61.5958; F2RW=0.350987; F3RW=4.11598e-07; F4RW=0.0675393; KS1=0.002; KS2=0.002; KS12=0.098; DA=2.1862</text:p>
      <text:p text:style-name="P26"/>
      <text:p text:style-name="P26">more epochs (1500)</text:p>
      <text:p text:style-name="P26">epoch 1497: F1 = 50.4219; F2 = 0.317559; F3 = 3.71259e-07; F4 = 0.0609107; KS1= 0.01; KS2=0.012; KS12=0.096; DA = nan; F1RW=63.8955; F2RW=0.357479; F3RW=4.17929e-07; F4RW=0.0685676; KS1=0.002; KS2=0.002; KS12=0.1; DA=2.18017</text:p>
      <text:p text:style-name="P26">epoch 1498: F1 = 50.4221; F2 = 0.31756; F3 = 3.7126e-07; F4 = 0.0609108; KS1= 0.01; KS2=0.012; KS12=0.096; DA = nan; F1RW=63.8955; F2RW=0.357479; F3RW=4.17929e-07; F4RW=0.0685676; KS1=0.002; KS2=0.002; KS12=0.1; DA=2.18017</text:p>
      <text:p text:style-name="P26">epoch 1499: F1 = 50.4222; F2 = 0.31756; F3 = 3.7126e-07; F4 = 0.0609109; KS1= 0.01; KS2=0.012; <text:soft-page-break/>KS12=0.096; DA = nan; F1RW=63.8955; F2RW=0.357479; F3RW=4.17929e-07; F4RW=0.0685676; KS1=0.002; KS2=0.002; KS12=0.1; DA=2.18017</text:p>
      <text:p text:style-name="P26"/>
      <text:p text:style-name="P26">oscilation between minimum point:</text:p>
      <text:p text:style-name="P26"/>
      <text:p text:style-name="P26">epoch 1148: F1 = 50.7502; F2 = 0.318591; F3 = 3.72466e-07; F4 = 0.0611087; KS1= 0.01; KS2=0.012; KS12=0.096; DA = nan; F1RW=63.8955; F2RW=0.357479; F3RW=4.17929e-07; F4RW=0.0685676; KS1=0.002; KS2=0.002; KS12=0.1; DA=2.18017</text:p>
      <text:p text:style-name="P26">epoch 1149: F1 = 50.7497; F2 = 0.31859; F3 = 3.72464e-07; F4 = 0.0611083; KS1= 0.01; KS2=0.012; KS12=0.096; DA = nan; F1RW=63.8955; F2RW=0.357479; F3RW=4.17929e-07; F4RW=0.0685676; KS1=0.002; KS2=0.002; KS12=0.1; DA=2.18017</text:p>
      <text:p text:style-name="P26"/>
      <text:p text:style-name="P26"><text:s/>and</text:p>
      <text:p text:style-name="P26">epoch 613: F1 = 48.038; F2 = 0.309961; F3 = 3.62376e-07; F4 = 0.0594533; KS1= 0.01; KS2=0.012; KS12=0.096; DA = nan; F1RW=63.8955; F2RW=0.357479; F3RW=4.17929e-07; F4RW=0.0685676; KS1=0.002; KS2=0.002; KS12=0.1; DA=2.18017</text:p>
      <text:p text:style-name="P26">epoch 614: F1 = 48.0379; F2 = 0.309961; F3 = 3.62376e-07; F4 = 0.0594533; KS1= 0.01; KS2=0.012; KS12=0.096; DA = nan; F1RW=63.8955; F2RW=0.357479; F3RW=4.17929e-07; F4RW=0.0685676; KS1=0.002; KS2=0.002; KS12=0.1; DA=2.18017</text:p>
      <text:p text:style-name="P26"/>
      <text:p text:style-name="P26"/>
      <text:p text:style-name="P26"/>
      <text:p text:style-name="P26"/>
      <text:p text:style-name="Text_20_body"/>
      <text:h text:style-name="P93" text:outline-level="2">5.2. Performance sampling</text:h>
      <text:p text:style-name="P50"/>
      <text:p text:style-name="Text_20_body">Using the Microsoft Visual Studio 2010 profiler, data regarding the CPU usage during the simulator run have been collected. Figure 10 presents the CPU usage by sampling during a basic series generation and training. The architecture was NARX-Y , with one exogenous variable. The used computer is a medium 2008-generation laptop with an AMD Turion dual core and 2 GB of RAM.</text:p>
      <text:p text:style-name="Figure"><draw:frame draw:style-name="fr1" draw:name="graphics2" text:anchor-type="paragraph" svg:width="12.825cm" svg:height="4.568cm" draw:z-index="239"><draw:image xlink:href="Pictures/20000007000041A2000018E9C71AB013.svm" xlink:type="simple" xlink:show="embed" xlink:actuate="onLoad"/></draw:frame><text:soft-page-break/>Fig. 10. CPU sampling during simulator run.</text:p>
      <text:p text:style-name="Figure"/>
      <text:p text:style-name="Text_20_body">We can observe a CPU spike on series generating and series training. The most called functions ( having the most samples ) are the ones which compute the unit output. An interesting fact is that also many collected samples are from the functions that generate the cummulative distribution functions, in the evaluation engine.</text:p>
      <text:h text:style-name="P88" text:outline-level="1"/>
      <text:h text:style-name="Heading_20_1" text:outline-level="1"/>
      <text:h text:style-name="P87" text:outline-level="1">6. Conclusions and future work</text:h>
      <text:p text:style-name="Text_20_body"/>
      <text:p text:style-name="P16"/>
      <text:p text:style-name="P18"/>
      <text:p text:style-name="P13"/>
      <text:p text:style-name="P13"/>
      <text:p text:style-name="P13"/>
      <text:p text:style-name="P49">B I B L I O G R A P H Y</text:p>
      <text:p text:style-name="P1"/>
      <text:p text:style-name="P1"/>
      <text:section text:style-name="Sect1" text:name="ADDIN Mendeley Bibliography CSL_BIBLIOGRAPHY  RNDIvMyTxqnsq">
        <text:p text:style-name="P65">[1] M. C. Mozer, “Neural net architectures for temporal sequence processing,” in <text:span text:style-name="T4">Santa Fe Workshop</text:span>, 2007, vol. 15.</text:p>
        <text:p text:style-name="P65">[2] J. D. Hamilton, <text:span text:style-name="T4">Time series analysis</text:span>, vol. 2. Cambridge Univ Press, 1994, pp. 18-1 to 18-63.</text:p>
        <text:p text:style-name="P65">[3] J. C. Principe, J. M. Kuo, and S. Celebi, “An analysis of the gamma memory in dynamic neural networks.,” <text:span text:style-name="T4">IEEE Transactions on Neural Networks</text:span>, vol. 5, no. 2, pp. 331-337, 1994.</text:p>
        <text:p text:style-name="P65">[4] P. Werbos, “Backpropagation through time: What it does and How to do it,” <text:span text:style-name="T4">Proceedings of the IEEE</text:span>, vol. 78, no. 10, pp. 1550-1560, 1990.</text:p>
        <text:p text:style-name="P65">[5] M. Bodén, “A guide to recurrent neural networks and backpropagation,” <text:span text:style-name="T4">The DALLAS project. Report from the NUTEK-supported project AIS-8, SICS. Holst: Application of data analysis with learning systems</text:span>, no. 2, pp. 1-10, 2001.</text:p>
        <text:p text:style-name="P65">[6] T. Lin, B. G. Horne, P. Tino, and C. L. Giles, “Learning long-term dependencies in NARX recurrent neural networks.,” <text:span text:style-name="T4">IEEE transactions on neural networks / a publication of the IEEE Neural Networks Council</text:span>, vol. 7, no. 6, pp. 1329-38, Jan. 1996.</text:p>
        <text:p text:style-name="P65">[7] H. T. Siegelmann, B. G. Horne, and C. L. Giles, “Computational capabilities of recurrent NARX neural networks.,” <text:span text:style-name="T4">IEEE transactions on systems, man, and cybernetics. Part B, Cybernetics : a publication of the IEEE Systems, Man, and Cybernetics Society</text:span>, vol. 27, no. 2, pp. 208-15, Jan. 1997.</text:p>
        <text:p text:style-name="P65">[8] J. Menezesjr and G. Barreto, “Long-term time series prediction with the NARX network: An empirical evaluation,” <text:span text:style-name="T4">Neurocomputing</text:span>, vol. 71, no. 16-18, pp. 3335-3343, Oct. 2008.</text:p>
        <text:p text:style-name="P65">[9] E. Diaconescu, “The use of NARX neural networks to predict chaotic time series,” <text:span text:style-name="T4">WSEAS Transactions on Computer Research</text:span>, vol. 3, no. 3, pp. 182–191, 2008.</text:p>
        <text:p text:style-name="P65">[10] H. Akaike, “A new look at statistical model identification,” <text:span text:style-name="T4">IEEE Transactions on Automatic Control</text:span>, vol. 19, no. 6, pp. 716-723, 1974.</text:p>
        <text:p text:style-name="P65">[11] S. Ingrassia, “Equivalent number of degrees of freedom for neural networks,” <text:span text:style-name="T4">Advances in Data Analysis</text:span>, no. 1, 2007.</text:p>
        <text:p text:style-name="P65">[12] K. Fukumizu, “Likelihood ratio of unidentifiable models and multilayer neural networks,” <text:span text:style-name="T4">The Annals of Statistics</text:span>, vol. 31, no. 3, pp. 833-851, 2003.</text:p>
        <text:p text:style-name="P65">[13] A. N. Kolmogorov, “Sulla determinazione empirica di una legge di distribuzione,” <text:span text:style-name="T4">G Inst Ital Attuari</text:span>, vol. 4, pp. 83-91, 1933.</text:p>
        <text:p text:style-name="P65">[14] T. Anderson and D. Darling, “Asymptotic theory of certain ‘ goodness of fit’ criteria based on stochastic processes,” <text:span text:style-name="T4">The Annals of Mathematical Statistics</text:span>, 1952. </text:p>
        <text:p text:style-name="P6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TimesNewRomanPSMT" svg:font-family="TimesNewRomanPSMT" style:font-family-generic="roman"/>
    <style:font-face style:name="Arial narrow" svg:font-family="'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 svg:font-family="Calibri" style:font-adornments="Regular"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align="justify" style:justify-single-word="false" fo:text-indent="1.27cm" style:auto-text-indent="false" style:page-number="auto" fo:background-color="transparent" style:shadow="none">
        <style:tab-stops/>
        <style:background-image/>
      </style:paragraph-properties>
      <style:text-properties style:font-name="Calibri" fo:font-size="11pt" fo:language="en" fo:country="GB"/>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ackground-color="transparent">
        <style:tab-stops/>
        <style:background-image/>
      </style:paragraph-properties>
      <style:text-properties style:font-name="Calibri1" fo:font-size="12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Calibri1"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style:font-name="Calibri2" fo:font-size="12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Text_20_body" style:class="text" style:master-page-name="">
      <style:paragraph-properties fo:margin-left="0cm" fo:margin-right="0cm" fo:text-align="center" style:justify-single-word="false" fo:text-indent="0cm" style:auto-text-indent="false" style:page-number="auto"/>
      <style:text-properties fo:font-size="10pt"/>
    </style:style>
    <style:style style:name="Proiect_20_de_20_diploma" style:display-name="Proiect de diploma" style:family="paragraph" style:parent-style-name="Standard">
      <style:paragraph-properties fo:text-align="center" style:justify-single-word="false"/>
      <style:text-properties style:font-name="Calibri3" fo:font-size="24pt" style:font-size-asian="24pt"/>
    </style:style>
    <style:style style:name="Titlu_20_lucrare" style:display-name="Titlu lucrare" style:family="paragraph" style:parent-style-name="Standard">
      <style:paragraph-properties fo:text-align="center" style:justify-single-word="false"/>
      <style:text-properties style:font-name="Calibri3" fo:font-size="16pt" style:font-size-asian="16pt"/>
    </style:style>
    <style:style style:name="Coordonator" style:family="paragraph" style:parent-style-name="Standard">
      <style:paragraph-properties fo:margin-top="0cm" fo:margin-bottom="0cm" fo:text-align="justify" style:justify-single-word="false"/>
      <style:text-properties style:font-name="Calibri3" fo:font-size="14pt" fo:font-weight="bold" style:font-size-asian="14pt" style:font-weight-asian="bold"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left" style:display-name="Header left" style:family="paragraph" style:parent-style-name="Standard" style:next-style-name="Header_20_righ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er_20_right" style:display-name="Header right" style:family="paragraph" style:parent-style-name="Standard" style:next-style-name="Header_20_left" style:class="extra">
      <style:paragraph-properties text:number-lines="false" text:line-number="0">
        <style:tab-stops>
          <style:tab-stop style:position="7.96cm" style:type="center"/>
          <style:tab-stop style:position="15.921cm" style:type="right"/>
        </style:tab-stops>
      </style:paragraph-properties>
      <style:text-properties style:font-name="Calibri" style:text-underline-style="solid" style:text-underline-width="auto" style:text-underline-color="font-color"/>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e" style:family="paragraph" style:parent-style-name="Text_20_body" style:next-style-name="Text_20_body" style:class="text" style:master-page-name="">
      <style:paragraph-properties fo:margin-left="0cm" fo:margin-right="0cm" fo:text-align="center" style:justify-single-word="false" fo:text-indent="0cm" style:auto-text-indent="false" style:page-number="auto"/>
      <style:text-properties fo:font-size="10pt"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text:s text:c="32"/>NARX neural networks for sequence processing tasks <text:s text:c="32"/><text:page-number text:select-page="current">25</text:page-number> <text:s text:c="80"/></text:p>
      </style:header>
      <style:header-left>
        <text:p text:style-name="Header_20_left"><text:s text:c="66"/>EUGEN HRISTEV <text:s text:c="64"/><text:initial-creator/><text:page-number text:select-page="current">25</text:page-number></text:p>
      </style:header-left>
    </style:master-page>
    <style:master-page style:name="First_20_Page" style:display-name="First Page" style:page-layout-name="Mpm2">
      <style:header>
        <text:p text:style-name="Header"/>
      </style:header>
    </style:master-page>
    <style:master-page style:name="HTML" style:page-layout-name="Mpm3"/>
    <style:master-page style:name="unnumbered_20_page" style:display-name="unnumbered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220H19M23S</meta:editing-duration>
    <meta:editing-cycles>439</meta:editing-cycles>
    <meta:generator>OpenOffice.org/3.1$Win32 OpenOffice.org_project/310m19$Build-9420</meta:generator>
    <dc:date>2012-06-06T15:49:05.41</dc:date>
    <dc:creator>Eugen Hristev</dc:creator>
    <dc:title>Master thesis</dc:title>
    <meta:document-statistic meta:table-count="3" meta:image-count="2" meta:object-count="45" meta:page-count="31" meta:paragraph-count="458" meta:word-count="9924" meta:character-count="59339"/>
    <meta:user-defined meta:name="Info 1"/>
    <meta:user-defined meta:name="Info 2"/>
    <meta:user-defined meta:name="Info 3"/>
    <meta:user-defined meta:name="Info 4"/>
    <meta:user-defined meta:name="Mendeley Citation Style_1">http://www.zotero.org/styles/ieee</meta:user-defined>
    <meta:user-defined meta:name="Mendeley Document_1">True</meta:user-defined>
    <meta:user-defined meta:name="Mendeley User Name_1">eugenhristev@gmail.com@www.mendeley.com</meta:user-defined>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row>
            <math:mo math:stretchy="false">τ</math:mo>
            <math:mo math:stretchy="false">=</math:mo>
            <math:mn>1</math:mn>
          </math:mrow>
          <math:mi>t</math:mi>
        </math:munderover>
        <math:msub>
          <math:mi>c</math:mi>
          <math:mi>i</math:mi>
        </math:msub>
      </math:mrow>
      <math:mrow>
        <math:mo math:stretchy="false">(</math:mo>
        <math:mrow>
          <math:mi>t</math:mi>
          <math:mo math:stretchy="false">−</math:mo>
          <math:mo math:stretchy="false">τ</math:mo>
        </math:mrow>
        <math:mo math:stretchy="false">)</math:mo>
      </math:mrow>
      <math:mi>x</math:mi>
      <math:mrow>
        <math:mo math:stretchy="false">(</math:mo>
        <math:mo math:stretchy="false">τ</math:mo>
        <math:mo math:stretchy="false">)</math:mo>
      </math:mrow>
    </math:mrow>
    <math:annotation math:encoding="StarMath 5.0">sum from{  {  %tau} =1} to{t} c sub i(t-%tau)x(%tau)  </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exists</math:annotation>
  </math:semantics>
</math:math>
</file>

<file path=Object 1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7/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8/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x</math:mi>
          <math:mo math:stretchy="false">)</math:mo>
        </math:mrow>
        <math:mo math:stretchy="false">=</math:mo>
        <math:mover math:accent="true">
          <math:mrow>
            <math:mi>x</math:mi>
            <math:mrow>
              <math:mo math:stretchy="false">(</math:mo>
              <math:mi>t</math:mi>
              <math:mo math:stretchy="false">)</math:mo>
            </math:mrow>
          </math:mrow>
          <math:mo>¯</math:mo>
        </math:mover>
      </math:mrow>
    </math:mrow>
    <math:annotation math:encoding="StarMath 5.0">E(x) = overline {x(t)}</math:annotation>
  </math:semantics>
</math:math>
</file>

<file path=Object 20/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1/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2/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3/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4/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5/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26/content.xml><?xml version="1.0" encoding="utf-8"?>
<!DOCTYPE math  PUBLIC '-//OpenOffice.org//DTD Modified W3C MathML 1.01//EN'  'math.dtd'>
<math:math xmlns:math="http://www.w3.org/1998/Math/MathML">
  <math:semantics>
    <math:mrow>
      <math:mrow>
        <math:msub>
          <math:mi>f</math:mi>
          <math:mn>1</math:mn>
        </math:msub>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i>;</math:mi>
    </math:mrow>
    <math:annotation math:encoding="StarMath 5.0">f_1 =  {sum from{t = 1} to {n}   {(y(t) - d(t))^2 }};
</math:annotation>
  </math:semantics>
</math:math>
</file>

<file path=Object 27/content.xml><?xml version="1.0" encoding="utf-8"?>
<!DOCTYPE math  PUBLIC '-//OpenOffice.org//DTD Modified W3C MathML 1.01//EN'  'math.dtd'>
<math:math xmlns:math="http://www.w3.org/1998/Math/MathML">
  <math:semantics>
    <math:mrow>
      <math:mrow>
        <math:msub>
          <math:mi>f</math:mi>
          <math:mn>2</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i>n</math:mi>
          </math:mfrac>
        </math:msqrt>
      </math:mrow>
      <math:mi>;</math:mi>
    </math:mrow>
    <math:annotation math:encoding="StarMath 5.0">f_2 = sqrt {sum from{t = 1} to {n}    {(y(t) - d(t))^2 } over n};
</math:annotation>
  </math:semantics>
</math:math>
</file>

<file path=Object 28/content.xml><?xml version="1.0" encoding="utf-8"?>
<!DOCTYPE math  PUBLIC '-//OpenOffice.org//DTD Modified W3C MathML 1.01//EN'  'math.dtd'>
<math:math xmlns:math="http://www.w3.org/1998/Math/MathML">
  <math:semantics>
    <math:mrow>
      <math:mrow>
        <math:mrow>
          <math:mrow>
            <math:msub>
              <math:mi>f</math:mi>
              <math:mn>3</math:mn>
            </math:msub>
            <math:mo math:stretchy="false">=</math:mo>
            <math:mfrac>
              <math:msqrt>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sqrt>
              <math:mfrac>
                <math:mrow>
                  <math:msqrt>
                    <math:mi>n</math:mi>
                  </math:msqrt>
                  <math:mo math:stretchy="false">⋅</math:mo>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row>
                <math:mi>n</math:mi>
              </math:mfrac>
            </math:mfrac>
          </math:mrow>
          <math:mo math:stretchy="false">=</math:mo>
          <math:mfrac>
            <math:msqrt>
              <math:mrow>
                <math:mi>n</math:mi>
                <math:mo math:stretchy="false">⋅</math:mo>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sqrt>
            <math:mrow>
              <math:munderover>
                <math:mo math:stretchy="false">∑</math:mo>
                <math:mrow>
                  <math:mi>i</math:mi>
                  <math:mo math:stretchy="false">=</math:mo>
                  <math:mn>1</math:mn>
                </math:mrow>
                <math:mi>n</math:mi>
              </math:munderover>
              <math:mrow>
                <math:mo math:stretchy="false">∣</math:mo>
                <math:mrow>
                  <math:mi>d</math:mi>
                  <math:mrow>
                    <math:mo math:stretchy="false">(</math:mo>
                    <math:mi>i</math:mi>
                    <math:mo math:stretchy="false">)</math:mo>
                  </math:mrow>
                </math:mrow>
                <math:mo math:stretchy="false">∣</math:mo>
              </math:mrow>
            </math:mrow>
          </math:mfrac>
        </math:mrow>
        <math:mo math:stretchy="false">=</math:mo>
        <math:mfrac>
          <math:mi math:fontstyle="italic">RMSE</math:mi>
          <math:mover math:accent="true">
            <math:mrow>
              <math:mo math:stretchy="false">∣</math:mo>
              <math:mi>d</math:mi>
              <math:mo math:stretchy="false">∣</math:mo>
            </math:mrow>
            <math:mo>¯</math:mo>
          </math:mover>
        </math:mfrac>
      </math:mrow>
      <math:mi>;</math:mi>
    </math:mrow>
    <math:annotation math:encoding="StarMath 5.0">f_3 = sqrt sum from{t = 1} to {n}    {(y(t) - d(t))^2 } over { sqrt n cdot { sum from {i=1} to {n} lline   d(i) rline } over n } = sqrt {n cdot sum from{t = 1} to {n}    {(y(t) - d(t))^2 }} over {  { sum from {i=1} to {n} lline d(i) rline}} =  RMSE over overline lline d rline;
       </math:annotation>
  </math:semantics>
</math:math>
</file>

<file path=Object 29/content.xml><?xml version="1.0" encoding="utf-8"?>
<!DOCTYPE math  PUBLIC '-//OpenOffice.org//DTD Modified W3C MathML 1.01//EN'  'math.dtd'>
<math:math xmlns:math="http://www.w3.org/1998/Math/MathML">
  <math:semantics>
    <math:mrow>
      <math:mrow>
        <math:msub>
          <math:mi>f</math:mi>
          <math:mn>4</math:mn>
        </math:msub>
        <math:mo math:stretchy="false">=</math:mo>
        <math:msqrt>
          <math:mfrac>
            <math:mrow>
              <math:munderover>
                <math:mo math:stretchy="false">∑</math:mo>
                <math:mrow>
                  <math:mi>t</math:mi>
                  <math:mo math:stretchy="false">=</math:mo>
                  <math:mn>1</math:mn>
                </math:mrow>
                <math:mi>n</math:mi>
              </math:munderover>
              <math:msup>
                <math:mrow>
                  <math:mo math:stretchy="false">(</math:mo>
                  <math:mrow>
                    <math:mi>y</math:mi>
                    <math:mrow>
                      <math:mrow>
                        <math:mo math:stretchy="false">(</math:mo>
                        <math:mi>t</math:mi>
                        <math:mo math:stretchy="false">)</math:mo>
                      </math:mrow>
                      <math:mo math:stretchy="false">−</math:mo>
                      <math:mi>d</math:mi>
                    </math:mrow>
                    <math:mrow>
                      <math:mo math:stretchy="false">(</math:mo>
                      <math:mi>t</math:mi>
                      <math:mo math:stretchy="false">)</math:mo>
                    </math:mrow>
                  </math:mrow>
                  <math:mo math:stretchy="false">)</math:mo>
                </math:mrow>
                <math:mn>2</math:mn>
              </math:msup>
            </math:mrow>
            <math:mrow>
              <math:munderover>
                <math:mo math:stretchy="false">∑</math:mo>
                <math:mrow>
                  <math:mi>t</math:mi>
                  <math:mo math:stretchy="false">=</math:mo>
                  <math:mn>1</math:mn>
                </math:mrow>
                <math:mi>n</math:mi>
              </math:munderover>
              <math:msup>
                <math:mrow>
                  <math:mo math:stretchy="false">(</math:mo>
                  <math:mrow>
                    <math:mi>d</math:mi>
                    <math:mrow>
                      <math:mrow>
                        <math:mo math:stretchy="false">(</math:mo>
                        <math:mi>t</math:mi>
                        <math:mo math:stretchy="false">)</math:mo>
                      </math:mrow>
                      <math:mo math:stretchy="false">−</math:mo>
                      <math:mover math:accent="true">
                        <math:mi>d</math:mi>
                        <math:mo>¯</math:mo>
                      </math:mover>
                    </math:mrow>
                  </math:mrow>
                  <math:mo math:stretchy="false">)</math:mo>
                </math:mrow>
                <math:mn>2</math:mn>
              </math:msup>
            </math:mrow>
          </math:mfrac>
        </math:msqrt>
      </math:mrow>
      <math:mi>;</math:mi>
    </math:mrow>
    <math:annotation math:encoding="StarMath 5.0">f_4 = sqrt {sum from{t = 1} to {n}    {(y(t) - d(t))^2 } over sum from {t=1} to {n} {(d(t) - overline d)^2}};
 </math:annotation>
  </math:semantics>
</math:math>
</file>

<file path=Object 3/content.xml><?xml version="1.0" encoding="utf-8"?>
<!DOCTYPE math  PUBLIC '-//OpenOffice.org//DTD Modified W3C MathML 1.01//EN'  'math.dtd'>
<math:math xmlns:math="http://www.w3.org/1998/Math/MathML">
  <math:semantics>
    <math:mrow>
      <math:mi math:fontstyle="italic">Var</math:mi>
      <math:mrow>
        <math:mrow>
          <math:mo math:stretchy="false">(</math:mo>
          <math:mi>x</math:mi>
          <math:mo math:stretchy="false">)</math:mo>
        </math:mrow>
        <math:mo math:stretchy="false">=</math:mo>
        <math:mrow>
          <math:munderover>
            <math:mo math:stretchy="false">∑</math:mo>
            <math:mrow>
              <math:mi>i</math:mi>
              <math:mo math:stretchy="false">=</math:mo>
              <math:mn>0</math:mn>
            </math:mrow>
            <math:mi>n</math:mi>
          </math:munderover>
          <math:msup>
            <math:mrow>
              <math:mo math:stretchy="false">(</math:mo>
              <math:mrow>
                <math:mi>x</math:mi>
                <math:mrow>
                  <math:mrow>
                    <math:mo math:stretchy="false">(</math:mo>
                    <math:mi>i</math:mi>
                    <math:mo math:stretchy="false">)</math:mo>
                  </math:mrow>
                  <math:mo math:stretchy="false">−</math:mo>
                  <math:mi>E</math:mi>
                </math:mrow>
                <math:mrow>
                  <math:mo math:stretchy="false">(</math:mo>
                  <math:mi>x</math:mi>
                  <math:mo math:stretchy="false">)</math:mo>
                </math:mrow>
              </math:mrow>
              <math:mo math:stretchy="false">)</math:mo>
            </math:mrow>
            <math:mn>2</math:mn>
          </math:msup>
        </math:mrow>
      </math:mrow>
      <math:mi>;</math:mi>
    </math:mrow>
    <math:annotation math:encoding="StarMath 5.0">Var(x) = sum from i=0 to n {(x(i) - E(x))^2};</math:annotation>
  </math:semantics>
</math:math>
</file>

<file path=Object 30/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frac>
          <math:mn>1</math:mn>
          <math:mi>n</math:mi>
        </math:mfrac>
      </math:mrow>
      <math:mrow>
        <math:munderover>
          <math:mo math:stretchy="false">∑</math:mo>
          <math:mrow>
            <math:mi>i</math:mi>
            <math:mo math:stretchy="false">=</math:mo>
            <math:mn>1</math:mn>
          </math:mrow>
          <math:mi>n</math:mi>
        </math:munderover>
        <math:mrow>
          <math:mstyle math:fontweight="bold">
            <math:mrow>
              <math:mn>1</math:mn>
            </math:mrow>
          </math:mstyle>
          <math:mrow>
            <math:mo math:stretchy="false">{</math:mo>
            <math:mrow>
              <math:mi>d</math:mi>
              <math:mrow>
                <math:mrow>
                  <math:mo math:stretchy="false">(</math:mo>
                  <math:mi>i</math:mi>
                  <math:mo math:stretchy="false">)</math:mo>
                </math:mrow>
                <math:mo math:stretchy="false">&lt;</math:mo>
                <math:mi>t</math:mi>
              </math:mrow>
            </math:mrow>
            <math:mo math:stretchy="false">}</math:mo>
          </math:mrow>
        </math:mrow>
      </math:mrow>
      <math:mi>;</math:mi>
    </math:mrow>
    <math:annotation math:encoding="StarMath 5.0">F (t) = 1 over n sum from {i = 1} to {n} { bold 1 lbrace d(i) &lt; t rbrace };</math:annotation>
  </math:semantics>
</math:math>
</file>

<file path=Object 31/content.xml><?xml version="1.0" encoding="utf-8"?>
<!DOCTYPE math  PUBLIC '-//OpenOffice.org//DTD Modified W3C MathML 1.01//EN'  'math.dtd'>
<math:math xmlns:math="http://www.w3.org/1998/Math/MathML">
  <math:semantics>
    <math:mrow>
      <math:mrow>
        <math:msub>
          <math:mi>f</math:mi>
          <math:mi math:fontstyle="italic">KS</math:mi>
        </math:msub>
        <math:mo math:stretchy="false">=</math:mo>
        <math:munder>
          <math:mi math:fontstyle="italic">max</math:mi>
          <math:mi>i</math:mi>
        </math:munder>
      </math:mrow>
      <math:mrow>
        <math:mo math:stretchy="false">∣</math:mo>
        <math:mrow>
          <math:msub>
            <math:mi>F</math:mi>
            <math:mn>1</math:mn>
          </math:msub>
          <math:mrow>
            <math:mrow>
              <math:mo math:stretchy="false">(</math:mo>
              <math:mi>i</math:mi>
              <math:mo math:stretchy="false">)</math:mo>
            </math:mrow>
            <math:mo math:stretchy="false">−</math:mo>
            <math:msub>
              <math:mi>F</math:mi>
              <math:mn>2</math:mn>
            </math:msub>
          </math:mrow>
          <math:mrow>
            <math:mo math:stretchy="false">(</math:mo>
            <math:mi>i</math:mi>
            <math:mo math:stretchy="false">)</math:mo>
          </math:mrow>
        </math:mrow>
        <math:mo math:stretchy="false">∣</math:mo>
      </math:mrow>
      <math:mi>;</math:mi>
    </math:mrow>
    <math:annotation math:encoding="StarMath 5.0"> f_KS =  max  csub {i} {lline F_1(i) - F_2(i) rline } ;</math:annotation>
  </math:semantics>
</math:math>
</file>

<file path=Object 32/content.xml><?xml version="1.0" encoding="utf-8"?>
<!DOCTYPE math  PUBLIC '-//OpenOffice.org//DTD Modified W3C MathML 1.01//EN'  'math.dtd'>
<math:math xmlns:math="http://www.w3.org/1998/Math/MathML">
  <math:semantics>
    <math:mrow>
      <math:mrow>
        <math:mrow>
          <math:mn>1</math:mn>
          <math:mo math:stretchy="false">≤</math:mo>
          <math:mi>i</math:mi>
        </math:mrow>
        <math:mo math:stretchy="false">≤</math:mo>
        <math:mi>M</math:mi>
      </math:mrow>
      <math:mi>;</math:mi>
    </math:mrow>
    <math:annotation math:encoding="StarMath 5.0">1 leslant i leslant M; </math:annotation>
  </math:semantics>
</math:math>
</file>

<file path=Object 33/content.xml><?xml version="1.0" encoding="utf-8"?>
<!DOCTYPE math  PUBLIC '-//OpenOffice.org//DTD Modified W3C MathML 1.01//EN'  'math.dtd'>
<math:math xmlns:math="http://www.w3.org/1998/Math/MathML">
  <math:semantics>
    <math:mrow>
      <math:mrow>
        <math:mrow>
          <math:mn>0</math:mn>
          <math:mo math:stretchy="false">≤</math:mo>
          <math:mi>p</math:mi>
        </math:mrow>
        <math:mo math:stretchy="false">≤</math:mo>
        <math:mi>a</math:mi>
      </math:mrow>
      <math:mi>;</math:mi>
    </math:mrow>
    <math:annotation math:encoding="StarMath 5.0">0 leslant p leslant a; </math:annotation>
  </math:semantics>
</math:math>
</file>

<file path=Object 34/content.xml><?xml version="1.0" encoding="utf-8"?>
<!DOCTYPE math  PUBLIC '-//OpenOffice.org//DTD Modified W3C MathML 1.01//EN'  'math.dtd'>
<math:math xmlns:math="http://www.w3.org/1998/Math/MathML">
  <math:semantics>
    <math:mrow>
      <math:mrow>
        <math:msub>
          <math:mi>f</math:mi>
          <math:mi math:fontstyle="italic">AD</math:mi>
        </math:msub>
        <math:mo math:stretchy="false">=</math:mo>
        <math:mrow>
          <math:mrow>
            <math:mo math:stretchy="false">−</math:mo>
            <math:mi>N</math:mi>
          </math:mrow>
          <math:mo math:stretchy="false">−</math:mo>
          <math:mrow>
            <math:munderover>
              <math:mo math:stretchy="false">∑</math:mo>
              <math:mrow>
                <math:mi>i</math:mi>
                <math:mo math:stretchy="false">=</math:mo>
                <math:mn>1</math:mn>
              </math:mrow>
              <math:mi>N</math:mi>
            </math:munderover>
            <math:mrow>
              <math:mfrac>
                <math:mrow>
                  <math:mrow>
                    <math:mn>2</math:mn>
                    <math:mo math:stretchy="false">⋅</math:mo>
                    <math:mi>i</math:mi>
                  </math:mrow>
                  <math:mo math:stretchy="false">−</math:mo>
                  <math:mn>1</math:mn>
                </math:mrow>
                <math:mi>N</math:mi>
              </math:mfrac>
              <math:mrow>
                <math:mo math:stretchy="false">[</math:mo>
                <math:mrow>
                  <math:mi>ln</math:mi>
                  <math:mi>F</math:mi>
                  <math:mrow>
                    <math:mrow>
                      <math:mo math:stretchy="false">(</math:mo>
                      <math:msub>
                        <math:mi>y</math:mi>
                        <math:mi>i</math:mi>
                      </math:msub>
                      <math:mo math:stretchy="false">)</math:mo>
                    </math:mrow>
                    <math:mo math:stretchy="false">+</math:mo>
                    <math:mi>ln</math:mi>
                  </math:mrow>
                  <math:mi>F</math:mi>
                  <math:mrow>
                    <math:mo math:stretchy="false">(</math:mo>
                    <math:mrow>
                      <math:mn>1</math:mn>
                      <math:mo math:stretchy="false">−</math:mo>
                      <math:msub>
                        <math:mi>y</math:mi>
                        <math:mrow>
                          <math:mrow>
                            <math:mi>N</math:mi>
                            <math:mo math:stretchy="false">+</math:mo>
                            <math:mn>1</math:mn>
                          </math:mrow>
                          <math:mo math:stretchy="false">−</math:mo>
                          <math:mi>i</math:mi>
                        </math:mrow>
                      </math:msub>
                    </math:mrow>
                    <math:mo math:stretchy="false">)</math:mo>
                  </math:mrow>
                </math:mrow>
                <math:mo math:stretchy="false">]</math:mo>
              </math:mrow>
            </math:mrow>
          </math:mrow>
        </math:mrow>
      </math:mrow>
      <math:mi>;</math:mi>
    </math:mrow>
    <math:annotation math:encoding="StarMath 5.0">f_AD = -N- sum from {i=1} to N  { {2 cdot  i - 1} over N [ ln F(y_i) + ln F(1 - y_{N+1-i})] };</math:annotation>
  </math:semantics>
</math:math>
</file>

<file path=Object 35/content.xml><?xml version="1.0" encoding="utf-8"?>
<!DOCTYPE math  PUBLIC '-//OpenOffice.org//DTD Modified W3C MathML 1.01//EN'  'math.dtd'>
<math:math xmlns:math="http://www.w3.org/1998/Math/MathML">
  <math:semantics>
    <math:mover math:accent="true">
      <math:mrow>
        <math:mo math:stretchy="false">∣</math:mo>
        <math:mi>d</math:mi>
        <math:mo math:stretchy="false">∣</math:mo>
      </math:mrow>
      <math:mo>¯</math:mo>
    </math:mover>
    <math:annotation math:encoding="StarMath 5.0">overline lline d rline</math:annotation>
  </math:semantics>
</math:math>
</file>

<file path=Object 36/content.xml><?xml version="1.0" encoding="utf-8"?>
<!DOCTYPE math  PUBLIC '-//OpenOffice.org//DTD Modified W3C MathML 1.01//EN'  'math.dtd'>
<math:math xmlns:math="http://www.w3.org/1998/Math/MathML">
  <math:semantics>
    <math:mrow>
      <math:mi math:fontstyle="italic">sigmoid</math:mi>
      <math:mrow>
        <math:mrow>
          <math:mo math:stretchy="false">(</math:mo>
          <math:mi>x</math:mi>
          <math:mo math:stretchy="false">)</math:mo>
        </math:mrow>
        <math:mo math:stretchy="false">=</math:mo>
        <math:mfrac>
          <math:mn>1</math:mn>
          <math:mrow>
            <math:mn>1</math:mn>
            <math:mo math:stretchy="false">+</math:mo>
            <math:msup>
              <math:mi>e</math:mi>
              <math:mrow>
                <math:mo math:stretchy="false">−</math:mo>
                <math:mi>x</math:mi>
              </math:mrow>
            </math:msup>
          </math:mrow>
        </math:mfrac>
      </math:mrow>
      <math:mi>;</math:mi>
    </math:mrow>
    <math:annotation math:encoding="StarMath 5.0">sigmoid(x) = 1 over { 1 + e^-x }; </math:annotation>
  </math:semantics>
</math:math>
</file>

<file path=Object 37/content.xml><?xml version="1.0" encoding="utf-8"?>
<!DOCTYPE math  PUBLIC '-//OpenOffice.org//DTD Modified W3C MathML 1.01//EN'  'math.dtd'>
<math:math xmlns:math="http://www.w3.org/1998/Math/MathML">
  <math:semantics>
    <math:mrow>
      <math:mi math:fontstyle="italic">sigmoid</math:mi>
      <math:mrow>
        <math:mrow>
          <math:mo math:stretchy="false">(</math:mo>
          <math:mrow>
            <math:mi>x</math:mi>
            <math:mi>,</math:mi>
            <math:mo math:stretchy="false">β</math:mo>
          </math:mrow>
          <math:mo math:stretchy="false">)</math:mo>
        </math:mrow>
        <math:mo math:stretchy="false">=</math:mo>
        <math:mfrac>
          <math:mn>1</math:mn>
          <math:mrow>
            <math:mn>1</math:mn>
            <math:mo math:stretchy="false">+</math:mo>
            <math:msup>
              <math:mi>e</math:mi>
              <math:mrow>
                <math:mrow>
                  <math:mo math:stretchy="false">−</math:mo>
                  <math:mo math:stretchy="false">β</math:mo>
                </math:mrow>
                <math:mi>x</math:mi>
              </math:mrow>
            </math:msup>
          </math:mrow>
        </math:mfrac>
      </math:mrow>
      <math:mi>;</math:mi>
    </math:mrow>
    <math:annotation math:encoding="StarMath 5.0">sigmoid(x, %beta ) = 1 over { 1 + e^{-%beta x} };  </math:annotation>
  </math:semantics>
</math:math>
</file>

<file path=Object 38/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 </math:annotation>
  </math:semantics>
</math:math>
</file>

<file path=Object 39/content.xml><?xml version="1.0" encoding="utf-8"?>
<!DOCTYPE math  PUBLIC '-//OpenOffice.org//DTD Modified W3C MathML 1.01//EN'  'math.dtd'>
<math:math xmlns:math="http://www.w3.org/1998/Math/MathML">
  <math:semantics>
    <math:mrow>
      <math:mo math:stretchy="false">−</math:mo>
      <math:mo math:stretchy="false">∞</math:mo>
    </math:mrow>
    <math:annotation math:encoding="StarMath 5.0">-infinity</math:annotation>
  </math:semantics>
</math:math>
</file>

<file path=Object 4/content.xml><?xml version="1.0" encoding="utf-8"?>
<!DOCTYPE math  PUBLIC '-//OpenOffice.org//DTD Modified W3C MathML 1.01//EN'  'math.dtd'>
<math:math xmlns:math="http://www.w3.org/1998/Math/MathML">
  <math:semantics>
    <math:mrow>
      <math:mi>x</math:mi>
      <math:mi>'</math:mi>
      <math:mrow>
        <math:mrow>
          <math:mo math:stretchy="false">(</math:mo>
          <math:mi>t</math:mi>
          <math:mo math:stretchy="false">)</math:mo>
        </math:mrow>
        <math:mo math:stretchy="false">=</math:mo>
        <math:mfrac>
          <math:mrow>
            <math:mi>x</math:mi>
            <math:mrow>
              <math:mrow>
                <math:mo math:stretchy="false">(</math:mo>
                <math:mi>t</math:mi>
                <math:mo math:stretchy="false">)</math:mo>
              </math:mrow>
              <math:mo math:stretchy="false">−</math:mo>
              <math:mi>E</math:mi>
            </math:mrow>
            <math:mrow>
              <math:mo math:stretchy="false">(</math:mo>
              <math:mi>x</math:mi>
              <math:mo math:stretchy="false">)</math:mo>
            </math:mrow>
          </math:mrow>
          <math:mrow>
            <math:mi math:fontstyle="italic">Var</math:mi>
            <math:mrow>
              <math:mo math:stretchy="false">(</math:mo>
              <math:mi>x</math:mi>
              <math:mo math:stretchy="false">)</math:mo>
            </math:mrow>
          </math:mrow>
        </math:mfrac>
      </math:mrow>
      <math:mi>;</math:mi>
    </math:mrow>
    <math:annotation math:encoding="StarMath 5.0">x'(t) = {x(t) - E(x)} over {Var(x)};</math:annotation>
  </math:semantics>
</math:math>
</file>

<file path=Object 40/content.xml><?xml version="1.0" encoding="utf-8"?>
<!DOCTYPE math  PUBLIC '-//OpenOffice.org//DTD Modified W3C MathML 1.01//EN'  'math.dtd'>
<math:math xmlns:math="http://www.w3.org/1998/Math/MathML">
  <math:semantics>
    <math:mrow>
      <math:mi math:fontstyle="italic">antisymlog</math:mi>
      <math:mrow>
        <math:mrow>
          <math:mo math:stretchy="false">(</math:mo>
          <math:mi>x</math:mi>
          <math:mo math:stretchy="false">)</math:mo>
        </math:mrow>
        <math:mo math:stretchy="false">=</math:mo>
        <math:mi math:fontstyle="italic">sgn</math:mi>
      </math:mrow>
      <math:mrow>
        <math:mo math:stretchy="false">(</math:mo>
        <math:mi>x</math:mi>
        <math:mo math:stretchy="false">)</math:mo>
      </math:mrow>
      <math:mi>log</math:mi>
      <math:mrow>
        <math:mo math:stretchy="false">(</math:mo>
        <math:mrow>
          <math:mn>1</math:mn>
          <math:mo math:stretchy="false">+</math:mo>
          <math:mrow>
            <math:mo math:stretchy="false">∣</math:mo>
            <math:mi>x</math:mi>
            <math:mo math:stretchy="false">∣</math:mo>
          </math:mrow>
        </math:mrow>
        <math:mo math:stretchy="false">)</math:mo>
      </math:mrow>
      <math:mi>;</math:mi>
    </math:mrow>
    <math:annotation math:encoding="StarMath 5.0">antisymlog (x) = sgn(x) log (1 + lline x rline);</math:annotation>
  </math:semantics>
</math:math>
</file>

<file path=Object 41/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i>x</math:mi>
          <math:mo math:stretchy="false">)</math:mo>
        </math:mrow>
        <math:mo math:stretchy="false">=</math:mo>
        <math:mi math:fontstyle="italic">sigmoid</math:mi>
      </math:mrow>
      <math:mrow>
        <math:mo math:stretchy="false">(</math:mo>
        <math:mi>x</math:mi>
        <math:mo math:stretchy="false">)</math:mo>
      </math:mrow>
      <math:mrow>
        <math:mo math:stretchy="false">[</math:mo>
        <math:mrow>
          <math:mrow>
            <math:mn>1</math:mn>
            <math:mo math:stretchy="false">−</math:mo>
            <math:mi math:fontstyle="italic">sigmoid</math:mi>
          </math:mrow>
          <math:mrow>
            <math:mo math:stretchy="false">(</math:mo>
            <math:mi>x</math:mi>
            <math:mo math:stretchy="false">)</math:mo>
          </math:mrow>
        </math:mrow>
        <math:mo math:stretchy="false">]</math:mo>
      </math:mrow>
      <math:mi>;</math:mi>
    </math:mrow>
    <math:annotation math:encoding="StarMath 5.0"> sigmoid'(x) = sigmoid(x) [ 1 - sigmoid(x) ];</math:annotation>
  </math:semantics>
</math:math>
</file>

<file path=Object 42/content.xml><?xml version="1.0" encoding="utf-8"?>
<!DOCTYPE math  PUBLIC '-//OpenOffice.org//DTD Modified W3C MathML 1.01//EN'  'math.dtd'>
<math:math xmlns:math="http://www.w3.org/1998/Math/MathML">
  <math:semantics>
    <math:mrow>
      <math:mi math:fontstyle="italic">sigmoid</math:mi>
      <math:mi>'</math:mi>
      <math:mrow>
        <math:mrow>
          <math:mo math:stretchy="false">(</math:mo>
          <math:mrow>
            <math:mi>x</math:mi>
            <math:mi>,</math:mi>
            <math:mo math:stretchy="false">β</math:mo>
          </math:mrow>
          <math:mo math:stretchy="false">)</math:mo>
        </math:mrow>
        <math:mo math:stretchy="false">=</math:mo>
        <math:mo math:stretchy="false">β</math:mo>
      </math:mrow>
      <math:mi math:fontstyle="italic">sigmoid</math:mi>
      <math:mrow>
        <math:mo math:stretchy="false">(</math:mo>
        <math:mrow>
          <math:mi>x</math:mi>
          <math:mi>,</math:mi>
          <math:mo math:stretchy="false">β</math:mo>
        </math:mrow>
        <math:mo math:stretchy="false">)</math:mo>
      </math:mrow>
      <math:mrow>
        <math:mo math:stretchy="false">[</math:mo>
        <math:mrow>
          <math:mrow>
            <math:mn>1</math:mn>
            <math:mo math:stretchy="false">−</math:mo>
            <math:mi math:fontstyle="italic">sigmoid</math:mi>
          </math:mrow>
          <math:mrow>
            <math:mo math:stretchy="false">(</math:mo>
            <math:mrow>
              <math:mi>x</math:mi>
              <math:mi>,</math:mi>
              <math:mo math:stretchy="false">β</math:mo>
            </math:mrow>
            <math:mo math:stretchy="false">)</math:mo>
          </math:mrow>
        </math:mrow>
        <math:mo math:stretchy="false">]</math:mo>
      </math:mrow>
      <math:mi>;</math:mi>
    </math:mrow>
    <math:annotation math:encoding="StarMath 5.0"> sigmoid'(x, %beta) = %beta sigmoid(x, %beta) [ 1 - sigmoid(x, %beta) ];</math:annotation>
  </math:semantics>
</math:math>
</file>

<file path=Object 43/content.xml><?xml version="1.0" encoding="utf-8"?>
<!DOCTYPE math  PUBLIC '-//OpenOffice.org//DTD Modified W3C MathML 1.01//EN'  'math.dtd'>
<math:math xmlns:math="http://www.w3.org/1998/Math/MathML">
  <math:semantics>
    <math:mrow>
      <math:mi math:fontstyle="italic">antisymlog</math:mi>
      <math:mi>'</math:mi>
      <math:mrow>
        <math:mrow>
          <math:mo math:stretchy="false">(</math:mo>
          <math:mi>x</math:mi>
          <math:mo math:stretchy="false">)</math:mo>
        </math:mrow>
        <math:mo math:stretchy="false">=</math:mo>
        <math:mfrac>
          <math:mn>1</math:mn>
          <math:mrow>
            <math:mn>1</math:mn>
            <math:mo math:stretchy="false">+</math:mo>
            <math:mrow>
              <math:mo math:stretchy="false">∣</math:mo>
              <math:mi>x</math:mi>
              <math:mo math:stretchy="false">∣</math:mo>
            </math:mrow>
          </math:mrow>
        </math:mfrac>
      </math:mrow>
      <math:mi>;</math:mi>
    </math:mrow>
    <math:annotation math:encoding="StarMath 5.0">antisymlog'(x) = 1 over { 1 + lline x rline };</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f</math:mi>
      </math:mrow>
      <math:mrow>
        <math:mo math:stretchy="false">(</math:mo>
        <math:mrow>
          <math:mi>x</math:mi>
          <math:mrow>
            <math:mo math:stretchy="false">(</math:mo>
            <math:mi>t</math:mi>
            <math:mo math:stretchy="false">)</math:mo>
          </math:mrow>
          <math:mi>,</math:mi>
          <math:mn>...</math:mn>
          <math:mi>,</math:mi>
          <math:mi>x</math:mi>
          <math:mrow>
            <math:mo math:stretchy="false">(</math:mo>
            <math:mrow>
              <math:mi>t</math:mi>
              <math:mi>–</math:mi>
              <math:mi>a</math:mi>
            </math:mrow>
            <math:mo math:stretchy="false">)</math:mo>
          </math:mrow>
          <math:mi>,</math:mi>
          <math:mi>y</math:mi>
          <math:mrow>
            <math:mo math:stretchy="false">(</math:mo>
            <math:mrow>
              <math:mi>t</math:mi>
              <math:mi>–</math:mi>
              <math:mn>1</math:mn>
            </math:mrow>
            <math:mo math:stretchy="false">)</math:mo>
          </math:mrow>
          <math:mi>,</math:mi>
          <math:mn>...</math:mn>
          <math:mi>,</math:mi>
          <math:mi>y</math:mi>
          <math:mrow>
            <math:mo math:stretchy="false">(</math:mo>
            <math:mrow>
              <math:mi>t</math:mi>
              <math:mi>–</math:mi>
              <math:mi>b</math:mi>
            </math:mrow>
            <math:mo math:stretchy="false">)</math:mo>
          </math:mrow>
          <math:mi>,</math:mi>
          <math:mi>d</math:mi>
          <math:mrow>
            <math:mo math:stretchy="false">(</math:mo>
            <math:mrow>
              <math:mi>t</math:mi>
              <math:mi>–</math:mi>
              <math:mn>1</math:mn>
            </math:mrow>
            <math:mo math:stretchy="false">)</math:mo>
          </math:mrow>
          <math:mi>,</math:mi>
          <math:mn>...</math:mn>
          <math:mi>,</math:mi>
          <math:mi>d</math:mi>
          <math:mrow>
            <math:mo math:stretchy="false">(</math:mo>
            <math:mrow>
              <math:mi>t</math:mi>
              <math:mi>–</math:mi>
              <math:mi>b</math:mi>
            </math:mrow>
            <math:mo math:stretchy="false">)</math:mo>
          </math:mrow>
        </math:mrow>
        <math:mo math:stretchy="false">)</math:mo>
      </math:mrow>
      <math:mi>;</math:mi>
    </math:mrow>
    <math:annotation math:encoding="StarMath 5.0">y(t) = f ( x(t) , ... , x(t – a),  y(t – 1) , ..., y(t – b ), d(t – 1), ... , d(t – b) ); </math:annotation>
  </math:semantics>
</math:math>
</file>

<file path=Object 45/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i>x</math:mi>
      </math:mrow>
      <math:mi>;</math:mi>
    </math:mrow>
    <math:annotation math:encoding="StarMath 5.0">f(x) = x;</math:annotation>
  </math:semantics>
</math:math>
</file>

<file path=Object 5/content.xml><?xml version="1.0" encoding="utf-8"?>
<!DOCTYPE math  PUBLIC '-//OpenOffice.org//DTD Modified W3C MathML 1.01//EN'  'math.dtd'>
<math:math xmlns:math="http://www.w3.org/1998/Math/MathML">
  <math:semantics>
    <math:mrow>
      <math:msub>
        <math:mi>y</math:mi>
        <math:mi math:fontstyle="italic">RW</math:mi>
      </math:msub>
      <math:mrow>
        <math:mrow>
          <math:mo math:stretchy="false">(</math:mo>
          <math:mi>t</math:mi>
          <math:mo math:stretchy="false">)</math:mo>
        </math:mrow>
        <math:mo math:stretchy="false">=</math:mo>
        <math:mi>d</math:mi>
      </math:mrow>
      <math:mrow>
        <math:mo math:stretchy="false">(</math:mo>
        <math:mrow>
          <math:mi>t</math:mi>
          <math:mi>–</math:mi>
          <math:mn>1</math:mn>
        </math:mrow>
        <math:mo math:stretchy="false">)</math:mo>
      </math:mrow>
      <math:mi>;</math:mi>
    </math:mrow>
    <math:annotation math:encoding="StarMath 5.0">y_{RW}(t) = d(t – 1);</math:annotation>
  </math:semantics>
</math:math>
</file>

<file path=Object 6/content.xml><?xml version="1.0" encoding="utf-8"?>
<!DOCTYPE math  PUBLIC '-//OpenOffice.org//DTD Modified W3C MathML 1.01//EN'  'math.dtd'>
<math:math xmlns:math="http://www.w3.org/1998/Math/MathML">
  <math:semantics>
    <math:mrow>
      <math:mrow>
        <math:mrow>
          <math:mn>1</math:mn>
          <math:mo math:stretchy="false">≤</math:mo>
          <math:mi>q</math:mi>
        </math:mrow>
        <math:mo math:stretchy="false">≤</math:mo>
        <math:mi>b</math:mi>
      </math:mrow>
      <math:mi>;</math:mi>
    </math:mrow>
    <math:annotation math:encoding="StarMath 5.0">1 leslant q leslant b; </math:annotation>
  </math:semantics>
</math:math>
</file>

<file path=Object 7/content.xml><?xml version="1.0" encoding="utf-8"?>
<!DOCTYPE math  PUBLIC '-//OpenOffice.org//DTD Modified W3C MathML 1.01//EN'  'math.dtd'>
<math:math xmlns:math="http://www.w3.org/1998/Math/MathML">
  <math:semantics>
    <math:mrow>
      <math:mrow>
        <math:mrow>
          <math:mn>1</math:mn>
          <math:mo math:stretchy="false">≤</math:mo>
          <math:mi>k</math:mi>
        </math:mrow>
        <math:mo math:stretchy="false">≤</math:mo>
        <math:mi>N</math:mi>
      </math:mrow>
      <math:mi>;</math:mi>
    </math:mrow>
    <math:annotation math:encoding="StarMath 5.0">1 leslant k leslant N; </math:annotation>
  </math:semantics>
</math:math>
</file>

<file path=Object 8/content.xml><?xml version="1.0" encoding="utf-8"?>
<!DOCTYPE math  PUBLIC '-//OpenOffice.org//DTD Modified W3C MathML 1.01//EN'  'math.dtd'>
<math:math xmlns:math="http://www.w3.org/1998/Math/MathML">
  <math:semantics>
    <math:mrow>
      <math:mrow>
        <math:mrow>
          <math:mn>1</math:mn>
          <math:mo math:stretchy="false">≤</math:mo>
          <math:mi>j</math:mi>
        </math:mrow>
        <math:mo math:stretchy="false">≤</math:mo>
        <math:mi>H</math:mi>
      </math:mrow>
      <math:mi>;</math:mi>
    </math:mrow>
    <math:annotation math:encoding="StarMath 5.0">1 leslant j leslant H; </math:annotation>
  </math:semantics>
</math:math>
</file>

<file path=Object 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